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0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imulation" table:style-name="ta1" table:print="false">
        <table:table-column table:style-name="co1" table:default-cell-style-name="Default"/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2" table:default-cell-style-name="ce1"/>
        <table:table-row table:style-name="ro1" table:number-rows-repeated="2">
          <table:table-cell table:number-columns-repeated="5"/>
          <table:table-cell table:style-name="ce3"/>
          <table:table-cell table:number-columns-repeated="2"/>
        </table:table-row>
        <table:table-row table:style-name="ro1">
          <table:table-cell table:number-columns-repeated="4"/>
          <table:table-cell office:value-type="float" office:value="181">
            <text:p>181.00</text:p>
          </table:table-cell>
          <table:table-cell table:style-name="ce3" office:value-type="string">
            <text:p><text:s/>= M number of data points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5/9" office:value-type="float" office:value="0.555555555555556">
            <text:p>0.56</text:p>
          </table:table-cell>
          <table:table-cell table:style-name="ce3" office:value-type="string">
            <text:p><text:s/>= m Slope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-32*5/9" office:value-type="float" office:value="-17.7777777777778">
            <text:p>-17.78</text:p>
          </table:table-cell>
          <table:table-cell table:style-name="ce3" office:value-type="string">
            <text:p><text:s/>= b intercep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0">
            <text:p>10.00</text:p>
          </table:table-cell>
          <table:table-cell table:style-name="ce3" office:value-type="string">
            <text:p><text:s/>= Error Magnitude peak to peak</text:p>
          </table:table-cell>
          <table:table-cell table:number-columns-repeated="2"/>
        </table:table-row>
        <table:table-row table:style-name="ro2">
          <table:table-cell table:number-columns-repeated="4"/>
          <table:table-cell table:formula="of:=SUM([.B17:.B197])" office:value-type="float" office:value="22082">
            <text:p>22082.00</text:p>
          </table:table-cell>
          <table:table-cell table:style-name="ce3" office:value-type="string">
            <text:p><text:s/>= SumX</text:p>
          </table:table-cell>
          <table:table-cell table:number-columns-repeated="2"/>
        </table:table-row>
        <table:table-row table:style-name="ro2">
          <table:table-cell table:number-columns-repeated="4"/>
          <table:table-cell table:formula="of:=SUM([.D17:.D197])" office:value-type="float" office:value="9050">
            <text:p>9050.00</text:p>
          </table:table-cell>
          <table:table-cell table:style-name="ce3" office:value-type="string">
            <text:p><text:s/>= SumY</text:p>
          </table:table-cell>
          <table:table-cell table:number-columns-repeated="2"/>
        </table:table-row>
        <table:table-row table:style-name="ro2">
          <table:table-cell table:number-columns-repeated="4"/>
          <table:table-cell table:formula="of:=SUM([.G17:.G197])" office:value-type="float" office:value="1368591.70817999">
            <text:p>1368591.71</text:p>
          </table:table-cell>
          <table:table-cell table:style-name="ce3" office:value-type="string">
            <text:p><text:s/>= SumXY'</text:p>
          </table:table-cell>
          <table:table-cell table:number-columns-repeated="2"/>
        </table:table-row>
        <table:table-row table:style-name="ro2">
          <table:table-cell table:number-columns-repeated="4"/>
          <table:table-cell table:formula="of:=SUM([.H17:.H197])" office:value-type="float" office:value="3188134">
            <text:p>3188134.00</text:p>
          </table:table-cell>
          <table:table-cell table:style-name="ce3" office:value-type="string">
            <text:p><text:s/>= SumXX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table:formula="of:=([.E3]*[.E9]-[.E7]*[.E8])/([.E3]*[.E10]-[.E7]*[.E7])" office:value-type="float" office:value="0.535267456296902">
            <text:p>0.53527</text:p>
          </table:table-cell>
          <table:table-cell table:style-name="ce3" office:value-type="string">
            <text:p><text:s/>= Calculated slop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" table:formula="of:=([.E8]-[.E11]*[.E7])/[.E3]" office:value-type="float" office:value="-15.302629668222">
            <text:p>-15.30263</text:p>
          </table:table-cell>
          <table:table-cell table:style-name="ce3" office:value-type="string">
            <text:p><text:s/>= Calculated intercept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>
            <text:p>X or </text:p>
          </table:table-cell>
          <table:table-cell office:value-type="string">
            <text:p>Column</text:p>
          </table:table-cell>
          <table:table-cell office:value-type="string">
            <text:p>Y or</text:p>
          </table:table-cell>
          <table:table-cell office:value-type="string">
            <text:p>Error</text:p>
          </table:table-cell>
          <table:table-cell office:value-type="string">
            <text:p>Y' or</text:p>
          </table:table-cell>
          <table:table-cell office:value-type="string">
            <text:p>X*Y'</text:p>
          </table:table-cell>
          <table:table-cell office:value-type="string">
            <text:p>X*X</text:p>
          </table:table-cell>
        </table:table-row>
        <table:table-row table:style-name="ro1">
          <table:table-cell/>
          <table:table-cell office:value-type="string">
            <text:p>Fahrenheit</text:p>
          </table:table-cell>
          <table:table-cell office:value-type="string">
            <text:p>Of 1's</text:p>
          </table:table-cell>
          <table:table-cell office:value-type="string">
            <text:p>Celsius</text:p>
          </table:table-cell>
          <table:table-cell/>
          <table:table-cell office:value-type="string">
            <text:p>Measured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float" office:value="32">
            <text:p>32.00</text:p>
          </table:table-cell>
          <table:table-cell office:value-type="float" office:value="1">
            <text:p>1.00</text:p>
          </table:table-cell>
          <table:table-cell table:formula="of:=[.$E$4]*[.B17]+[.$E$5]" office:value-type="float" office:value="0">
            <text:p>0.00</text:p>
          </table:table-cell>
          <table:table-cell table:formula="of:=[.$E$6]*(2*RAND()-1)" office:value-type="float" office:value="-2.38820624072105">
            <text:p>-2.39</text:p>
          </table:table-cell>
          <table:table-cell table:formula="of:=[.D17]+[.E17]" office:value-type="float" office:value="-2.38820624072105">
            <text:p>-2.39</text:p>
          </table:table-cell>
          <table:table-cell table:formula="of:=[.B17]*[.F17]" office:value-type="float" office:value="-76.4225997030735">
            <text:p>-76.42</text:p>
          </table:table-cell>
          <table:table-cell table:formula="of:=[.B17]*[.B17]" office:value-type="float" office:value="1024">
            <text:p>1024.00</text:p>
          </table:table-cell>
        </table:table-row>
        <table:table-row table:style-name="ro1">
          <table:table-cell/>
          <table:table-cell office:value-type="float" office:value="33">
            <text:p>33.00</text:p>
          </table:table-cell>
          <table:table-cell office:value-type="float" office:value="1">
            <text:p>1.00</text:p>
          </table:table-cell>
          <table:table-cell table:formula="of:=[.$E$4]*[.B18]+[.$E$5]" office:value-type="float" office:value="0.555555555555557">
            <text:p>0.56</text:p>
          </table:table-cell>
          <table:table-cell table:formula="of:=[.$E$6]*(2*RAND()-1)" office:value-type="float" office:value="-9.22982276417315">
            <text:p>-9.23</text:p>
          </table:table-cell>
          <table:table-cell table:formula="of:=[.D18]+[.E18]" office:value-type="float" office:value="-8.67426720861759">
            <text:p>-8.67</text:p>
          </table:table-cell>
          <table:table-cell table:formula="of:=[.B18]*[.F18]" office:value-type="float" office:value="-286.250817884381">
            <text:p>-286.25</text:p>
          </table:table-cell>
          <table:table-cell table:formula="of:=[.B18]*[.B18]" office:value-type="float" office:value="1089">
            <text:p>1089.00</text:p>
          </table:table-cell>
        </table:table-row>
        <table:table-row table:style-name="ro1">
          <table:table-cell/>
          <table:table-cell office:value-type="float" office:value="34">
            <text:p>34.00</text:p>
          </table:table-cell>
          <table:table-cell office:value-type="float" office:value="1">
            <text:p>1.00</text:p>
          </table:table-cell>
          <table:table-cell table:formula="of:=[.$E$4]*[.B19]+[.$E$5]" office:value-type="float" office:value="1.11111111111111">
            <text:p>1.11</text:p>
          </table:table-cell>
          <table:table-cell table:formula="of:=[.$E$6]*(2*RAND()-1)" office:value-type="float" office:value="-9.33888813946396">
            <text:p>-9.34</text:p>
          </table:table-cell>
          <table:table-cell table:formula="of:=[.D19]+[.E19]" office:value-type="float" office:value="-8.22777702835285">
            <text:p>-8.23</text:p>
          </table:table-cell>
          <table:table-cell table:formula="of:=[.B19]*[.F19]" office:value-type="float" office:value="-279.744418963997">
            <text:p>-279.74</text:p>
          </table:table-cell>
          <table:table-cell table:formula="of:=[.B19]*[.B19]" office:value-type="float" office:value="1156">
            <text:p>1156.00</text:p>
          </table:table-cell>
        </table:table-row>
        <table:table-row table:style-name="ro1">
          <table:table-cell/>
          <table:table-cell office:value-type="float" office:value="35">
            <text:p>35.00</text:p>
          </table:table-cell>
          <table:table-cell office:value-type="float" office:value="1">
            <text:p>1.00</text:p>
          </table:table-cell>
          <table:table-cell table:formula="of:=[.$E$4]*[.B20]+[.$E$5]" office:value-type="float" office:value="1.66666666666667">
            <text:p>1.67</text:p>
          </table:table-cell>
          <table:table-cell table:formula="of:=[.$E$6]*(2*RAND()-1)" office:value-type="float" office:value="-5.24277684278786">
            <text:p>-5.24</text:p>
          </table:table-cell>
          <table:table-cell table:formula="of:=[.D20]+[.E20]" office:value-type="float" office:value="-3.57611017612119">
            <text:p>-3.58</text:p>
          </table:table-cell>
          <table:table-cell table:formula="of:=[.B20]*[.F20]" office:value-type="float" office:value="-125.163856164242">
            <text:p>-125.16</text:p>
          </table:table-cell>
          <table:table-cell table:formula="of:=[.B20]*[.B20]" office:value-type="float" office:value="1225">
            <text:p>1225.00</text:p>
          </table:table-cell>
        </table:table-row>
        <table:table-row table:style-name="ro1">
          <table:table-cell/>
          <table:table-cell office:value-type="float" office:value="36">
            <text:p>36.00</text:p>
          </table:table-cell>
          <table:table-cell office:value-type="float" office:value="1">
            <text:p>1.00</text:p>
          </table:table-cell>
          <table:table-cell table:formula="of:=[.$E$4]*[.B21]+[.$E$5]" office:value-type="float" office:value="2.22222222222222">
            <text:p>2.22</text:p>
          </table:table-cell>
          <table:table-cell table:formula="of:=[.$E$6]*(2*RAND()-1)" office:value-type="float" office:value="-3.23005061596632">
            <text:p>-3.23</text:p>
          </table:table-cell>
          <table:table-cell table:formula="of:=[.D21]+[.E21]" office:value-type="float" office:value="-1.0078283937441">
            <text:p>-1.01</text:p>
          </table:table-cell>
          <table:table-cell table:formula="of:=[.B21]*[.F21]" office:value-type="float" office:value="-36.2818221747875">
            <text:p>-36.28</text:p>
          </table:table-cell>
          <table:table-cell table:formula="of:=[.B21]*[.B21]" office:value-type="float" office:value="1296">
            <text:p>1296.00</text:p>
          </table:table-cell>
        </table:table-row>
        <table:table-row table:style-name="ro1">
          <table:table-cell/>
          <table:table-cell office:value-type="float" office:value="37">
            <text:p>37.00</text:p>
          </table:table-cell>
          <table:table-cell office:value-type="float" office:value="1">
            <text:p>1.00</text:p>
          </table:table-cell>
          <table:table-cell table:formula="of:=[.$E$4]*[.B22]+[.$E$5]" office:value-type="float" office:value="2.77777777777778">
            <text:p>2.78</text:p>
          </table:table-cell>
          <table:table-cell table:formula="of:=[.$E$6]*(2*RAND()-1)" office:value-type="float" office:value="-7.68233151175082">
            <text:p>-7.68</text:p>
          </table:table-cell>
          <table:table-cell table:formula="of:=[.D22]+[.E22]" office:value-type="float" office:value="-4.90455373397304">
            <text:p>-4.90</text:p>
          </table:table-cell>
          <table:table-cell table:formula="of:=[.B22]*[.F22]" office:value-type="float" office:value="-181.468488157002">
            <text:p>-181.47</text:p>
          </table:table-cell>
          <table:table-cell table:formula="of:=[.B22]*[.B22]" office:value-type="float" office:value="1369">
            <text:p>1369.00</text:p>
          </table:table-cell>
        </table:table-row>
        <table:table-row table:style-name="ro1">
          <table:table-cell/>
          <table:table-cell office:value-type="float" office:value="38">
            <text:p>38.00</text:p>
          </table:table-cell>
          <table:table-cell office:value-type="float" office:value="1">
            <text:p>1.00</text:p>
          </table:table-cell>
          <table:table-cell table:formula="of:=[.$E$4]*[.B23]+[.$E$5]" office:value-type="float" office:value="3.33333333333333">
            <text:p>3.33</text:p>
          </table:table-cell>
          <table:table-cell table:formula="of:=[.$E$6]*(2*RAND()-1)" office:value-type="float" office:value="-7.33589798212051">
            <text:p>-7.34</text:p>
          </table:table-cell>
          <table:table-cell table:formula="of:=[.D23]+[.E23]" office:value-type="float" office:value="-4.00256464878718">
            <text:p>-4.00</text:p>
          </table:table-cell>
          <table:table-cell table:formula="of:=[.B23]*[.F23]" office:value-type="float" office:value="-152.097456653913">
            <text:p>-152.10</text:p>
          </table:table-cell>
          <table:table-cell table:formula="of:=[.B23]*[.B23]" office:value-type="float" office:value="1444">
            <text:p>1444.00</text:p>
          </table:table-cell>
        </table:table-row>
        <table:table-row table:style-name="ro1">
          <table:table-cell/>
          <table:table-cell office:value-type="float" office:value="39">
            <text:p>39.00</text:p>
          </table:table-cell>
          <table:table-cell office:value-type="float" office:value="1">
            <text:p>1.00</text:p>
          </table:table-cell>
          <table:table-cell table:formula="of:=[.$E$4]*[.B24]+[.$E$5]" office:value-type="float" office:value="3.88888888888889">
            <text:p>3.89</text:p>
          </table:table-cell>
          <table:table-cell table:formula="of:=[.$E$6]*(2*RAND()-1)" office:value-type="float" office:value="5.47147754579783">
            <text:p>5.47</text:p>
          </table:table-cell>
          <table:table-cell table:formula="of:=[.D24]+[.E24]" office:value-type="float" office:value="9.36036643468671">
            <text:p>9.36</text:p>
          </table:table-cell>
          <table:table-cell table:formula="of:=[.B24]*[.F24]" office:value-type="float" office:value="365.054290952782">
            <text:p>365.05</text:p>
          </table:table-cell>
          <table:table-cell table:formula="of:=[.B24]*[.B24]" office:value-type="float" office:value="1521">
            <text:p>1521.00</text:p>
          </table:table-cell>
        </table:table-row>
        <table:table-row table:style-name="ro1">
          <table:table-cell/>
          <table:table-cell office:value-type="float" office:value="40">
            <text:p>40.00</text:p>
          </table:table-cell>
          <table:table-cell office:value-type="float" office:value="1">
            <text:p>1.00</text:p>
          </table:table-cell>
          <table:table-cell table:formula="of:=[.$E$4]*[.B25]+[.$E$5]" office:value-type="float" office:value="4.44444444444444">
            <text:p>4.44</text:p>
          </table:table-cell>
          <table:table-cell table:formula="of:=[.$E$6]*(2*RAND()-1)" office:value-type="float" office:value="4.29608589503914">
            <text:p>4.30</text:p>
          </table:table-cell>
          <table:table-cell table:formula="of:=[.D25]+[.E25]" office:value-type="float" office:value="8.74053033948358">
            <text:p>8.74</text:p>
          </table:table-cell>
          <table:table-cell table:formula="of:=[.B25]*[.F25]" office:value-type="float" office:value="349.621213579343">
            <text:p>349.62</text:p>
          </table:table-cell>
          <table:table-cell table:formula="of:=[.B25]*[.B25]" office:value-type="float" office:value="1600">
            <text:p>1600.00</text:p>
          </table:table-cell>
        </table:table-row>
        <table:table-row table:style-name="ro1">
          <table:table-cell/>
          <table:table-cell office:value-type="float" office:value="41">
            <text:p>41.00</text:p>
          </table:table-cell>
          <table:table-cell office:value-type="float" office:value="1">
            <text:p>1.00</text:p>
          </table:table-cell>
          <table:table-cell table:formula="of:=[.$E$4]*[.B26]+[.$E$5]" office:value-type="float" office:value="5">
            <text:p>5.00</text:p>
          </table:table-cell>
          <table:table-cell table:formula="of:=[.$E$6]*(2*RAND()-1)" office:value-type="float" office:value="-1.02678048890084">
            <text:p>-1.03</text:p>
          </table:table-cell>
          <table:table-cell table:formula="of:=[.D26]+[.E26]" office:value-type="float" office:value="3.97321951109916">
            <text:p>3.97</text:p>
          </table:table-cell>
          <table:table-cell table:formula="of:=[.B26]*[.F26]" office:value-type="float" office:value="162.901999955066">
            <text:p>162.90</text:p>
          </table:table-cell>
          <table:table-cell table:formula="of:=[.B26]*[.B26]" office:value-type="float" office:value="1681">
            <text:p>1681.00</text:p>
          </table:table-cell>
        </table:table-row>
        <table:table-row table:style-name="ro1">
          <table:table-cell/>
          <table:table-cell office:value-type="float" office:value="42">
            <text:p>42.00</text:p>
          </table:table-cell>
          <table:table-cell office:value-type="float" office:value="1">
            <text:p>1.00</text:p>
          </table:table-cell>
          <table:table-cell table:formula="of:=[.$E$4]*[.B27]+[.$E$5]" office:value-type="float" office:value="5.55555555555556">
            <text:p>5.56</text:p>
          </table:table-cell>
          <table:table-cell table:formula="of:=[.$E$6]*(2*RAND()-1)" office:value-type="float" office:value="-1.09103433322161">
            <text:p>-1.09</text:p>
          </table:table-cell>
          <table:table-cell table:formula="of:=[.D27]+[.E27]" office:value-type="float" office:value="4.46452122233394">
            <text:p>4.46</text:p>
          </table:table-cell>
          <table:table-cell table:formula="of:=[.B27]*[.F27]" office:value-type="float" office:value="187.509891338026">
            <text:p>187.51</text:p>
          </table:table-cell>
          <table:table-cell table:formula="of:=[.B27]*[.B27]" office:value-type="float" office:value="1764">
            <text:p>1764.00</text:p>
          </table:table-cell>
        </table:table-row>
        <table:table-row table:style-name="ro1">
          <table:table-cell/>
          <table:table-cell office:value-type="float" office:value="43">
            <text:p>43.00</text:p>
          </table:table-cell>
          <table:table-cell office:value-type="float" office:value="1">
            <text:p>1.00</text:p>
          </table:table-cell>
          <table:table-cell table:formula="of:=[.$E$4]*[.B28]+[.$E$5]" office:value-type="float" office:value="6.11111111111111">
            <text:p>6.11</text:p>
          </table:table-cell>
          <table:table-cell table:formula="of:=[.$E$6]*(2*RAND()-1)" office:value-type="float" office:value="-0.625880025327206">
            <text:p>-0.63</text:p>
          </table:table-cell>
          <table:table-cell table:formula="of:=[.D28]+[.E28]" office:value-type="float" office:value="5.48523108578391">
            <text:p>5.49</text:p>
          </table:table-cell>
          <table:table-cell table:formula="of:=[.B28]*[.F28]" office:value-type="float" office:value="235.864936688708">
            <text:p>235.86</text:p>
          </table:table-cell>
          <table:table-cell table:formula="of:=[.B28]*[.B28]" office:value-type="float" office:value="1849">
            <text:p>1849.00</text:p>
          </table:table-cell>
        </table:table-row>
        <table:table-row table:style-name="ro1">
          <table:table-cell/>
          <table:table-cell office:value-type="float" office:value="44">
            <text:p>44.00</text:p>
          </table:table-cell>
          <table:table-cell office:value-type="float" office:value="1">
            <text:p>1.00</text:p>
          </table:table-cell>
          <table:table-cell table:formula="of:=[.$E$4]*[.B29]+[.$E$5]" office:value-type="float" office:value="6.66666666666667">
            <text:p>6.67</text:p>
          </table:table-cell>
          <table:table-cell table:formula="of:=[.$E$6]*(2*RAND()-1)" office:value-type="float" office:value="-1.00386125501245">
            <text:p>-1.00</text:p>
          </table:table-cell>
          <table:table-cell table:formula="of:=[.D29]+[.E29]" office:value-type="float" office:value="5.66280541165422">
            <text:p>5.66</text:p>
          </table:table-cell>
          <table:table-cell table:formula="of:=[.B29]*[.F29]" office:value-type="float" office:value="249.163438112785">
            <text:p>249.16</text:p>
          </table:table-cell>
          <table:table-cell table:formula="of:=[.B29]*[.B29]" office:value-type="float" office:value="1936">
            <text:p>1936.00</text:p>
          </table:table-cell>
        </table:table-row>
        <table:table-row table:style-name="ro1">
          <table:table-cell/>
          <table:table-cell office:value-type="float" office:value="45">
            <text:p>45.00</text:p>
          </table:table-cell>
          <table:table-cell office:value-type="float" office:value="1">
            <text:p>1.00</text:p>
          </table:table-cell>
          <table:table-cell table:formula="of:=[.$E$4]*[.B30]+[.$E$5]" office:value-type="float" office:value="7.22222222222222">
            <text:p>7.22</text:p>
          </table:table-cell>
          <table:table-cell table:formula="of:=[.$E$6]*(2*RAND()-1)" office:value-type="float" office:value="4.04755583498627">
            <text:p>4.05</text:p>
          </table:table-cell>
          <table:table-cell table:formula="of:=[.D30]+[.E30]" office:value-type="float" office:value="11.2697780572085">
            <text:p>11.27</text:p>
          </table:table-cell>
          <table:table-cell table:formula="of:=[.B30]*[.F30]" office:value-type="float" office:value="507.140012574382">
            <text:p>507.14</text:p>
          </table:table-cell>
          <table:table-cell table:formula="of:=[.B30]*[.B30]" office:value-type="float" office:value="2025">
            <text:p>2025.00</text:p>
          </table:table-cell>
        </table:table-row>
        <table:table-row table:style-name="ro1">
          <table:table-cell/>
          <table:table-cell office:value-type="float" office:value="46">
            <text:p>46.00</text:p>
          </table:table-cell>
          <table:table-cell office:value-type="float" office:value="1">
            <text:p>1.00</text:p>
          </table:table-cell>
          <table:table-cell table:formula="of:=[.$E$4]*[.B31]+[.$E$5]" office:value-type="float" office:value="7.77777777777778">
            <text:p>7.78</text:p>
          </table:table-cell>
          <table:table-cell table:formula="of:=[.$E$6]*(2*RAND()-1)" office:value-type="float" office:value="2.53161849919707">
            <text:p>2.53</text:p>
          </table:table-cell>
          <table:table-cell table:formula="of:=[.D31]+[.E31]" office:value-type="float" office:value="10.3093962769748">
            <text:p>10.31</text:p>
          </table:table-cell>
          <table:table-cell table:formula="of:=[.B31]*[.F31]" office:value-type="float" office:value="474.232228740843">
            <text:p>474.23</text:p>
          </table:table-cell>
          <table:table-cell table:formula="of:=[.B31]*[.B31]" office:value-type="float" office:value="2116">
            <text:p>2116.00</text:p>
          </table:table-cell>
        </table:table-row>
        <table:table-row table:style-name="ro1">
          <table:table-cell/>
          <table:table-cell office:value-type="float" office:value="47">
            <text:p>47.00</text:p>
          </table:table-cell>
          <table:table-cell office:value-type="float" office:value="1">
            <text:p>1.00</text:p>
          </table:table-cell>
          <table:table-cell table:formula="of:=[.$E$4]*[.B32]+[.$E$5]" office:value-type="float" office:value="8.33333333333333">
            <text:p>8.33</text:p>
          </table:table-cell>
          <table:table-cell table:formula="of:=[.$E$6]*(2*RAND()-1)" office:value-type="float" office:value="-4.65914003551006">
            <text:p>-4.66</text:p>
          </table:table-cell>
          <table:table-cell table:formula="of:=[.D32]+[.E32]" office:value-type="float" office:value="3.67419329782327">
            <text:p>3.67</text:p>
          </table:table-cell>
          <table:table-cell table:formula="of:=[.B32]*[.F32]" office:value-type="float" office:value="172.687084997694">
            <text:p>172.69</text:p>
          </table:table-cell>
          <table:table-cell table:formula="of:=[.B32]*[.B32]" office:value-type="float" office:value="2209">
            <text:p>2209.00</text:p>
          </table:table-cell>
        </table:table-row>
        <table:table-row table:style-name="ro1">
          <table:table-cell/>
          <table:table-cell office:value-type="float" office:value="48">
            <text:p>48.00</text:p>
          </table:table-cell>
          <table:table-cell office:value-type="float" office:value="1">
            <text:p>1.00</text:p>
          </table:table-cell>
          <table:table-cell table:formula="of:=[.$E$4]*[.B33]+[.$E$5]" office:value-type="float" office:value="8.88888888888889">
            <text:p>8.89</text:p>
          </table:table-cell>
          <table:table-cell table:formula="of:=[.$E$6]*(2*RAND()-1)" office:value-type="float" office:value="-5.03200843930244">
            <text:p>-5.03</text:p>
          </table:table-cell>
          <table:table-cell table:formula="of:=[.D33]+[.E33]" office:value-type="float" office:value="3.85688044958644">
            <text:p>3.86</text:p>
          </table:table-cell>
          <table:table-cell table:formula="of:=[.B33]*[.F33]" office:value-type="float" office:value="185.130261580149">
            <text:p>185.13</text:p>
          </table:table-cell>
          <table:table-cell table:formula="of:=[.B33]*[.B33]" office:value-type="float" office:value="2304">
            <text:p>2304.00</text:p>
          </table:table-cell>
        </table:table-row>
        <table:table-row table:style-name="ro1">
          <table:table-cell/>
          <table:table-cell office:value-type="float" office:value="49">
            <text:p>49.00</text:p>
          </table:table-cell>
          <table:table-cell office:value-type="float" office:value="1">
            <text:p>1.00</text:p>
          </table:table-cell>
          <table:table-cell table:formula="of:=[.$E$4]*[.B34]+[.$E$5]" office:value-type="float" office:value="9.44444444444445">
            <text:p>9.44</text:p>
          </table:table-cell>
          <table:table-cell table:formula="of:=[.$E$6]*(2*RAND()-1)" office:value-type="float" office:value="-8.08767547830939">
            <text:p>-8.09</text:p>
          </table:table-cell>
          <table:table-cell table:formula="of:=[.D34]+[.E34]" office:value-type="float" office:value="1.35676896613505">
            <text:p>1.36</text:p>
          </table:table-cell>
          <table:table-cell table:formula="of:=[.B34]*[.F34]" office:value-type="float" office:value="66.4816793406176">
            <text:p>66.48</text:p>
          </table:table-cell>
          <table:table-cell table:formula="of:=[.B34]*[.B34]" office:value-type="float" office:value="2401">
            <text:p>2401.00</text:p>
          </table:table-cell>
        </table:table-row>
        <table:table-row table:style-name="ro1">
          <table:table-cell/>
          <table:table-cell office:value-type="float" office:value="50">
            <text:p>50.00</text:p>
          </table:table-cell>
          <table:table-cell office:value-type="float" office:value="1">
            <text:p>1.00</text:p>
          </table:table-cell>
          <table:table-cell table:formula="of:=[.$E$4]*[.B35]+[.$E$5]" office:value-type="float" office:value="10">
            <text:p>10.00</text:p>
          </table:table-cell>
          <table:table-cell table:formula="of:=[.$E$6]*(2*RAND()-1)" office:value-type="float" office:value="5.22055896464735">
            <text:p>5.22</text:p>
          </table:table-cell>
          <table:table-cell table:formula="of:=[.D35]+[.E35]" office:value-type="float" office:value="15.2205589646474">
            <text:p>15.22</text:p>
          </table:table-cell>
          <table:table-cell table:formula="of:=[.B35]*[.F35]" office:value-type="float" office:value="761.027948232368">
            <text:p>761.03</text:p>
          </table:table-cell>
          <table:table-cell table:formula="of:=[.B35]*[.B35]" office:value-type="float" office:value="2500">
            <text:p>2500.00</text:p>
          </table:table-cell>
        </table:table-row>
        <table:table-row table:style-name="ro1">
          <table:table-cell/>
          <table:table-cell office:value-type="float" office:value="51">
            <text:p>51.00</text:p>
          </table:table-cell>
          <table:table-cell office:value-type="float" office:value="1">
            <text:p>1.00</text:p>
          </table:table-cell>
          <table:table-cell table:formula="of:=[.$E$4]*[.B36]+[.$E$5]" office:value-type="float" office:value="10.5555555555556">
            <text:p>10.56</text:p>
          </table:table-cell>
          <table:table-cell table:formula="of:=[.$E$6]*(2*RAND()-1)" office:value-type="float" office:value="-4.97629303019494">
            <text:p>-4.98</text:p>
          </table:table-cell>
          <table:table-cell table:formula="of:=[.D36]+[.E36]" office:value-type="float" office:value="5.57926252536062">
            <text:p>5.58</text:p>
          </table:table-cell>
          <table:table-cell table:formula="of:=[.B36]*[.F36]" office:value-type="float" office:value="284.542388793392">
            <text:p>284.54</text:p>
          </table:table-cell>
          <table:table-cell table:formula="of:=[.B36]*[.B36]" office:value-type="float" office:value="2601">
            <text:p>2601.00</text:p>
          </table:table-cell>
        </table:table-row>
        <table:table-row table:style-name="ro1">
          <table:table-cell/>
          <table:table-cell office:value-type="float" office:value="52">
            <text:p>52.00</text:p>
          </table:table-cell>
          <table:table-cell office:value-type="float" office:value="1">
            <text:p>1.00</text:p>
          </table:table-cell>
          <table:table-cell table:formula="of:=[.$E$4]*[.B37]+[.$E$5]" office:value-type="float" office:value="11.1111111111111">
            <text:p>11.11</text:p>
          </table:table-cell>
          <table:table-cell table:formula="of:=[.$E$6]*(2*RAND()-1)" office:value-type="float" office:value="9.62941122241318">
            <text:p>9.63</text:p>
          </table:table-cell>
          <table:table-cell table:formula="of:=[.D37]+[.E37]" office:value-type="float" office:value="20.7405223335243">
            <text:p>20.74</text:p>
          </table:table-cell>
          <table:table-cell table:formula="of:=[.B37]*[.F37]" office:value-type="float" office:value="1078.50716134326">
            <text:p>1078.51</text:p>
          </table:table-cell>
          <table:table-cell table:formula="of:=[.B37]*[.B37]" office:value-type="float" office:value="2704">
            <text:p>2704.00</text:p>
          </table:table-cell>
        </table:table-row>
        <table:table-row table:style-name="ro1">
          <table:table-cell/>
          <table:table-cell office:value-type="float" office:value="53">
            <text:p>53.00</text:p>
          </table:table-cell>
          <table:table-cell office:value-type="float" office:value="1">
            <text:p>1.00</text:p>
          </table:table-cell>
          <table:table-cell table:formula="of:=[.$E$4]*[.B38]+[.$E$5]" office:value-type="float" office:value="11.6666666666667">
            <text:p>11.67</text:p>
          </table:table-cell>
          <table:table-cell table:formula="of:=[.$E$6]*(2*RAND()-1)" office:value-type="float" office:value="5.38828024175018">
            <text:p>5.39</text:p>
          </table:table-cell>
          <table:table-cell table:formula="of:=[.D38]+[.E38]" office:value-type="float" office:value="17.0549469084168">
            <text:p>17.05</text:p>
          </table:table-cell>
          <table:table-cell table:formula="of:=[.B38]*[.F38]" office:value-type="float" office:value="903.912186146093">
            <text:p>903.91</text:p>
          </table:table-cell>
          <table:table-cell table:formula="of:=[.B38]*[.B38]" office:value-type="float" office:value="2809">
            <text:p>2809.00</text:p>
          </table:table-cell>
        </table:table-row>
        <table:table-row table:style-name="ro1">
          <table:table-cell/>
          <table:table-cell office:value-type="float" office:value="54">
            <text:p>54.00</text:p>
          </table:table-cell>
          <table:table-cell office:value-type="float" office:value="1">
            <text:p>1.00</text:p>
          </table:table-cell>
          <table:table-cell table:formula="of:=[.$E$4]*[.B39]+[.$E$5]" office:value-type="float" office:value="12.2222222222222">
            <text:p>12.22</text:p>
          </table:table-cell>
          <table:table-cell table:formula="of:=[.$E$6]*(2*RAND()-1)" office:value-type="float" office:value="-8.4753058757633">
            <text:p>-8.48</text:p>
          </table:table-cell>
          <table:table-cell table:formula="of:=[.D39]+[.E39]" office:value-type="float" office:value="3.74691634645892">
            <text:p>3.75</text:p>
          </table:table-cell>
          <table:table-cell table:formula="of:=[.B39]*[.F39]" office:value-type="float" office:value="202.333482708782">
            <text:p>202.33</text:p>
          </table:table-cell>
          <table:table-cell table:formula="of:=[.B39]*[.B39]" office:value-type="float" office:value="2916">
            <text:p>2916.00</text:p>
          </table:table-cell>
        </table:table-row>
        <table:table-row table:style-name="ro1">
          <table:table-cell/>
          <table:table-cell office:value-type="float" office:value="55">
            <text:p>55.00</text:p>
          </table:table-cell>
          <table:table-cell office:value-type="float" office:value="1">
            <text:p>1.00</text:p>
          </table:table-cell>
          <table:table-cell table:formula="of:=[.$E$4]*[.B40]+[.$E$5]" office:value-type="float" office:value="12.7777777777778">
            <text:p>12.78</text:p>
          </table:table-cell>
          <table:table-cell table:formula="of:=[.$E$6]*(2*RAND()-1)" office:value-type="float" office:value="-8.11197184957564">
            <text:p>-8.11</text:p>
          </table:table-cell>
          <table:table-cell table:formula="of:=[.D40]+[.E40]" office:value-type="float" office:value="4.66580592820214">
            <text:p>4.67</text:p>
          </table:table-cell>
          <table:table-cell table:formula="of:=[.B40]*[.F40]" office:value-type="float" office:value="256.619326051118">
            <text:p>256.62</text:p>
          </table:table-cell>
          <table:table-cell table:formula="of:=[.B40]*[.B40]" office:value-type="float" office:value="3025">
            <text:p>3025.00</text:p>
          </table:table-cell>
        </table:table-row>
        <table:table-row table:style-name="ro1">
          <table:table-cell/>
          <table:table-cell office:value-type="float" office:value="56">
            <text:p>56.00</text:p>
          </table:table-cell>
          <table:table-cell office:value-type="float" office:value="1">
            <text:p>1.00</text:p>
          </table:table-cell>
          <table:table-cell table:formula="of:=[.$E$4]*[.B41]+[.$E$5]" office:value-type="float" office:value="13.3333333333333">
            <text:p>13.33</text:p>
          </table:table-cell>
          <table:table-cell table:formula="of:=[.$E$6]*(2*RAND()-1)" office:value-type="float" office:value="0.523186596110463">
            <text:p>0.52</text:p>
          </table:table-cell>
          <table:table-cell table:formula="of:=[.D41]+[.E41]" office:value-type="float" office:value="13.8565199294438">
            <text:p>13.86</text:p>
          </table:table-cell>
          <table:table-cell table:formula="of:=[.B41]*[.F41]" office:value-type="float" office:value="775.965116048853">
            <text:p>775.97</text:p>
          </table:table-cell>
          <table:table-cell table:formula="of:=[.B41]*[.B41]" office:value-type="float" office:value="3136">
            <text:p>3136.00</text:p>
          </table:table-cell>
        </table:table-row>
        <table:table-row table:style-name="ro1">
          <table:table-cell/>
          <table:table-cell office:value-type="float" office:value="57">
            <text:p>57.00</text:p>
          </table:table-cell>
          <table:table-cell office:value-type="float" office:value="1">
            <text:p>1.00</text:p>
          </table:table-cell>
          <table:table-cell table:formula="of:=[.$E$4]*[.B42]+[.$E$5]" office:value-type="float" office:value="13.8888888888889">
            <text:p>13.89</text:p>
          </table:table-cell>
          <table:table-cell table:formula="of:=[.$E$6]*(2*RAND()-1)" office:value-type="float" office:value="-4.75945902056992">
            <text:p>-4.76</text:p>
          </table:table-cell>
          <table:table-cell table:formula="of:=[.D42]+[.E42]" office:value-type="float" office:value="9.12942986831897">
            <text:p>9.13</text:p>
          </table:table-cell>
          <table:table-cell table:formula="of:=[.B42]*[.F42]" office:value-type="float" office:value="520.377502494181">
            <text:p>520.38</text:p>
          </table:table-cell>
          <table:table-cell table:formula="of:=[.B42]*[.B42]" office:value-type="float" office:value="3249">
            <text:p>3249.00</text:p>
          </table:table-cell>
        </table:table-row>
        <table:table-row table:style-name="ro1">
          <table:table-cell/>
          <table:table-cell office:value-type="float" office:value="58">
            <text:p>58.00</text:p>
          </table:table-cell>
          <table:table-cell office:value-type="float" office:value="1">
            <text:p>1.00</text:p>
          </table:table-cell>
          <table:table-cell table:formula="of:=[.$E$4]*[.B43]+[.$E$5]" office:value-type="float" office:value="14.4444444444444">
            <text:p>14.44</text:p>
          </table:table-cell>
          <table:table-cell table:formula="of:=[.$E$6]*(2*RAND()-1)" office:value-type="float" office:value="3.58309811446816">
            <text:p>3.58</text:p>
          </table:table-cell>
          <table:table-cell table:formula="of:=[.D43]+[.E43]" office:value-type="float" office:value="18.0275425589126">
            <text:p>18.03</text:p>
          </table:table-cell>
          <table:table-cell table:formula="of:=[.B43]*[.F43]" office:value-type="float" office:value="1045.59746841693">
            <text:p>1045.60</text:p>
          </table:table-cell>
          <table:table-cell table:formula="of:=[.B43]*[.B43]" office:value-type="float" office:value="3364">
            <text:p>3364.00</text:p>
          </table:table-cell>
        </table:table-row>
        <table:table-row table:style-name="ro1">
          <table:table-cell/>
          <table:table-cell office:value-type="float" office:value="59">
            <text:p>59.00</text:p>
          </table:table-cell>
          <table:table-cell office:value-type="float" office:value="1">
            <text:p>1.00</text:p>
          </table:table-cell>
          <table:table-cell table:formula="of:=[.$E$4]*[.B44]+[.$E$5]" office:value-type="float" office:value="15">
            <text:p>15.00</text:p>
          </table:table-cell>
          <table:table-cell table:formula="of:=[.$E$6]*(2*RAND()-1)" office:value-type="float" office:value="-1.96046540047973">
            <text:p>-1.96</text:p>
          </table:table-cell>
          <table:table-cell table:formula="of:=[.D44]+[.E44]" office:value-type="float" office:value="13.0395345995203">
            <text:p>13.04</text:p>
          </table:table-cell>
          <table:table-cell table:formula="of:=[.B44]*[.F44]" office:value-type="float" office:value="769.332541371696">
            <text:p>769.33</text:p>
          </table:table-cell>
          <table:table-cell table:formula="of:=[.B44]*[.B44]" office:value-type="float" office:value="3481">
            <text:p>3481.00</text:p>
          </table:table-cell>
        </table:table-row>
        <table:table-row table:style-name="ro1">
          <table:table-cell/>
          <table:table-cell office:value-type="float" office:value="60">
            <text:p>60.00</text:p>
          </table:table-cell>
          <table:table-cell office:value-type="float" office:value="1">
            <text:p>1.00</text:p>
          </table:table-cell>
          <table:table-cell table:formula="of:=[.$E$4]*[.B45]+[.$E$5]" office:value-type="float" office:value="15.5555555555556">
            <text:p>15.56</text:p>
          </table:table-cell>
          <table:table-cell table:formula="of:=[.$E$6]*(2*RAND()-1)" office:value-type="float" office:value="7.87769205402583">
            <text:p>7.88</text:p>
          </table:table-cell>
          <table:table-cell table:formula="of:=[.D45]+[.E45]" office:value-type="float" office:value="23.4332476095814">
            <text:p>23.43</text:p>
          </table:table-cell>
          <table:table-cell table:formula="of:=[.B45]*[.F45]" office:value-type="float" office:value="1405.99485657488">
            <text:p>1405.99</text:p>
          </table:table-cell>
          <table:table-cell table:formula="of:=[.B45]*[.B45]" office:value-type="float" office:value="3600">
            <text:p>3600.00</text:p>
          </table:table-cell>
        </table:table-row>
        <table:table-row table:style-name="ro1">
          <table:table-cell/>
          <table:table-cell office:value-type="float" office:value="61">
            <text:p>61.00</text:p>
          </table:table-cell>
          <table:table-cell office:value-type="float" office:value="1">
            <text:p>1.00</text:p>
          </table:table-cell>
          <table:table-cell table:formula="of:=[.$E$4]*[.B46]+[.$E$5]" office:value-type="float" office:value="16.1111111111111">
            <text:p>16.11</text:p>
          </table:table-cell>
          <table:table-cell table:formula="of:=[.$E$6]*(2*RAND()-1)" office:value-type="float" office:value="-5.43511900119484">
            <text:p>-5.44</text:p>
          </table:table-cell>
          <table:table-cell table:formula="of:=[.D46]+[.E46]" office:value-type="float" office:value="10.6759921099163">
            <text:p>10.68</text:p>
          </table:table-cell>
          <table:table-cell table:formula="of:=[.B46]*[.F46]" office:value-type="float" office:value="651.235518704893">
            <text:p>651.24</text:p>
          </table:table-cell>
          <table:table-cell table:formula="of:=[.B46]*[.B46]" office:value-type="float" office:value="3721">
            <text:p>3721.00</text:p>
          </table:table-cell>
        </table:table-row>
        <table:table-row table:style-name="ro1">
          <table:table-cell/>
          <table:table-cell office:value-type="float" office:value="62">
            <text:p>62.00</text:p>
          </table:table-cell>
          <table:table-cell office:value-type="float" office:value="1">
            <text:p>1.00</text:p>
          </table:table-cell>
          <table:table-cell table:formula="of:=[.$E$4]*[.B47]+[.$E$5]" office:value-type="float" office:value="16.6666666666667">
            <text:p>16.67</text:p>
          </table:table-cell>
          <table:table-cell table:formula="of:=[.$E$6]*(2*RAND()-1)" office:value-type="float" office:value="2.92471657972783">
            <text:p>2.92</text:p>
          </table:table-cell>
          <table:table-cell table:formula="of:=[.D47]+[.E47]" office:value-type="float" office:value="19.5913832463945">
            <text:p>19.59</text:p>
          </table:table-cell>
          <table:table-cell table:formula="of:=[.B47]*[.F47]" office:value-type="float" office:value="1214.66576127646">
            <text:p>1214.67</text:p>
          </table:table-cell>
          <table:table-cell table:formula="of:=[.B47]*[.B47]" office:value-type="float" office:value="3844">
            <text:p>3844.00</text:p>
          </table:table-cell>
        </table:table-row>
        <table:table-row table:style-name="ro1">
          <table:table-cell/>
          <table:table-cell office:value-type="float" office:value="63">
            <text:p>63.00</text:p>
          </table:table-cell>
          <table:table-cell office:value-type="float" office:value="1">
            <text:p>1.00</text:p>
          </table:table-cell>
          <table:table-cell table:formula="of:=[.$E$4]*[.B48]+[.$E$5]" office:value-type="float" office:value="17.2222222222222">
            <text:p>17.22</text:p>
          </table:table-cell>
          <table:table-cell table:formula="of:=[.$E$6]*(2*RAND()-1)" office:value-type="float" office:value="-0.576940481550992">
            <text:p>-0.58</text:p>
          </table:table-cell>
          <table:table-cell table:formula="of:=[.D48]+[.E48]" office:value-type="float" office:value="16.6452817406712">
            <text:p>16.65</text:p>
          </table:table-cell>
          <table:table-cell table:formula="of:=[.B48]*[.F48]" office:value-type="float" office:value="1048.65274966229">
            <text:p>1048.65</text:p>
          </table:table-cell>
          <table:table-cell table:formula="of:=[.B48]*[.B48]" office:value-type="float" office:value="3969">
            <text:p>3969.00</text:p>
          </table:table-cell>
        </table:table-row>
        <table:table-row table:style-name="ro1">
          <table:table-cell/>
          <table:table-cell office:value-type="float" office:value="64">
            <text:p>64.00</text:p>
          </table:table-cell>
          <table:table-cell office:value-type="float" office:value="1">
            <text:p>1.00</text:p>
          </table:table-cell>
          <table:table-cell table:formula="of:=[.$E$4]*[.B49]+[.$E$5]" office:value-type="float" office:value="17.7777777777778">
            <text:p>17.78</text:p>
          </table:table-cell>
          <table:table-cell table:formula="of:=[.$E$6]*(2*RAND()-1)" office:value-type="float" office:value="-4.19527468737215">
            <text:p>-4.20</text:p>
          </table:table-cell>
          <table:table-cell table:formula="of:=[.D49]+[.E49]" office:value-type="float" office:value="13.5825030904056">
            <text:p>13.58</text:p>
          </table:table-cell>
          <table:table-cell table:formula="of:=[.B49]*[.F49]" office:value-type="float" office:value="869.28019778596">
            <text:p>869.28</text:p>
          </table:table-cell>
          <table:table-cell table:formula="of:=[.B49]*[.B49]" office:value-type="float" office:value="4096">
            <text:p>4096.00</text:p>
          </table:table-cell>
        </table:table-row>
        <table:table-row table:style-name="ro1">
          <table:table-cell/>
          <table:table-cell office:value-type="float" office:value="65">
            <text:p>65.00</text:p>
          </table:table-cell>
          <table:table-cell office:value-type="float" office:value="1">
            <text:p>1.00</text:p>
          </table:table-cell>
          <table:table-cell table:formula="of:=[.$E$4]*[.B50]+[.$E$5]" office:value-type="float" office:value="18.3333333333333">
            <text:p>18.33</text:p>
          </table:table-cell>
          <table:table-cell table:formula="of:=[.$E$6]*(2*RAND()-1)" office:value-type="float" office:value="6.85032139997929">
            <text:p>6.85</text:p>
          </table:table-cell>
          <table:table-cell table:formula="of:=[.D50]+[.E50]" office:value-type="float" office:value="25.1836547333126">
            <text:p>25.18</text:p>
          </table:table-cell>
          <table:table-cell table:formula="of:=[.B50]*[.F50]" office:value-type="float" office:value="1636.93755766532">
            <text:p>1636.94</text:p>
          </table:table-cell>
          <table:table-cell table:formula="of:=[.B50]*[.B50]" office:value-type="float" office:value="4225">
            <text:p>4225.00</text:p>
          </table:table-cell>
        </table:table-row>
        <table:table-row table:style-name="ro1">
          <table:table-cell/>
          <table:table-cell office:value-type="float" office:value="66">
            <text:p>66.00</text:p>
          </table:table-cell>
          <table:table-cell office:value-type="float" office:value="1">
            <text:p>1.00</text:p>
          </table:table-cell>
          <table:table-cell table:formula="of:=[.$E$4]*[.B51]+[.$E$5]" office:value-type="float" office:value="18.8888888888889">
            <text:p>18.89</text:p>
          </table:table-cell>
          <table:table-cell table:formula="of:=[.$E$6]*(2*RAND()-1)" office:value-type="float" office:value="4.1300892457366">
            <text:p>4.13</text:p>
          </table:table-cell>
          <table:table-cell table:formula="of:=[.D51]+[.E51]" office:value-type="float" office:value="23.0189781346255">
            <text:p>23.02</text:p>
          </table:table-cell>
          <table:table-cell table:formula="of:=[.B51]*[.F51]" office:value-type="float" office:value="1519.25255688528">
            <text:p>1519.25</text:p>
          </table:table-cell>
          <table:table-cell table:formula="of:=[.B51]*[.B51]" office:value-type="float" office:value="4356">
            <text:p>4356.00</text:p>
          </table:table-cell>
        </table:table-row>
        <table:table-row table:style-name="ro1">
          <table:table-cell/>
          <table:table-cell office:value-type="float" office:value="67">
            <text:p>67.00</text:p>
          </table:table-cell>
          <table:table-cell office:value-type="float" office:value="1">
            <text:p>1.00</text:p>
          </table:table-cell>
          <table:table-cell table:formula="of:=[.$E$4]*[.B52]+[.$E$5]" office:value-type="float" office:value="19.4444444444444">
            <text:p>19.44</text:p>
          </table:table-cell>
          <table:table-cell table:formula="of:=[.$E$6]*(2*RAND()-1)" office:value-type="float" office:value="-3.53060909546912">
            <text:p>-3.53</text:p>
          </table:table-cell>
          <table:table-cell table:formula="of:=[.D52]+[.E52]" office:value-type="float" office:value="15.9138353489753">
            <text:p>15.91</text:p>
          </table:table-cell>
          <table:table-cell table:formula="of:=[.B52]*[.F52]" office:value-type="float" office:value="1066.22696838135">
            <text:p>1066.23</text:p>
          </table:table-cell>
          <table:table-cell table:formula="of:=[.B52]*[.B52]" office:value-type="float" office:value="4489">
            <text:p>4489.00</text:p>
          </table:table-cell>
        </table:table-row>
        <table:table-row table:style-name="ro1">
          <table:table-cell/>
          <table:table-cell office:value-type="float" office:value="68">
            <text:p>68.00</text:p>
          </table:table-cell>
          <table:table-cell office:value-type="float" office:value="1">
            <text:p>1.00</text:p>
          </table:table-cell>
          <table:table-cell table:formula="of:=[.$E$4]*[.B53]+[.$E$5]" office:value-type="float" office:value="20">
            <text:p>20.00</text:p>
          </table:table-cell>
          <table:table-cell table:formula="of:=[.$E$6]*(2*RAND()-1)" office:value-type="float" office:value="-5.8708513295278">
            <text:p>-5.87</text:p>
          </table:table-cell>
          <table:table-cell table:formula="of:=[.D53]+[.E53]" office:value-type="float" office:value="14.1291486704722">
            <text:p>14.13</text:p>
          </table:table-cell>
          <table:table-cell table:formula="of:=[.B53]*[.F53]" office:value-type="float" office:value="960.78210959211">
            <text:p>960.78</text:p>
          </table:table-cell>
          <table:table-cell table:formula="of:=[.B53]*[.B53]" office:value-type="float" office:value="4624">
            <text:p>4624.00</text:p>
          </table:table-cell>
        </table:table-row>
        <table:table-row table:style-name="ro1">
          <table:table-cell/>
          <table:table-cell office:value-type="float" office:value="69">
            <text:p>69.00</text:p>
          </table:table-cell>
          <table:table-cell office:value-type="float" office:value="1">
            <text:p>1.00</text:p>
          </table:table-cell>
          <table:table-cell table:formula="of:=[.$E$4]*[.B54]+[.$E$5]" office:value-type="float" office:value="20.5555555555556">
            <text:p>20.56</text:p>
          </table:table-cell>
          <table:table-cell table:formula="of:=[.$E$6]*(2*RAND()-1)" office:value-type="float" office:value="9.80939531698823">
            <text:p>9.81</text:p>
          </table:table-cell>
          <table:table-cell table:formula="of:=[.D54]+[.E54]" office:value-type="float" office:value="30.3649508725438">
            <text:p>30.36</text:p>
          </table:table-cell>
          <table:table-cell table:formula="of:=[.B54]*[.F54]" office:value-type="float" office:value="2095.18161020552">
            <text:p>2095.18</text:p>
          </table:table-cell>
          <table:table-cell table:formula="of:=[.B54]*[.B54]" office:value-type="float" office:value="4761">
            <text:p>4761.00</text:p>
          </table:table-cell>
        </table:table-row>
        <table:table-row table:style-name="ro1">
          <table:table-cell/>
          <table:table-cell office:value-type="float" office:value="70">
            <text:p>70.00</text:p>
          </table:table-cell>
          <table:table-cell office:value-type="float" office:value="1">
            <text:p>1.00</text:p>
          </table:table-cell>
          <table:table-cell table:formula="of:=[.$E$4]*[.B55]+[.$E$5]" office:value-type="float" office:value="21.1111111111111">
            <text:p>21.11</text:p>
          </table:table-cell>
          <table:table-cell table:formula="of:=[.$E$6]*(2*RAND()-1)" office:value-type="float" office:value="8.78137324471027">
            <text:p>8.78</text:p>
          </table:table-cell>
          <table:table-cell table:formula="of:=[.D55]+[.E55]" office:value-type="float" office:value="29.8924843558214">
            <text:p>29.89</text:p>
          </table:table-cell>
          <table:table-cell table:formula="of:=[.B55]*[.F55]" office:value-type="float" office:value="2092.4739049075">
            <text:p>2092.47</text:p>
          </table:table-cell>
          <table:table-cell table:formula="of:=[.B55]*[.B55]" office:value-type="float" office:value="4900">
            <text:p>4900.00</text:p>
          </table:table-cell>
        </table:table-row>
        <table:table-row table:style-name="ro1">
          <table:table-cell/>
          <table:table-cell office:value-type="float" office:value="71">
            <text:p>71.00</text:p>
          </table:table-cell>
          <table:table-cell office:value-type="float" office:value="1">
            <text:p>1.00</text:p>
          </table:table-cell>
          <table:table-cell table:formula="of:=[.$E$4]*[.B56]+[.$E$5]" office:value-type="float" office:value="21.6666666666667">
            <text:p>21.67</text:p>
          </table:table-cell>
          <table:table-cell table:formula="of:=[.$E$6]*(2*RAND()-1)" office:value-type="float" office:value="-7.62773985043168">
            <text:p>-7.63</text:p>
          </table:table-cell>
          <table:table-cell table:formula="of:=[.D56]+[.E56]" office:value-type="float" office:value="14.038926816235">
            <text:p>14.04</text:p>
          </table:table-cell>
          <table:table-cell table:formula="of:=[.B56]*[.F56]" office:value-type="float" office:value="996.763803952684">
            <text:p>996.76</text:p>
          </table:table-cell>
          <table:table-cell table:formula="of:=[.B56]*[.B56]" office:value-type="float" office:value="5041">
            <text:p>5041.00</text:p>
          </table:table-cell>
        </table:table-row>
        <table:table-row table:style-name="ro1">
          <table:table-cell/>
          <table:table-cell office:value-type="float" office:value="72">
            <text:p>72.00</text:p>
          </table:table-cell>
          <table:table-cell office:value-type="float" office:value="1">
            <text:p>1.00</text:p>
          </table:table-cell>
          <table:table-cell table:formula="of:=[.$E$4]*[.B57]+[.$E$5]" office:value-type="float" office:value="22.2222222222222">
            <text:p>22.22</text:p>
          </table:table-cell>
          <table:table-cell table:formula="of:=[.$E$6]*(2*RAND()-1)" office:value-type="float" office:value="-3.74648678582162">
            <text:p>-3.75</text:p>
          </table:table-cell>
          <table:table-cell table:formula="of:=[.D57]+[.E57]" office:value-type="float" office:value="18.4757354364006">
            <text:p>18.48</text:p>
          </table:table-cell>
          <table:table-cell table:formula="of:=[.B57]*[.F57]" office:value-type="float" office:value="1330.25295142084">
            <text:p>1330.25</text:p>
          </table:table-cell>
          <table:table-cell table:formula="of:=[.B57]*[.B57]" office:value-type="float" office:value="5184">
            <text:p>5184.00</text:p>
          </table:table-cell>
        </table:table-row>
        <table:table-row table:style-name="ro1">
          <table:table-cell/>
          <table:table-cell office:value-type="float" office:value="73">
            <text:p>73.00</text:p>
          </table:table-cell>
          <table:table-cell office:value-type="float" office:value="1">
            <text:p>1.00</text:p>
          </table:table-cell>
          <table:table-cell table:formula="of:=[.$E$4]*[.B58]+[.$E$5]" office:value-type="float" office:value="22.7777777777778">
            <text:p>22.78</text:p>
          </table:table-cell>
          <table:table-cell table:formula="of:=[.$E$6]*(2*RAND()-1)" office:value-type="float" office:value="-0.0835467502474785">
            <text:p>-0.08</text:p>
          </table:table-cell>
          <table:table-cell table:formula="of:=[.D58]+[.E58]" office:value-type="float" office:value="22.6942310275303">
            <text:p>22.69</text:p>
          </table:table-cell>
          <table:table-cell table:formula="of:=[.B58]*[.F58]" office:value-type="float" office:value="1656.67886500971">
            <text:p>1656.68</text:p>
          </table:table-cell>
          <table:table-cell table:formula="of:=[.B58]*[.B58]" office:value-type="float" office:value="5329">
            <text:p>5329.00</text:p>
          </table:table-cell>
        </table:table-row>
        <table:table-row table:style-name="ro1">
          <table:table-cell/>
          <table:table-cell office:value-type="float" office:value="74">
            <text:p>74.00</text:p>
          </table:table-cell>
          <table:table-cell office:value-type="float" office:value="1">
            <text:p>1.00</text:p>
          </table:table-cell>
          <table:table-cell table:formula="of:=[.$E$4]*[.B59]+[.$E$5]" office:value-type="float" office:value="23.3333333333333">
            <text:p>23.33</text:p>
          </table:table-cell>
          <table:table-cell table:formula="of:=[.$E$6]*(2*RAND()-1)" office:value-type="float" office:value="-5.62937099486589">
            <text:p>-5.63</text:p>
          </table:table-cell>
          <table:table-cell table:formula="of:=[.D59]+[.E59]" office:value-type="float" office:value="17.7039623384674">
            <text:p>17.70</text:p>
          </table:table-cell>
          <table:table-cell table:formula="of:=[.B59]*[.F59]" office:value-type="float" office:value="1310.09321304659">
            <text:p>1310.09</text:p>
          </table:table-cell>
          <table:table-cell table:formula="of:=[.B59]*[.B59]" office:value-type="float" office:value="5476">
            <text:p>5476.00</text:p>
          </table:table-cell>
        </table:table-row>
        <table:table-row table:style-name="ro1">
          <table:table-cell/>
          <table:table-cell office:value-type="float" office:value="75">
            <text:p>75.00</text:p>
          </table:table-cell>
          <table:table-cell office:value-type="float" office:value="1">
            <text:p>1.00</text:p>
          </table:table-cell>
          <table:table-cell table:formula="of:=[.$E$4]*[.B60]+[.$E$5]" office:value-type="float" office:value="23.8888888888889">
            <text:p>23.89</text:p>
          </table:table-cell>
          <table:table-cell table:formula="of:=[.$E$6]*(2*RAND()-1)" office:value-type="float" office:value="-6.11131828278303">
            <text:p>-6.11</text:p>
          </table:table-cell>
          <table:table-cell table:formula="of:=[.D60]+[.E60]" office:value-type="float" office:value="17.7775706061059">
            <text:p>17.78</text:p>
          </table:table-cell>
          <table:table-cell table:formula="of:=[.B60]*[.F60]" office:value-type="float" office:value="1333.31779545794">
            <text:p>1333.32</text:p>
          </table:table-cell>
          <table:table-cell table:formula="of:=[.B60]*[.B60]" office:value-type="float" office:value="5625">
            <text:p>5625.00</text:p>
          </table:table-cell>
        </table:table-row>
        <table:table-row table:style-name="ro1">
          <table:table-cell/>
          <table:table-cell office:value-type="float" office:value="76">
            <text:p>76.00</text:p>
          </table:table-cell>
          <table:table-cell office:value-type="float" office:value="1">
            <text:p>1.00</text:p>
          </table:table-cell>
          <table:table-cell table:formula="of:=[.$E$4]*[.B61]+[.$E$5]" office:value-type="float" office:value="24.4444444444444">
            <text:p>24.44</text:p>
          </table:table-cell>
          <table:table-cell table:formula="of:=[.$E$6]*(2*RAND()-1)" office:value-type="float" office:value="-6.80108329746872">
            <text:p>-6.80</text:p>
          </table:table-cell>
          <table:table-cell table:formula="of:=[.D61]+[.E61]" office:value-type="float" office:value="17.6433611469757">
            <text:p>17.64</text:p>
          </table:table-cell>
          <table:table-cell table:formula="of:=[.B61]*[.F61]" office:value-type="float" office:value="1340.89544717015">
            <text:p>1340.90</text:p>
          </table:table-cell>
          <table:table-cell table:formula="of:=[.B61]*[.B61]" office:value-type="float" office:value="5776">
            <text:p>5776.00</text:p>
          </table:table-cell>
        </table:table-row>
        <table:table-row table:style-name="ro1">
          <table:table-cell/>
          <table:table-cell office:value-type="float" office:value="77">
            <text:p>77.00</text:p>
          </table:table-cell>
          <table:table-cell office:value-type="float" office:value="1">
            <text:p>1.00</text:p>
          </table:table-cell>
          <table:table-cell table:formula="of:=[.$E$4]*[.B62]+[.$E$5]" office:value-type="float" office:value="25">
            <text:p>25.00</text:p>
          </table:table-cell>
          <table:table-cell table:formula="of:=[.$E$6]*(2*RAND()-1)" office:value-type="float" office:value="-0.665709697641432">
            <text:p>-0.67</text:p>
          </table:table-cell>
          <table:table-cell table:formula="of:=[.D62]+[.E62]" office:value-type="float" office:value="24.3342903023586">
            <text:p>24.33</text:p>
          </table:table-cell>
          <table:table-cell table:formula="of:=[.B62]*[.F62]" office:value-type="float" office:value="1873.74035328161">
            <text:p>1873.74</text:p>
          </table:table-cell>
          <table:table-cell table:formula="of:=[.B62]*[.B62]" office:value-type="float" office:value="5929">
            <text:p>5929.00</text:p>
          </table:table-cell>
        </table:table-row>
        <table:table-row table:style-name="ro1">
          <table:table-cell/>
          <table:table-cell office:value-type="float" office:value="78">
            <text:p>78.00</text:p>
          </table:table-cell>
          <table:table-cell office:value-type="float" office:value="1">
            <text:p>1.00</text:p>
          </table:table-cell>
          <table:table-cell table:formula="of:=[.$E$4]*[.B63]+[.$E$5]" office:value-type="float" office:value="25.5555555555556">
            <text:p>25.56</text:p>
          </table:table-cell>
          <table:table-cell table:formula="of:=[.$E$6]*(2*RAND()-1)" office:value-type="float" office:value="-0.01698880456388">
            <text:p>-0.02</text:p>
          </table:table-cell>
          <table:table-cell table:formula="of:=[.D63]+[.E63]" office:value-type="float" office:value="25.5385667509917">
            <text:p>25.54</text:p>
          </table:table-cell>
          <table:table-cell table:formula="of:=[.B63]*[.F63]" office:value-type="float" office:value="1992.00820657735">
            <text:p>1992.01</text:p>
          </table:table-cell>
          <table:table-cell table:formula="of:=[.B63]*[.B63]" office:value-type="float" office:value="6084">
            <text:p>6084.00</text:p>
          </table:table-cell>
        </table:table-row>
        <table:table-row table:style-name="ro1">
          <table:table-cell/>
          <table:table-cell office:value-type="float" office:value="79">
            <text:p>79.00</text:p>
          </table:table-cell>
          <table:table-cell office:value-type="float" office:value="1">
            <text:p>1.00</text:p>
          </table:table-cell>
          <table:table-cell table:formula="of:=[.$E$4]*[.B64]+[.$E$5]" office:value-type="float" office:value="26.1111111111111">
            <text:p>26.11</text:p>
          </table:table-cell>
          <table:table-cell table:formula="of:=[.$E$6]*(2*RAND()-1)" office:value-type="float" office:value="-8.03851310163736">
            <text:p>-8.04</text:p>
          </table:table-cell>
          <table:table-cell table:formula="of:=[.D64]+[.E64]" office:value-type="float" office:value="18.0725980094738">
            <text:p>18.07</text:p>
          </table:table-cell>
          <table:table-cell table:formula="of:=[.B64]*[.F64]" office:value-type="float" office:value="1427.73524274843">
            <text:p>1427.74</text:p>
          </table:table-cell>
          <table:table-cell table:formula="of:=[.B64]*[.B64]" office:value-type="float" office:value="6241">
            <text:p>6241.00</text:p>
          </table:table-cell>
        </table:table-row>
        <table:table-row table:style-name="ro1">
          <table:table-cell/>
          <table:table-cell office:value-type="float" office:value="80">
            <text:p>80.00</text:p>
          </table:table-cell>
          <table:table-cell office:value-type="float" office:value="1">
            <text:p>1.00</text:p>
          </table:table-cell>
          <table:table-cell table:formula="of:=[.$E$4]*[.B65]+[.$E$5]" office:value-type="float" office:value="26.6666666666667">
            <text:p>26.67</text:p>
          </table:table-cell>
          <table:table-cell table:formula="of:=[.$E$6]*(2*RAND()-1)" office:value-type="float" office:value="-9.53742195852101">
            <text:p>-9.54</text:p>
          </table:table-cell>
          <table:table-cell table:formula="of:=[.D65]+[.E65]" office:value-type="float" office:value="17.1292447081457">
            <text:p>17.13</text:p>
          </table:table-cell>
          <table:table-cell table:formula="of:=[.B65]*[.F65]" office:value-type="float" office:value="1370.33957665165">
            <text:p>1370.34</text:p>
          </table:table-cell>
          <table:table-cell table:formula="of:=[.B65]*[.B65]" office:value-type="float" office:value="6400">
            <text:p>6400.00</text:p>
          </table:table-cell>
        </table:table-row>
        <table:table-row table:style-name="ro1">
          <table:table-cell/>
          <table:table-cell office:value-type="float" office:value="81">
            <text:p>81.00</text:p>
          </table:table-cell>
          <table:table-cell office:value-type="float" office:value="1">
            <text:p>1.00</text:p>
          </table:table-cell>
          <table:table-cell table:formula="of:=[.$E$4]*[.B66]+[.$E$5]" office:value-type="float" office:value="27.2222222222222">
            <text:p>27.22</text:p>
          </table:table-cell>
          <table:table-cell table:formula="of:=[.$E$6]*(2*RAND()-1)" office:value-type="float" office:value="2.84916609525681">
            <text:p>2.85</text:p>
          </table:table-cell>
          <table:table-cell table:formula="of:=[.D66]+[.E66]" office:value-type="float" office:value="30.071388317479">
            <text:p>30.07</text:p>
          </table:table-cell>
          <table:table-cell table:formula="of:=[.B66]*[.F66]" office:value-type="float" office:value="2435.7824537158">
            <text:p>2435.78</text:p>
          </table:table-cell>
          <table:table-cell table:formula="of:=[.B66]*[.B66]" office:value-type="float" office:value="6561">
            <text:p>6561.00</text:p>
          </table:table-cell>
        </table:table-row>
        <table:table-row table:style-name="ro1">
          <table:table-cell/>
          <table:table-cell office:value-type="float" office:value="82">
            <text:p>82.00</text:p>
          </table:table-cell>
          <table:table-cell office:value-type="float" office:value="1">
            <text:p>1.00</text:p>
          </table:table-cell>
          <table:table-cell table:formula="of:=[.$E$4]*[.B67]+[.$E$5]" office:value-type="float" office:value="27.7777777777778">
            <text:p>27.78</text:p>
          </table:table-cell>
          <table:table-cell table:formula="of:=[.$E$6]*(2*RAND()-1)" office:value-type="float" office:value="-2.949965656735">
            <text:p>-2.95</text:p>
          </table:table-cell>
          <table:table-cell table:formula="of:=[.D67]+[.E67]" office:value-type="float" office:value="24.8278121210428">
            <text:p>24.83</text:p>
          </table:table-cell>
          <table:table-cell table:formula="of:=[.B67]*[.F67]" office:value-type="float" office:value="2035.88059392551">
            <text:p>2035.88</text:p>
          </table:table-cell>
          <table:table-cell table:formula="of:=[.B67]*[.B67]" office:value-type="float" office:value="6724">
            <text:p>6724.00</text:p>
          </table:table-cell>
        </table:table-row>
        <table:table-row table:style-name="ro1">
          <table:table-cell/>
          <table:table-cell office:value-type="float" office:value="83">
            <text:p>83.00</text:p>
          </table:table-cell>
          <table:table-cell office:value-type="float" office:value="1">
            <text:p>1.00</text:p>
          </table:table-cell>
          <table:table-cell table:formula="of:=[.$E$4]*[.B68]+[.$E$5]" office:value-type="float" office:value="28.3333333333333">
            <text:p>28.33</text:p>
          </table:table-cell>
          <table:table-cell table:formula="of:=[.$E$6]*(2*RAND()-1)" office:value-type="float" office:value="-7.00298940297216">
            <text:p>-7.00</text:p>
          </table:table-cell>
          <table:table-cell table:formula="of:=[.D68]+[.E68]" office:value-type="float" office:value="21.3303439303612">
            <text:p>21.33</text:p>
          </table:table-cell>
          <table:table-cell table:formula="of:=[.B68]*[.F68]" office:value-type="float" office:value="1770.41854621998">
            <text:p>1770.42</text:p>
          </table:table-cell>
          <table:table-cell table:formula="of:=[.B68]*[.B68]" office:value-type="float" office:value="6889">
            <text:p>6889.00</text:p>
          </table:table-cell>
        </table:table-row>
        <table:table-row table:style-name="ro1">
          <table:table-cell/>
          <table:table-cell office:value-type="float" office:value="84">
            <text:p>84.00</text:p>
          </table:table-cell>
          <table:table-cell office:value-type="float" office:value="1">
            <text:p>1.00</text:p>
          </table:table-cell>
          <table:table-cell table:formula="of:=[.$E$4]*[.B69]+[.$E$5]" office:value-type="float" office:value="28.8888888888889">
            <text:p>28.89</text:p>
          </table:table-cell>
          <table:table-cell table:formula="of:=[.$E$6]*(2*RAND()-1)" office:value-type="float" office:value="5.11326096951962">
            <text:p>5.11</text:p>
          </table:table-cell>
          <table:table-cell table:formula="of:=[.D69]+[.E69]" office:value-type="float" office:value="34.0021498584085">
            <text:p>34.00</text:p>
          </table:table-cell>
          <table:table-cell table:formula="of:=[.B69]*[.F69]" office:value-type="float" office:value="2856.18058810631">
            <text:p>2856.18</text:p>
          </table:table-cell>
          <table:table-cell table:formula="of:=[.B69]*[.B69]" office:value-type="float" office:value="7056">
            <text:p>7056.00</text:p>
          </table:table-cell>
        </table:table-row>
        <table:table-row table:style-name="ro1">
          <table:table-cell/>
          <table:table-cell office:value-type="float" office:value="85">
            <text:p>85.00</text:p>
          </table:table-cell>
          <table:table-cell office:value-type="float" office:value="1">
            <text:p>1.00</text:p>
          </table:table-cell>
          <table:table-cell table:formula="of:=[.$E$4]*[.B70]+[.$E$5]" office:value-type="float" office:value="29.4444444444444">
            <text:p>29.44</text:p>
          </table:table-cell>
          <table:table-cell table:formula="of:=[.$E$6]*(2*RAND()-1)" office:value-type="float" office:value="8.57913055922836">
            <text:p>8.58</text:p>
          </table:table-cell>
          <table:table-cell table:formula="of:=[.D70]+[.E70]" office:value-type="float" office:value="38.0235750036728">
            <text:p>38.02</text:p>
          </table:table-cell>
          <table:table-cell table:formula="of:=[.B70]*[.F70]" office:value-type="float" office:value="3232.00387531219">
            <text:p>3232.00</text:p>
          </table:table-cell>
          <table:table-cell table:formula="of:=[.B70]*[.B70]" office:value-type="float" office:value="7225">
            <text:p>7225.00</text:p>
          </table:table-cell>
        </table:table-row>
        <table:table-row table:style-name="ro1">
          <table:table-cell/>
          <table:table-cell office:value-type="float" office:value="86">
            <text:p>86.00</text:p>
          </table:table-cell>
          <table:table-cell office:value-type="float" office:value="1">
            <text:p>1.00</text:p>
          </table:table-cell>
          <table:table-cell table:formula="of:=[.$E$4]*[.B71]+[.$E$5]" office:value-type="float" office:value="30">
            <text:p>30.00</text:p>
          </table:table-cell>
          <table:table-cell table:formula="of:=[.$E$6]*(2*RAND()-1)" office:value-type="float" office:value="-8.61585712060332">
            <text:p>-8.62</text:p>
          </table:table-cell>
          <table:table-cell table:formula="of:=[.D71]+[.E71]" office:value-type="float" office:value="21.3841428793967">
            <text:p>21.38</text:p>
          </table:table-cell>
          <table:table-cell table:formula="of:=[.B71]*[.F71]" office:value-type="float" office:value="1839.03628762811">
            <text:p>1839.04</text:p>
          </table:table-cell>
          <table:table-cell table:formula="of:=[.B71]*[.B71]" office:value-type="float" office:value="7396">
            <text:p>7396.00</text:p>
          </table:table-cell>
        </table:table-row>
        <table:table-row table:style-name="ro1">
          <table:table-cell/>
          <table:table-cell office:value-type="float" office:value="87">
            <text:p>87.00</text:p>
          </table:table-cell>
          <table:table-cell office:value-type="float" office:value="1">
            <text:p>1.00</text:p>
          </table:table-cell>
          <table:table-cell table:formula="of:=[.$E$4]*[.B72]+[.$E$5]" office:value-type="float" office:value="30.5555555555556">
            <text:p>30.56</text:p>
          </table:table-cell>
          <table:table-cell table:formula="of:=[.$E$6]*(2*RAND()-1)" office:value-type="float" office:value="8.73704093508422">
            <text:p>8.74</text:p>
          </table:table-cell>
          <table:table-cell table:formula="of:=[.D72]+[.E72]" office:value-type="float" office:value="39.2925964906398">
            <text:p>39.29</text:p>
          </table:table-cell>
          <table:table-cell table:formula="of:=[.B72]*[.F72]" office:value-type="float" office:value="3418.45589468566">
            <text:p>3418.46</text:p>
          </table:table-cell>
          <table:table-cell table:formula="of:=[.B72]*[.B72]" office:value-type="float" office:value="7569">
            <text:p>7569.00</text:p>
          </table:table-cell>
        </table:table-row>
        <table:table-row table:style-name="ro1">
          <table:table-cell/>
          <table:table-cell office:value-type="float" office:value="88">
            <text:p>88.00</text:p>
          </table:table-cell>
          <table:table-cell office:value-type="float" office:value="1">
            <text:p>1.00</text:p>
          </table:table-cell>
          <table:table-cell table:formula="of:=[.$E$4]*[.B73]+[.$E$5]" office:value-type="float" office:value="31.1111111111111">
            <text:p>31.11</text:p>
          </table:table-cell>
          <table:table-cell table:formula="of:=[.$E$6]*(2*RAND()-1)" office:value-type="float" office:value="0.712466281838715">
            <text:p>0.71</text:p>
          </table:table-cell>
          <table:table-cell table:formula="of:=[.D73]+[.E73]" office:value-type="float" office:value="31.8235773929498">
            <text:p>31.82</text:p>
          </table:table-cell>
          <table:table-cell table:formula="of:=[.B73]*[.F73]" office:value-type="float" office:value="2800.47481057959">
            <text:p>2800.47</text:p>
          </table:table-cell>
          <table:table-cell table:formula="of:=[.B73]*[.B73]" office:value-type="float" office:value="7744">
            <text:p>7744.00</text:p>
          </table:table-cell>
        </table:table-row>
        <table:table-row table:style-name="ro1">
          <table:table-cell/>
          <table:table-cell office:value-type="float" office:value="89">
            <text:p>89.00</text:p>
          </table:table-cell>
          <table:table-cell office:value-type="float" office:value="1">
            <text:p>1.00</text:p>
          </table:table-cell>
          <table:table-cell table:formula="of:=[.$E$4]*[.B74]+[.$E$5]" office:value-type="float" office:value="31.6666666666667">
            <text:p>31.67</text:p>
          </table:table-cell>
          <table:table-cell table:formula="of:=[.$E$6]*(2*RAND()-1)" office:value-type="float" office:value="3.86149271856993">
            <text:p>3.86</text:p>
          </table:table-cell>
          <table:table-cell table:formula="of:=[.D74]+[.E74]" office:value-type="float" office:value="35.5281593852366">
            <text:p>35.53</text:p>
          </table:table-cell>
          <table:table-cell table:formula="of:=[.B74]*[.F74]" office:value-type="float" office:value="3162.00618528606">
            <text:p>3162.01</text:p>
          </table:table-cell>
          <table:table-cell table:formula="of:=[.B74]*[.B74]" office:value-type="float" office:value="7921">
            <text:p>7921.00</text:p>
          </table:table-cell>
        </table:table-row>
        <table:table-row table:style-name="ro1">
          <table:table-cell/>
          <table:table-cell office:value-type="float" office:value="90">
            <text:p>90.00</text:p>
          </table:table-cell>
          <table:table-cell office:value-type="float" office:value="1">
            <text:p>1.00</text:p>
          </table:table-cell>
          <table:table-cell table:formula="of:=[.$E$4]*[.B75]+[.$E$5]" office:value-type="float" office:value="32.2222222222222">
            <text:p>32.22</text:p>
          </table:table-cell>
          <table:table-cell table:formula="of:=[.$E$6]*(2*RAND()-1)" office:value-type="float" office:value="-1.52672736439854">
            <text:p>-1.53</text:p>
          </table:table-cell>
          <table:table-cell table:formula="of:=[.D75]+[.E75]" office:value-type="float" office:value="30.6954948578237">
            <text:p>30.70</text:p>
          </table:table-cell>
          <table:table-cell table:formula="of:=[.B75]*[.F75]" office:value-type="float" office:value="2762.59453720413">
            <text:p>2762.59</text:p>
          </table:table-cell>
          <table:table-cell table:formula="of:=[.B75]*[.B75]" office:value-type="float" office:value="8100">
            <text:p>8100.00</text:p>
          </table:table-cell>
        </table:table-row>
        <table:table-row table:style-name="ro1">
          <table:table-cell/>
          <table:table-cell office:value-type="float" office:value="91">
            <text:p>91.00</text:p>
          </table:table-cell>
          <table:table-cell office:value-type="float" office:value="1">
            <text:p>1.00</text:p>
          </table:table-cell>
          <table:table-cell table:formula="of:=[.$E$4]*[.B76]+[.$E$5]" office:value-type="float" office:value="32.7777777777778">
            <text:p>32.78</text:p>
          </table:table-cell>
          <table:table-cell table:formula="of:=[.$E$6]*(2*RAND()-1)" office:value-type="float" office:value="1.99444399215281">
            <text:p>1.99</text:p>
          </table:table-cell>
          <table:table-cell table:formula="of:=[.D76]+[.E76]" office:value-type="float" office:value="34.7722217699306">
            <text:p>34.77</text:p>
          </table:table-cell>
          <table:table-cell table:formula="of:=[.B76]*[.F76]" office:value-type="float" office:value="3164.27218106368">
            <text:p>3164.27</text:p>
          </table:table-cell>
          <table:table-cell table:formula="of:=[.B76]*[.B76]" office:value-type="float" office:value="8281">
            <text:p>8281.00</text:p>
          </table:table-cell>
        </table:table-row>
        <table:table-row table:style-name="ro1">
          <table:table-cell/>
          <table:table-cell office:value-type="float" office:value="92">
            <text:p>92.00</text:p>
          </table:table-cell>
          <table:table-cell office:value-type="float" office:value="1">
            <text:p>1.00</text:p>
          </table:table-cell>
          <table:table-cell table:formula="of:=[.$E$4]*[.B77]+[.$E$5]" office:value-type="float" office:value="33.3333333333333">
            <text:p>33.33</text:p>
          </table:table-cell>
          <table:table-cell table:formula="of:=[.$E$6]*(2*RAND()-1)" office:value-type="float" office:value="-9.77494394872338">
            <text:p>-9.77</text:p>
          </table:table-cell>
          <table:table-cell table:formula="of:=[.D77]+[.E77]" office:value-type="float" office:value="23.55838938461">
            <text:p>23.56</text:p>
          </table:table-cell>
          <table:table-cell table:formula="of:=[.B77]*[.F77]" office:value-type="float" office:value="2167.37182338412">
            <text:p>2167.37</text:p>
          </table:table-cell>
          <table:table-cell table:formula="of:=[.B77]*[.B77]" office:value-type="float" office:value="8464">
            <text:p>8464.00</text:p>
          </table:table-cell>
        </table:table-row>
        <table:table-row table:style-name="ro1">
          <table:table-cell/>
          <table:table-cell office:value-type="float" office:value="93">
            <text:p>93.00</text:p>
          </table:table-cell>
          <table:table-cell office:value-type="float" office:value="1">
            <text:p>1.00</text:p>
          </table:table-cell>
          <table:table-cell table:formula="of:=[.$E$4]*[.B78]+[.$E$5]" office:value-type="float" office:value="33.8888888888889">
            <text:p>33.89</text:p>
          </table:table-cell>
          <table:table-cell table:formula="of:=[.$E$6]*(2*RAND()-1)" office:value-type="float" office:value="5.65064439084381">
            <text:p>5.65</text:p>
          </table:table-cell>
          <table:table-cell table:formula="of:=[.D78]+[.E78]" office:value-type="float" office:value="39.5395332797327">
            <text:p>39.54</text:p>
          </table:table-cell>
          <table:table-cell table:formula="of:=[.B78]*[.F78]" office:value-type="float" office:value="3677.17659501514">
            <text:p>3677.18</text:p>
          </table:table-cell>
          <table:table-cell table:formula="of:=[.B78]*[.B78]" office:value-type="float" office:value="8649">
            <text:p>8649.00</text:p>
          </table:table-cell>
        </table:table-row>
        <table:table-row table:style-name="ro1">
          <table:table-cell/>
          <table:table-cell office:value-type="float" office:value="94">
            <text:p>94.00</text:p>
          </table:table-cell>
          <table:table-cell office:value-type="float" office:value="1">
            <text:p>1.00</text:p>
          </table:table-cell>
          <table:table-cell table:formula="of:=[.$E$4]*[.B79]+[.$E$5]" office:value-type="float" office:value="34.4444444444444">
            <text:p>34.44</text:p>
          </table:table-cell>
          <table:table-cell table:formula="of:=[.$E$6]*(2*RAND()-1)" office:value-type="float" office:value="7.67382689286023">
            <text:p>7.67</text:p>
          </table:table-cell>
          <table:table-cell table:formula="of:=[.D79]+[.E79]" office:value-type="float" office:value="42.1182713373047">
            <text:p>42.12</text:p>
          </table:table-cell>
          <table:table-cell table:formula="of:=[.B79]*[.F79]" office:value-type="float" office:value="3959.11750570664">
            <text:p>3959.12</text:p>
          </table:table-cell>
          <table:table-cell table:formula="of:=[.B79]*[.B79]" office:value-type="float" office:value="8836">
            <text:p>8836.00</text:p>
          </table:table-cell>
        </table:table-row>
        <table:table-row table:style-name="ro1">
          <table:table-cell/>
          <table:table-cell office:value-type="float" office:value="95">
            <text:p>95.00</text:p>
          </table:table-cell>
          <table:table-cell office:value-type="float" office:value="1">
            <text:p>1.00</text:p>
          </table:table-cell>
          <table:table-cell table:formula="of:=[.$E$4]*[.B80]+[.$E$5]" office:value-type="float" office:value="35">
            <text:p>35.00</text:p>
          </table:table-cell>
          <table:table-cell table:formula="of:=[.$E$6]*(2*RAND()-1)" office:value-type="float" office:value="-6.08163978438824">
            <text:p>-6.08</text:p>
          </table:table-cell>
          <table:table-cell table:formula="of:=[.D80]+[.E80]" office:value-type="float" office:value="28.9183602156118">
            <text:p>28.92</text:p>
          </table:table-cell>
          <table:table-cell table:formula="of:=[.B80]*[.F80]" office:value-type="float" office:value="2747.24422048312">
            <text:p>2747.24</text:p>
          </table:table-cell>
          <table:table-cell table:formula="of:=[.B80]*[.B80]" office:value-type="float" office:value="9025">
            <text:p>9025.00</text:p>
          </table:table-cell>
        </table:table-row>
        <table:table-row table:style-name="ro1">
          <table:table-cell/>
          <table:table-cell office:value-type="float" office:value="96">
            <text:p>96.00</text:p>
          </table:table-cell>
          <table:table-cell office:value-type="float" office:value="1">
            <text:p>1.00</text:p>
          </table:table-cell>
          <table:table-cell table:formula="of:=[.$E$4]*[.B81]+[.$E$5]" office:value-type="float" office:value="35.5555555555556">
            <text:p>35.56</text:p>
          </table:table-cell>
          <table:table-cell table:formula="of:=[.$E$6]*(2*RAND()-1)" office:value-type="float" office:value="2.42161079309881">
            <text:p>2.42</text:p>
          </table:table-cell>
          <table:table-cell table:formula="of:=[.D81]+[.E81]" office:value-type="float" office:value="37.9771663486544">
            <text:p>37.98</text:p>
          </table:table-cell>
          <table:table-cell table:formula="of:=[.B81]*[.F81]" office:value-type="float" office:value="3645.80796947082">
            <text:p>3645.81</text:p>
          </table:table-cell>
          <table:table-cell table:formula="of:=[.B81]*[.B81]" office:value-type="float" office:value="9216">
            <text:p>9216.00</text:p>
          </table:table-cell>
        </table:table-row>
        <table:table-row table:style-name="ro1">
          <table:table-cell/>
          <table:table-cell office:value-type="float" office:value="97">
            <text:p>97.00</text:p>
          </table:table-cell>
          <table:table-cell office:value-type="float" office:value="1">
            <text:p>1.00</text:p>
          </table:table-cell>
          <table:table-cell table:formula="of:=[.$E$4]*[.B82]+[.$E$5]" office:value-type="float" office:value="36.1111111111111">
            <text:p>36.11</text:p>
          </table:table-cell>
          <table:table-cell table:formula="of:=[.$E$6]*(2*RAND()-1)" office:value-type="float" office:value="7.30760646052659">
            <text:p>7.31</text:p>
          </table:table-cell>
          <table:table-cell table:formula="of:=[.D82]+[.E82]" office:value-type="float" office:value="43.4187175716377">
            <text:p>43.42</text:p>
          </table:table-cell>
          <table:table-cell table:formula="of:=[.B82]*[.F82]" office:value-type="float" office:value="4211.61560444886">
            <text:p>4211.62</text:p>
          </table:table-cell>
          <table:table-cell table:formula="of:=[.B82]*[.B82]" office:value-type="float" office:value="9409">
            <text:p>9409.00</text:p>
          </table:table-cell>
        </table:table-row>
        <table:table-row table:style-name="ro1">
          <table:table-cell/>
          <table:table-cell office:value-type="float" office:value="98">
            <text:p>98.00</text:p>
          </table:table-cell>
          <table:table-cell office:value-type="float" office:value="1">
            <text:p>1.00</text:p>
          </table:table-cell>
          <table:table-cell table:formula="of:=[.$E$4]*[.B83]+[.$E$5]" office:value-type="float" office:value="36.6666666666667">
            <text:p>36.67</text:p>
          </table:table-cell>
          <table:table-cell table:formula="of:=[.$E$6]*(2*RAND()-1)" office:value-type="float" office:value="-7.41202744655311">
            <text:p>-7.41</text:p>
          </table:table-cell>
          <table:table-cell table:formula="of:=[.D83]+[.E83]" office:value-type="float" office:value="29.2546392201136">
            <text:p>29.25</text:p>
          </table:table-cell>
          <table:table-cell table:formula="of:=[.B83]*[.F83]" office:value-type="float" office:value="2866.95464357113">
            <text:p>2866.95</text:p>
          </table:table-cell>
          <table:table-cell table:formula="of:=[.B83]*[.B83]" office:value-type="float" office:value="9604">
            <text:p>9604.00</text:p>
          </table:table-cell>
        </table:table-row>
        <table:table-row table:style-name="ro1">
          <table:table-cell/>
          <table:table-cell office:value-type="float" office:value="99">
            <text:p>99.00</text:p>
          </table:table-cell>
          <table:table-cell office:value-type="float" office:value="1">
            <text:p>1.00</text:p>
          </table:table-cell>
          <table:table-cell table:formula="of:=[.$E$4]*[.B84]+[.$E$5]" office:value-type="float" office:value="37.2222222222222">
            <text:p>37.22</text:p>
          </table:table-cell>
          <table:table-cell table:formula="of:=[.$E$6]*(2*RAND()-1)" office:value-type="float" office:value="-8.04747126530856">
            <text:p>-8.05</text:p>
          </table:table-cell>
          <table:table-cell table:formula="of:=[.D84]+[.E84]" office:value-type="float" office:value="29.1747509569137">
            <text:p>29.17</text:p>
          </table:table-cell>
          <table:table-cell table:formula="of:=[.B84]*[.F84]" office:value-type="float" office:value="2888.30034473445">
            <text:p>2888.30</text:p>
          </table:table-cell>
          <table:table-cell table:formula="of:=[.B84]*[.B84]" office:value-type="float" office:value="9801">
            <text:p>9801.00</text:p>
          </table:table-cell>
        </table:table-row>
        <table:table-row table:style-name="ro1">
          <table:table-cell/>
          <table:table-cell office:value-type="float" office:value="100">
            <text:p>100.00</text:p>
          </table:table-cell>
          <table:table-cell office:value-type="float" office:value="1">
            <text:p>1.00</text:p>
          </table:table-cell>
          <table:table-cell table:formula="of:=[.$E$4]*[.B85]+[.$E$5]" office:value-type="float" office:value="37.7777777777778">
            <text:p>37.78</text:p>
          </table:table-cell>
          <table:table-cell table:formula="of:=[.$E$6]*(2*RAND()-1)" office:value-type="float" office:value="-0.110667925328016">
            <text:p>-0.11</text:p>
          </table:table-cell>
          <table:table-cell table:formula="of:=[.D85]+[.E85]" office:value-type="float" office:value="37.6671098524498">
            <text:p>37.67</text:p>
          </table:table-cell>
          <table:table-cell table:formula="of:=[.B85]*[.F85]" office:value-type="float" office:value="3766.71098524498">
            <text:p>3766.71</text:p>
          </table:table-cell>
          <table:table-cell table:formula="of:=[.B85]*[.B85]" office:value-type="float" office:value="10000">
            <text:p>10000.00</text:p>
          </table:table-cell>
        </table:table-row>
        <table:table-row table:style-name="ro1">
          <table:table-cell/>
          <table:table-cell office:value-type="float" office:value="101">
            <text:p>101.00</text:p>
          </table:table-cell>
          <table:table-cell office:value-type="float" office:value="1">
            <text:p>1.00</text:p>
          </table:table-cell>
          <table:table-cell table:formula="of:=[.$E$4]*[.B86]+[.$E$5]" office:value-type="float" office:value="38.3333333333333">
            <text:p>38.33</text:p>
          </table:table-cell>
          <table:table-cell table:formula="of:=[.$E$6]*(2*RAND()-1)" office:value-type="float" office:value="-6.4089698670432">
            <text:p>-6.41</text:p>
          </table:table-cell>
          <table:table-cell table:formula="of:=[.D86]+[.E86]" office:value-type="float" office:value="31.9243634662901">
            <text:p>31.92</text:p>
          </table:table-cell>
          <table:table-cell table:formula="of:=[.B86]*[.F86]" office:value-type="float" office:value="3224.3607100953">
            <text:p>3224.36</text:p>
          </table:table-cell>
          <table:table-cell table:formula="of:=[.B86]*[.B86]" office:value-type="float" office:value="10201">
            <text:p>10201.00</text:p>
          </table:table-cell>
        </table:table-row>
        <table:table-row table:style-name="ro1">
          <table:table-cell/>
          <table:table-cell office:value-type="float" office:value="102">
            <text:p>102.00</text:p>
          </table:table-cell>
          <table:table-cell office:value-type="float" office:value="1">
            <text:p>1.00</text:p>
          </table:table-cell>
          <table:table-cell table:formula="of:=[.$E$4]*[.B87]+[.$E$5]" office:value-type="float" office:value="38.8888888888889">
            <text:p>38.89</text:p>
          </table:table-cell>
          <table:table-cell table:formula="of:=[.$E$6]*(2*RAND()-1)" office:value-type="float" office:value="0.736427013762295">
            <text:p>0.74</text:p>
          </table:table-cell>
          <table:table-cell table:formula="of:=[.D87]+[.E87]" office:value-type="float" office:value="39.6253159026512">
            <text:p>39.63</text:p>
          </table:table-cell>
          <table:table-cell table:formula="of:=[.B87]*[.F87]" office:value-type="float" office:value="4041.78222207042">
            <text:p>4041.78</text:p>
          </table:table-cell>
          <table:table-cell table:formula="of:=[.B87]*[.B87]" office:value-type="float" office:value="10404">
            <text:p>10404.00</text:p>
          </table:table-cell>
        </table:table-row>
        <table:table-row table:style-name="ro1">
          <table:table-cell/>
          <table:table-cell office:value-type="float" office:value="103">
            <text:p>103.00</text:p>
          </table:table-cell>
          <table:table-cell office:value-type="float" office:value="1">
            <text:p>1.00</text:p>
          </table:table-cell>
          <table:table-cell table:formula="of:=[.$E$4]*[.B88]+[.$E$5]" office:value-type="float" office:value="39.4444444444444">
            <text:p>39.44</text:p>
          </table:table-cell>
          <table:table-cell table:formula="of:=[.$E$6]*(2*RAND()-1)" office:value-type="float" office:value="1.81451494805515">
            <text:p>1.81</text:p>
          </table:table-cell>
          <table:table-cell table:formula="of:=[.D88]+[.E88]" office:value-type="float" office:value="41.2589593924996">
            <text:p>41.26</text:p>
          </table:table-cell>
          <table:table-cell table:formula="of:=[.B88]*[.F88]" office:value-type="float" office:value="4249.67281742746">
            <text:p>4249.67</text:p>
          </table:table-cell>
          <table:table-cell table:formula="of:=[.B88]*[.B88]" office:value-type="float" office:value="10609">
            <text:p>10609.00</text:p>
          </table:table-cell>
        </table:table-row>
        <table:table-row table:style-name="ro1">
          <table:table-cell/>
          <table:table-cell office:value-type="float" office:value="104">
            <text:p>104.00</text:p>
          </table:table-cell>
          <table:table-cell office:value-type="float" office:value="1">
            <text:p>1.00</text:p>
          </table:table-cell>
          <table:table-cell table:formula="of:=[.$E$4]*[.B89]+[.$E$5]" office:value-type="float" office:value="40">
            <text:p>40.00</text:p>
          </table:table-cell>
          <table:table-cell table:formula="of:=[.$E$6]*(2*RAND()-1)" office:value-type="float" office:value="1.74887546338141">
            <text:p>1.75</text:p>
          </table:table-cell>
          <table:table-cell table:formula="of:=[.D89]+[.E89]" office:value-type="float" office:value="41.7488754633814">
            <text:p>41.75</text:p>
          </table:table-cell>
          <table:table-cell table:formula="of:=[.B89]*[.F89]" office:value-type="float" office:value="4341.88304819167">
            <text:p>4341.88</text:p>
          </table:table-cell>
          <table:table-cell table:formula="of:=[.B89]*[.B89]" office:value-type="float" office:value="10816">
            <text:p>10816.00</text:p>
          </table:table-cell>
        </table:table-row>
        <table:table-row table:style-name="ro1">
          <table:table-cell/>
          <table:table-cell office:value-type="float" office:value="105">
            <text:p>105.00</text:p>
          </table:table-cell>
          <table:table-cell office:value-type="float" office:value="1">
            <text:p>1.00</text:p>
          </table:table-cell>
          <table:table-cell table:formula="of:=[.$E$4]*[.B90]+[.$E$5]" office:value-type="float" office:value="40.5555555555556">
            <text:p>40.56</text:p>
          </table:table-cell>
          <table:table-cell table:formula="of:=[.$E$6]*(2*RAND()-1)" office:value-type="float" office:value="-1.07751590199769">
            <text:p>-1.08</text:p>
          </table:table-cell>
          <table:table-cell table:formula="of:=[.D90]+[.E90]" office:value-type="float" office:value="39.4780396535579">
            <text:p>39.48</text:p>
          </table:table-cell>
          <table:table-cell table:formula="of:=[.B90]*[.F90]" office:value-type="float" office:value="4145.19416362358">
            <text:p>4145.19</text:p>
          </table:table-cell>
          <table:table-cell table:formula="of:=[.B90]*[.B90]" office:value-type="float" office:value="11025">
            <text:p>11025.00</text:p>
          </table:table-cell>
        </table:table-row>
        <table:table-row table:style-name="ro1">
          <table:table-cell/>
          <table:table-cell office:value-type="float" office:value="106">
            <text:p>106.00</text:p>
          </table:table-cell>
          <table:table-cell office:value-type="float" office:value="1">
            <text:p>1.00</text:p>
          </table:table-cell>
          <table:table-cell table:formula="of:=[.$E$4]*[.B91]+[.$E$5]" office:value-type="float" office:value="41.1111111111111">
            <text:p>41.11</text:p>
          </table:table-cell>
          <table:table-cell table:formula="of:=[.$E$6]*(2*RAND()-1)" office:value-type="float" office:value="-7.82732032705098">
            <text:p>-7.83</text:p>
          </table:table-cell>
          <table:table-cell table:formula="of:=[.D91]+[.E91]" office:value-type="float" office:value="33.2837907840601">
            <text:p>33.28</text:p>
          </table:table-cell>
          <table:table-cell table:formula="of:=[.B91]*[.F91]" office:value-type="float" office:value="3528.08182311037">
            <text:p>3528.08</text:p>
          </table:table-cell>
          <table:table-cell table:formula="of:=[.B91]*[.B91]" office:value-type="float" office:value="11236">
            <text:p>11236.00</text:p>
          </table:table-cell>
        </table:table-row>
        <table:table-row table:style-name="ro1">
          <table:table-cell/>
          <table:table-cell office:value-type="float" office:value="107">
            <text:p>107.00</text:p>
          </table:table-cell>
          <table:table-cell office:value-type="float" office:value="1">
            <text:p>1.00</text:p>
          </table:table-cell>
          <table:table-cell table:formula="of:=[.$E$4]*[.B92]+[.$E$5]" office:value-type="float" office:value="41.6666666666667">
            <text:p>41.67</text:p>
          </table:table-cell>
          <table:table-cell table:formula="of:=[.$E$6]*(2*RAND()-1)" office:value-type="float" office:value="-5.06211610510945">
            <text:p>-5.06</text:p>
          </table:table-cell>
          <table:table-cell table:formula="of:=[.D92]+[.E92]" office:value-type="float" office:value="36.6045505615572">
            <text:p>36.60</text:p>
          </table:table-cell>
          <table:table-cell table:formula="of:=[.B92]*[.F92]" office:value-type="float" office:value="3916.68691008662">
            <text:p>3916.69</text:p>
          </table:table-cell>
          <table:table-cell table:formula="of:=[.B92]*[.B92]" office:value-type="float" office:value="11449">
            <text:p>11449.00</text:p>
          </table:table-cell>
        </table:table-row>
        <table:table-row table:style-name="ro1">
          <table:table-cell/>
          <table:table-cell office:value-type="float" office:value="108">
            <text:p>108.00</text:p>
          </table:table-cell>
          <table:table-cell office:value-type="float" office:value="1">
            <text:p>1.00</text:p>
          </table:table-cell>
          <table:table-cell table:formula="of:=[.$E$4]*[.B93]+[.$E$5]" office:value-type="float" office:value="42.2222222222222">
            <text:p>42.22</text:p>
          </table:table-cell>
          <table:table-cell table:formula="of:=[.$E$6]*(2*RAND()-1)" office:value-type="float" office:value="-2.00115112122148">
            <text:p>-2.00</text:p>
          </table:table-cell>
          <table:table-cell table:formula="of:=[.D93]+[.E93]" office:value-type="float" office:value="40.2210711010007">
            <text:p>40.22</text:p>
          </table:table-cell>
          <table:table-cell table:formula="of:=[.B93]*[.F93]" office:value-type="float" office:value="4343.87567890808">
            <text:p>4343.88</text:p>
          </table:table-cell>
          <table:table-cell table:formula="of:=[.B93]*[.B93]" office:value-type="float" office:value="11664">
            <text:p>11664.00</text:p>
          </table:table-cell>
        </table:table-row>
        <table:table-row table:style-name="ro1">
          <table:table-cell/>
          <table:table-cell office:value-type="float" office:value="109">
            <text:p>109.00</text:p>
          </table:table-cell>
          <table:table-cell office:value-type="float" office:value="1">
            <text:p>1.00</text:p>
          </table:table-cell>
          <table:table-cell table:formula="of:=[.$E$4]*[.B94]+[.$E$5]" office:value-type="float" office:value="42.7777777777778">
            <text:p>42.78</text:p>
          </table:table-cell>
          <table:table-cell table:formula="of:=[.$E$6]*(2*RAND()-1)" office:value-type="float" office:value="3.47616174258292">
            <text:p>3.48</text:p>
          </table:table-cell>
          <table:table-cell table:formula="of:=[.D94]+[.E94]" office:value-type="float" office:value="46.2539395203607">
            <text:p>46.25</text:p>
          </table:table-cell>
          <table:table-cell table:formula="of:=[.B94]*[.F94]" office:value-type="float" office:value="5041.67940771932">
            <text:p>5041.68</text:p>
          </table:table-cell>
          <table:table-cell table:formula="of:=[.B94]*[.B94]" office:value-type="float" office:value="11881">
            <text:p>11881.00</text:p>
          </table:table-cell>
        </table:table-row>
        <table:table-row table:style-name="ro1">
          <table:table-cell/>
          <table:table-cell office:value-type="float" office:value="110">
            <text:p>110.00</text:p>
          </table:table-cell>
          <table:table-cell office:value-type="float" office:value="1">
            <text:p>1.00</text:p>
          </table:table-cell>
          <table:table-cell table:formula="of:=[.$E$4]*[.B95]+[.$E$5]" office:value-type="float" office:value="43.3333333333333">
            <text:p>43.33</text:p>
          </table:table-cell>
          <table:table-cell table:formula="of:=[.$E$6]*(2*RAND()-1)" office:value-type="float" office:value="6.8687834078446">
            <text:p>6.87</text:p>
          </table:table-cell>
          <table:table-cell table:formula="of:=[.D95]+[.E95]" office:value-type="float" office:value="50.2021167411779">
            <text:p>50.20</text:p>
          </table:table-cell>
          <table:table-cell table:formula="of:=[.B95]*[.F95]" office:value-type="float" office:value="5522.23284152957">
            <text:p>5522.23</text:p>
          </table:table-cell>
          <table:table-cell table:formula="of:=[.B95]*[.B95]" office:value-type="float" office:value="12100">
            <text:p>12100.00</text:p>
          </table:table-cell>
        </table:table-row>
        <table:table-row table:style-name="ro1">
          <table:table-cell/>
          <table:table-cell office:value-type="float" office:value="111">
            <text:p>111.00</text:p>
          </table:table-cell>
          <table:table-cell office:value-type="float" office:value="1">
            <text:p>1.00</text:p>
          </table:table-cell>
          <table:table-cell table:formula="of:=[.$E$4]*[.B96]+[.$E$5]" office:value-type="float" office:value="43.8888888888889">
            <text:p>43.89</text:p>
          </table:table-cell>
          <table:table-cell table:formula="of:=[.$E$6]*(2*RAND()-1)" office:value-type="float" office:value="-6.15778196137399">
            <text:p>-6.16</text:p>
          </table:table-cell>
          <table:table-cell table:formula="of:=[.D96]+[.E96]" office:value-type="float" office:value="37.7311069275149">
            <text:p>37.73</text:p>
          </table:table-cell>
          <table:table-cell table:formula="of:=[.B96]*[.F96]" office:value-type="float" office:value="4188.15286895415">
            <text:p>4188.15</text:p>
          </table:table-cell>
          <table:table-cell table:formula="of:=[.B96]*[.B96]" office:value-type="float" office:value="12321">
            <text:p>12321.00</text:p>
          </table:table-cell>
        </table:table-row>
        <table:table-row table:style-name="ro1">
          <table:table-cell/>
          <table:table-cell office:value-type="float" office:value="112">
            <text:p>112.00</text:p>
          </table:table-cell>
          <table:table-cell office:value-type="float" office:value="1">
            <text:p>1.00</text:p>
          </table:table-cell>
          <table:table-cell table:formula="of:=[.$E$4]*[.B97]+[.$E$5]" office:value-type="float" office:value="44.4444444444444">
            <text:p>44.44</text:p>
          </table:table-cell>
          <table:table-cell table:formula="of:=[.$E$6]*(2*RAND()-1)" office:value-type="float" office:value="-0.679523698054254">
            <text:p>-0.68</text:p>
          </table:table-cell>
          <table:table-cell table:formula="of:=[.D97]+[.E97]" office:value-type="float" office:value="43.7649207463902">
            <text:p>43.76</text:p>
          </table:table-cell>
          <table:table-cell table:formula="of:=[.B97]*[.F97]" office:value-type="float" office:value="4901.6711235957">
            <text:p>4901.67</text:p>
          </table:table-cell>
          <table:table-cell table:formula="of:=[.B97]*[.B97]" office:value-type="float" office:value="12544">
            <text:p>12544.00</text:p>
          </table:table-cell>
        </table:table-row>
        <table:table-row table:style-name="ro1">
          <table:table-cell/>
          <table:table-cell office:value-type="float" office:value="113">
            <text:p>113.00</text:p>
          </table:table-cell>
          <table:table-cell office:value-type="float" office:value="1">
            <text:p>1.00</text:p>
          </table:table-cell>
          <table:table-cell table:formula="of:=[.$E$4]*[.B98]+[.$E$5]" office:value-type="float" office:value="45">
            <text:p>45.00</text:p>
          </table:table-cell>
          <table:table-cell table:formula="of:=[.$E$6]*(2*RAND()-1)" office:value-type="float" office:value="4.83906395733357">
            <text:p>4.84</text:p>
          </table:table-cell>
          <table:table-cell table:formula="of:=[.D98]+[.E98]" office:value-type="float" office:value="49.8390639573336">
            <text:p>49.84</text:p>
          </table:table-cell>
          <table:table-cell table:formula="of:=[.B98]*[.F98]" office:value-type="float" office:value="5631.81422717869">
            <text:p>5631.81</text:p>
          </table:table-cell>
          <table:table-cell table:formula="of:=[.B98]*[.B98]" office:value-type="float" office:value="12769">
            <text:p>12769.00</text:p>
          </table:table-cell>
        </table:table-row>
        <table:table-row table:style-name="ro1">
          <table:table-cell/>
          <table:table-cell office:value-type="float" office:value="114">
            <text:p>114.00</text:p>
          </table:table-cell>
          <table:table-cell office:value-type="float" office:value="1">
            <text:p>1.00</text:p>
          </table:table-cell>
          <table:table-cell table:formula="of:=[.$E$4]*[.B99]+[.$E$5]" office:value-type="float" office:value="45.5555555555556">
            <text:p>45.56</text:p>
          </table:table-cell>
          <table:table-cell table:formula="of:=[.$E$6]*(2*RAND()-1)" office:value-type="float" office:value="-6.28887035418302">
            <text:p>-6.29</text:p>
          </table:table-cell>
          <table:table-cell table:formula="of:=[.D99]+[.E99]" office:value-type="float" office:value="39.2666852013725">
            <text:p>39.27</text:p>
          </table:table-cell>
          <table:table-cell table:formula="of:=[.B99]*[.F99]" office:value-type="float" office:value="4476.40211295647">
            <text:p>4476.40</text:p>
          </table:table-cell>
          <table:table-cell table:formula="of:=[.B99]*[.B99]" office:value-type="float" office:value="12996">
            <text:p>12996.00</text:p>
          </table:table-cell>
        </table:table-row>
        <table:table-row table:style-name="ro1">
          <table:table-cell/>
          <table:table-cell office:value-type="float" office:value="115">
            <text:p>115.00</text:p>
          </table:table-cell>
          <table:table-cell office:value-type="float" office:value="1">
            <text:p>1.00</text:p>
          </table:table-cell>
          <table:table-cell table:formula="of:=[.$E$4]*[.B100]+[.$E$5]" office:value-type="float" office:value="46.1111111111111">
            <text:p>46.11</text:p>
          </table:table-cell>
          <table:table-cell table:formula="of:=[.$E$6]*(2*RAND()-1)" office:value-type="float" office:value="8.62016319762915">
            <text:p>8.62</text:p>
          </table:table-cell>
          <table:table-cell table:formula="of:=[.D100]+[.E100]" office:value-type="float" office:value="54.7312743087403">
            <text:p>54.73</text:p>
          </table:table-cell>
          <table:table-cell table:formula="of:=[.B100]*[.F100]" office:value-type="float" office:value="6294.09654550513">
            <text:p>6294.10</text:p>
          </table:table-cell>
          <table:table-cell table:formula="of:=[.B100]*[.B100]" office:value-type="float" office:value="13225">
            <text:p>13225.00</text:p>
          </table:table-cell>
        </table:table-row>
        <table:table-row table:style-name="ro1">
          <table:table-cell/>
          <table:table-cell office:value-type="float" office:value="116">
            <text:p>116.00</text:p>
          </table:table-cell>
          <table:table-cell office:value-type="float" office:value="1">
            <text:p>1.00</text:p>
          </table:table-cell>
          <table:table-cell table:formula="of:=[.$E$4]*[.B101]+[.$E$5]" office:value-type="float" office:value="46.6666666666667">
            <text:p>46.67</text:p>
          </table:table-cell>
          <table:table-cell table:formula="of:=[.$E$6]*(2*RAND()-1)" office:value-type="float" office:value="4.75781059358269">
            <text:p>4.76</text:p>
          </table:table-cell>
          <table:table-cell table:formula="of:=[.D101]+[.E101]" office:value-type="float" office:value="51.4244772602494">
            <text:p>51.42</text:p>
          </table:table-cell>
          <table:table-cell table:formula="of:=[.B101]*[.F101]" office:value-type="float" office:value="5965.23936218893">
            <text:p>5965.24</text:p>
          </table:table-cell>
          <table:table-cell table:formula="of:=[.B101]*[.B101]" office:value-type="float" office:value="13456">
            <text:p>13456.00</text:p>
          </table:table-cell>
        </table:table-row>
        <table:table-row table:style-name="ro1">
          <table:table-cell/>
          <table:table-cell office:value-type="float" office:value="117">
            <text:p>117.00</text:p>
          </table:table-cell>
          <table:table-cell office:value-type="float" office:value="1">
            <text:p>1.00</text:p>
          </table:table-cell>
          <table:table-cell table:formula="of:=[.$E$4]*[.B102]+[.$E$5]" office:value-type="float" office:value="47.2222222222222">
            <text:p>47.22</text:p>
          </table:table-cell>
          <table:table-cell table:formula="of:=[.$E$6]*(2*RAND()-1)" office:value-type="float" office:value="6.22856738045812">
            <text:p>6.23</text:p>
          </table:table-cell>
          <table:table-cell table:formula="of:=[.D102]+[.E102]" office:value-type="float" office:value="53.4507896026803">
            <text:p>53.45</text:p>
          </table:table-cell>
          <table:table-cell table:formula="of:=[.B102]*[.F102]" office:value-type="float" office:value="6253.7423835136">
            <text:p>6253.74</text:p>
          </table:table-cell>
          <table:table-cell table:formula="of:=[.B102]*[.B102]" office:value-type="float" office:value="13689">
            <text:p>13689.00</text:p>
          </table:table-cell>
        </table:table-row>
        <table:table-row table:style-name="ro1">
          <table:table-cell/>
          <table:table-cell office:value-type="float" office:value="118">
            <text:p>118.00</text:p>
          </table:table-cell>
          <table:table-cell office:value-type="float" office:value="1">
            <text:p>1.00</text:p>
          </table:table-cell>
          <table:table-cell table:formula="of:=[.$E$4]*[.B103]+[.$E$5]" office:value-type="float" office:value="47.7777777777778">
            <text:p>47.78</text:p>
          </table:table-cell>
          <table:table-cell table:formula="of:=[.$E$6]*(2*RAND()-1)" office:value-type="float" office:value="-5.16949568875134">
            <text:p>-5.17</text:p>
          </table:table-cell>
          <table:table-cell table:formula="of:=[.D103]+[.E103]" office:value-type="float" office:value="42.6082820890264">
            <text:p>42.61</text:p>
          </table:table-cell>
          <table:table-cell table:formula="of:=[.B103]*[.F103]" office:value-type="float" office:value="5027.77728650512">
            <text:p>5027.78</text:p>
          </table:table-cell>
          <table:table-cell table:formula="of:=[.B103]*[.B103]" office:value-type="float" office:value="13924">
            <text:p>13924.00</text:p>
          </table:table-cell>
        </table:table-row>
        <table:table-row table:style-name="ro1">
          <table:table-cell/>
          <table:table-cell office:value-type="float" office:value="119">
            <text:p>119.00</text:p>
          </table:table-cell>
          <table:table-cell office:value-type="float" office:value="1">
            <text:p>1.00</text:p>
          </table:table-cell>
          <table:table-cell table:formula="of:=[.$E$4]*[.B104]+[.$E$5]" office:value-type="float" office:value="48.3333333333333">
            <text:p>48.33</text:p>
          </table:table-cell>
          <table:table-cell table:formula="of:=[.$E$6]*(2*RAND()-1)" office:value-type="float" office:value="4.59873226936907">
            <text:p>4.60</text:p>
          </table:table-cell>
          <table:table-cell table:formula="of:=[.D104]+[.E104]" office:value-type="float" office:value="52.9320656027024">
            <text:p>52.93</text:p>
          </table:table-cell>
          <table:table-cell table:formula="of:=[.B104]*[.F104]" office:value-type="float" office:value="6298.91580672159">
            <text:p>6298.92</text:p>
          </table:table-cell>
          <table:table-cell table:formula="of:=[.B104]*[.B104]" office:value-type="float" office:value="14161">
            <text:p>14161.00</text:p>
          </table:table-cell>
        </table:table-row>
        <table:table-row table:style-name="ro1">
          <table:table-cell/>
          <table:table-cell office:value-type="float" office:value="120">
            <text:p>120.00</text:p>
          </table:table-cell>
          <table:table-cell office:value-type="float" office:value="1">
            <text:p>1.00</text:p>
          </table:table-cell>
          <table:table-cell table:formula="of:=[.$E$4]*[.B105]+[.$E$5]" office:value-type="float" office:value="48.8888888888889">
            <text:p>48.89</text:p>
          </table:table-cell>
          <table:table-cell table:formula="of:=[.$E$6]*(2*RAND()-1)" office:value-type="float" office:value="-7.98852636944503">
            <text:p>-7.99</text:p>
          </table:table-cell>
          <table:table-cell table:formula="of:=[.D105]+[.E105]" office:value-type="float" office:value="40.9003625194439">
            <text:p>40.90</text:p>
          </table:table-cell>
          <table:table-cell table:formula="of:=[.B105]*[.F105]" office:value-type="float" office:value="4908.04350233326">
            <text:p>4908.04</text:p>
          </table:table-cell>
          <table:table-cell table:formula="of:=[.B105]*[.B105]" office:value-type="float" office:value="14400">
            <text:p>14400.00</text:p>
          </table:table-cell>
        </table:table-row>
        <table:table-row table:style-name="ro1">
          <table:table-cell/>
          <table:table-cell office:value-type="float" office:value="121">
            <text:p>121.00</text:p>
          </table:table-cell>
          <table:table-cell office:value-type="float" office:value="1">
            <text:p>1.00</text:p>
          </table:table-cell>
          <table:table-cell table:formula="of:=[.$E$4]*[.B106]+[.$E$5]" office:value-type="float" office:value="49.4444444444444">
            <text:p>49.44</text:p>
          </table:table-cell>
          <table:table-cell table:formula="of:=[.$E$6]*(2*RAND()-1)" office:value-type="float" office:value="-5.32343453262001">
            <text:p>-5.32</text:p>
          </table:table-cell>
          <table:table-cell table:formula="of:=[.D106]+[.E106]" office:value-type="float" office:value="44.1210099118244">
            <text:p>44.12</text:p>
          </table:table-cell>
          <table:table-cell table:formula="of:=[.B106]*[.F106]" office:value-type="float" office:value="5338.64219933076">
            <text:p>5338.64</text:p>
          </table:table-cell>
          <table:table-cell table:formula="of:=[.B106]*[.B106]" office:value-type="float" office:value="14641">
            <text:p>14641.00</text:p>
          </table:table-cell>
        </table:table-row>
        <table:table-row table:style-name="ro1">
          <table:table-cell/>
          <table:table-cell office:value-type="float" office:value="122">
            <text:p>122.00</text:p>
          </table:table-cell>
          <table:table-cell office:value-type="float" office:value="1">
            <text:p>1.00</text:p>
          </table:table-cell>
          <table:table-cell table:formula="of:=[.$E$4]*[.B107]+[.$E$5]" office:value-type="float" office:value="50">
            <text:p>50.00</text:p>
          </table:table-cell>
          <table:table-cell table:formula="of:=[.$E$6]*(2*RAND()-1)" office:value-type="float" office:value="9.12520839367062">
            <text:p>9.13</text:p>
          </table:table-cell>
          <table:table-cell table:formula="of:=[.D107]+[.E107]" office:value-type="float" office:value="59.1252083936706">
            <text:p>59.13</text:p>
          </table:table-cell>
          <table:table-cell table:formula="of:=[.B107]*[.F107]" office:value-type="float" office:value="7213.27542402782">
            <text:p>7213.28</text:p>
          </table:table-cell>
          <table:table-cell table:formula="of:=[.B107]*[.B107]" office:value-type="float" office:value="14884">
            <text:p>14884.00</text:p>
          </table:table-cell>
        </table:table-row>
        <table:table-row table:style-name="ro1">
          <table:table-cell/>
          <table:table-cell office:value-type="float" office:value="123">
            <text:p>123.00</text:p>
          </table:table-cell>
          <table:table-cell office:value-type="float" office:value="1">
            <text:p>1.00</text:p>
          </table:table-cell>
          <table:table-cell table:formula="of:=[.$E$4]*[.B108]+[.$E$5]" office:value-type="float" office:value="50.5555555555556">
            <text:p>50.56</text:p>
          </table:table-cell>
          <table:table-cell table:formula="of:=[.$E$6]*(2*RAND()-1)" office:value-type="float" office:value="5.37129871081561">
            <text:p>5.37</text:p>
          </table:table-cell>
          <table:table-cell table:formula="of:=[.D108]+[.E108]" office:value-type="float" office:value="55.9268542663712">
            <text:p>55.93</text:p>
          </table:table-cell>
          <table:table-cell table:formula="of:=[.B108]*[.F108]" office:value-type="float" office:value="6879.00307476366">
            <text:p>6879.00</text:p>
          </table:table-cell>
          <table:table-cell table:formula="of:=[.B108]*[.B108]" office:value-type="float" office:value="15129">
            <text:p>15129.00</text:p>
          </table:table-cell>
        </table:table-row>
        <table:table-row table:style-name="ro1">
          <table:table-cell/>
          <table:table-cell office:value-type="float" office:value="124">
            <text:p>124.00</text:p>
          </table:table-cell>
          <table:table-cell office:value-type="float" office:value="1">
            <text:p>1.00</text:p>
          </table:table-cell>
          <table:table-cell table:formula="of:=[.$E$4]*[.B109]+[.$E$5]" office:value-type="float" office:value="51.1111111111111">
            <text:p>51.11</text:p>
          </table:table-cell>
          <table:table-cell table:formula="of:=[.$E$6]*(2*RAND()-1)" office:value-type="float" office:value="5.1303229527548">
            <text:p>5.13</text:p>
          </table:table-cell>
          <table:table-cell table:formula="of:=[.D109]+[.E109]" office:value-type="float" office:value="56.2414340638659">
            <text:p>56.24</text:p>
          </table:table-cell>
          <table:table-cell table:formula="of:=[.B109]*[.F109]" office:value-type="float" office:value="6973.93782391937">
            <text:p>6973.94</text:p>
          </table:table-cell>
          <table:table-cell table:formula="of:=[.B109]*[.B109]" office:value-type="float" office:value="15376">
            <text:p>15376.00</text:p>
          </table:table-cell>
        </table:table-row>
        <table:table-row table:style-name="ro1">
          <table:table-cell/>
          <table:table-cell office:value-type="float" office:value="125">
            <text:p>125.00</text:p>
          </table:table-cell>
          <table:table-cell office:value-type="float" office:value="1">
            <text:p>1.00</text:p>
          </table:table-cell>
          <table:table-cell table:formula="of:=[.$E$4]*[.B110]+[.$E$5]" office:value-type="float" office:value="51.6666666666667">
            <text:p>51.67</text:p>
          </table:table-cell>
          <table:table-cell table:formula="of:=[.$E$6]*(2*RAND()-1)" office:value-type="float" office:value="-8.9833545871079">
            <text:p>-8.98</text:p>
          </table:table-cell>
          <table:table-cell table:formula="of:=[.D110]+[.E110]" office:value-type="float" office:value="42.6833120795588">
            <text:p>42.68</text:p>
          </table:table-cell>
          <table:table-cell table:formula="of:=[.B110]*[.F110]" office:value-type="float" office:value="5335.41400994485">
            <text:p>5335.41</text:p>
          </table:table-cell>
          <table:table-cell table:formula="of:=[.B110]*[.B110]" office:value-type="float" office:value="15625">
            <text:p>15625.00</text:p>
          </table:table-cell>
        </table:table-row>
        <table:table-row table:style-name="ro1">
          <table:table-cell/>
          <table:table-cell office:value-type="float" office:value="126">
            <text:p>126.00</text:p>
          </table:table-cell>
          <table:table-cell office:value-type="float" office:value="1">
            <text:p>1.00</text:p>
          </table:table-cell>
          <table:table-cell table:formula="of:=[.$E$4]*[.B111]+[.$E$5]" office:value-type="float" office:value="52.2222222222222">
            <text:p>52.22</text:p>
          </table:table-cell>
          <table:table-cell table:formula="of:=[.$E$6]*(2*RAND()-1)" office:value-type="float" office:value="-0.661103236488998">
            <text:p>-0.66</text:p>
          </table:table-cell>
          <table:table-cell table:formula="of:=[.D111]+[.E111]" office:value-type="float" office:value="51.5611189857332">
            <text:p>51.56</text:p>
          </table:table-cell>
          <table:table-cell table:formula="of:=[.B111]*[.F111]" office:value-type="float" office:value="6496.70099220239">
            <text:p>6496.70</text:p>
          </table:table-cell>
          <table:table-cell table:formula="of:=[.B111]*[.B111]" office:value-type="float" office:value="15876">
            <text:p>15876.00</text:p>
          </table:table-cell>
        </table:table-row>
        <table:table-row table:style-name="ro1">
          <table:table-cell/>
          <table:table-cell office:value-type="float" office:value="127">
            <text:p>127.00</text:p>
          </table:table-cell>
          <table:table-cell office:value-type="float" office:value="1">
            <text:p>1.00</text:p>
          </table:table-cell>
          <table:table-cell table:formula="of:=[.$E$4]*[.B112]+[.$E$5]" office:value-type="float" office:value="52.7777777777778">
            <text:p>52.78</text:p>
          </table:table-cell>
          <table:table-cell table:formula="of:=[.$E$6]*(2*RAND()-1)" office:value-type="float" office:value="0.137203671038151">
            <text:p>0.14</text:p>
          </table:table-cell>
          <table:table-cell table:formula="of:=[.D112]+[.E112]" office:value-type="float" office:value="52.9149814488159">
            <text:p>52.91</text:p>
          </table:table-cell>
          <table:table-cell table:formula="of:=[.B112]*[.F112]" office:value-type="float" office:value="6720.20264399962">
            <text:p>6720.20</text:p>
          </table:table-cell>
          <table:table-cell table:formula="of:=[.B112]*[.B112]" office:value-type="float" office:value="16129">
            <text:p>16129.00</text:p>
          </table:table-cell>
        </table:table-row>
        <table:table-row table:style-name="ro1">
          <table:table-cell/>
          <table:table-cell office:value-type="float" office:value="128">
            <text:p>128.00</text:p>
          </table:table-cell>
          <table:table-cell office:value-type="float" office:value="1">
            <text:p>1.00</text:p>
          </table:table-cell>
          <table:table-cell table:formula="of:=[.$E$4]*[.B113]+[.$E$5]" office:value-type="float" office:value="53.3333333333333">
            <text:p>53.33</text:p>
          </table:table-cell>
          <table:table-cell table:formula="of:=[.$E$6]*(2*RAND()-1)" office:value-type="float" office:value="-9.93758757133037">
            <text:p>-9.94</text:p>
          </table:table-cell>
          <table:table-cell table:formula="of:=[.D113]+[.E113]" office:value-type="float" office:value="43.395745762003">
            <text:p>43.40</text:p>
          </table:table-cell>
          <table:table-cell table:formula="of:=[.B113]*[.F113]" office:value-type="float" office:value="5554.65545753638">
            <text:p>5554.66</text:p>
          </table:table-cell>
          <table:table-cell table:formula="of:=[.B113]*[.B113]" office:value-type="float" office:value="16384">
            <text:p>16384.00</text:p>
          </table:table-cell>
        </table:table-row>
        <table:table-row table:style-name="ro1">
          <table:table-cell/>
          <table:table-cell office:value-type="float" office:value="129">
            <text:p>129.00</text:p>
          </table:table-cell>
          <table:table-cell office:value-type="float" office:value="1">
            <text:p>1.00</text:p>
          </table:table-cell>
          <table:table-cell table:formula="of:=[.$E$4]*[.B114]+[.$E$5]" office:value-type="float" office:value="53.8888888888889">
            <text:p>53.89</text:p>
          </table:table-cell>
          <table:table-cell table:formula="of:=[.$E$6]*(2*RAND()-1)" office:value-type="float" office:value="1.56507688108832">
            <text:p>1.57</text:p>
          </table:table-cell>
          <table:table-cell table:formula="of:=[.D114]+[.E114]" office:value-type="float" office:value="55.4539657699772">
            <text:p>55.45</text:p>
          </table:table-cell>
          <table:table-cell table:formula="of:=[.B114]*[.F114]" office:value-type="float" office:value="7153.56158432706">
            <text:p>7153.56</text:p>
          </table:table-cell>
          <table:table-cell table:formula="of:=[.B114]*[.B114]" office:value-type="float" office:value="16641">
            <text:p>16641.00</text:p>
          </table:table-cell>
        </table:table-row>
        <table:table-row table:style-name="ro1">
          <table:table-cell/>
          <table:table-cell office:value-type="float" office:value="130">
            <text:p>130.00</text:p>
          </table:table-cell>
          <table:table-cell office:value-type="float" office:value="1">
            <text:p>1.00</text:p>
          </table:table-cell>
          <table:table-cell table:formula="of:=[.$E$4]*[.B115]+[.$E$5]" office:value-type="float" office:value="54.4444444444444">
            <text:p>54.44</text:p>
          </table:table-cell>
          <table:table-cell table:formula="of:=[.$E$6]*(2*RAND()-1)" office:value-type="float" office:value="2.88301044609398">
            <text:p>2.88</text:p>
          </table:table-cell>
          <table:table-cell table:formula="of:=[.D115]+[.E115]" office:value-type="float" office:value="57.3274548905384">
            <text:p>57.33</text:p>
          </table:table-cell>
          <table:table-cell table:formula="of:=[.B115]*[.F115]" office:value-type="float" office:value="7452.56913577">
            <text:p>7452.57</text:p>
          </table:table-cell>
          <table:table-cell table:formula="of:=[.B115]*[.B115]" office:value-type="float" office:value="16900">
            <text:p>16900.00</text:p>
          </table:table-cell>
        </table:table-row>
        <table:table-row table:style-name="ro1">
          <table:table-cell/>
          <table:table-cell office:value-type="float" office:value="131">
            <text:p>131.00</text:p>
          </table:table-cell>
          <table:table-cell office:value-type="float" office:value="1">
            <text:p>1.00</text:p>
          </table:table-cell>
          <table:table-cell table:formula="of:=[.$E$4]*[.B116]+[.$E$5]" office:value-type="float" office:value="55">
            <text:p>55.00</text:p>
          </table:table-cell>
          <table:table-cell table:formula="of:=[.$E$6]*(2*RAND()-1)" office:value-type="float" office:value="7.29868246708065">
            <text:p>7.30</text:p>
          </table:table-cell>
          <table:table-cell table:formula="of:=[.D116]+[.E116]" office:value-type="float" office:value="62.2986824670807">
            <text:p>62.30</text:p>
          </table:table-cell>
          <table:table-cell table:formula="of:=[.B116]*[.F116]" office:value-type="float" office:value="8161.12740318757">
            <text:p>8161.13</text:p>
          </table:table-cell>
          <table:table-cell table:formula="of:=[.B116]*[.B116]" office:value-type="float" office:value="17161">
            <text:p>17161.00</text:p>
          </table:table-cell>
        </table:table-row>
        <table:table-row table:style-name="ro1">
          <table:table-cell/>
          <table:table-cell office:value-type="float" office:value="132">
            <text:p>132.00</text:p>
          </table:table-cell>
          <table:table-cell office:value-type="float" office:value="1">
            <text:p>1.00</text:p>
          </table:table-cell>
          <table:table-cell table:formula="of:=[.$E$4]*[.B117]+[.$E$5]" office:value-type="float" office:value="55.5555555555556">
            <text:p>55.56</text:p>
          </table:table-cell>
          <table:table-cell table:formula="of:=[.$E$6]*(2*RAND()-1)" office:value-type="float" office:value="-9.4608252402395">
            <text:p>-9.46</text:p>
          </table:table-cell>
          <table:table-cell table:formula="of:=[.D117]+[.E117]" office:value-type="float" office:value="46.0947303153161">
            <text:p>46.09</text:p>
          </table:table-cell>
          <table:table-cell table:formula="of:=[.B117]*[.F117]" office:value-type="float" office:value="6084.50440162172">
            <text:p>6084.50</text:p>
          </table:table-cell>
          <table:table-cell table:formula="of:=[.B117]*[.B117]" office:value-type="float" office:value="17424">
            <text:p>17424.00</text:p>
          </table:table-cell>
        </table:table-row>
        <table:table-row table:style-name="ro1">
          <table:table-cell/>
          <table:table-cell office:value-type="float" office:value="133">
            <text:p>133.00</text:p>
          </table:table-cell>
          <table:table-cell office:value-type="float" office:value="1">
            <text:p>1.00</text:p>
          </table:table-cell>
          <table:table-cell table:formula="of:=[.$E$4]*[.B118]+[.$E$5]" office:value-type="float" office:value="56.1111111111111">
            <text:p>56.11</text:p>
          </table:table-cell>
          <table:table-cell table:formula="of:=[.$E$6]*(2*RAND()-1)" office:value-type="float" office:value="7.57865572813898">
            <text:p>7.58</text:p>
          </table:table-cell>
          <table:table-cell table:formula="of:=[.D118]+[.E118]" office:value-type="float" office:value="63.6897668392501">
            <text:p>63.69</text:p>
          </table:table-cell>
          <table:table-cell table:formula="of:=[.B118]*[.F118]" office:value-type="float" office:value="8470.73898962026">
            <text:p>8470.74</text:p>
          </table:table-cell>
          <table:table-cell table:formula="of:=[.B118]*[.B118]" office:value-type="float" office:value="17689">
            <text:p>17689.00</text:p>
          </table:table-cell>
        </table:table-row>
        <table:table-row table:style-name="ro1">
          <table:table-cell/>
          <table:table-cell office:value-type="float" office:value="134">
            <text:p>134.00</text:p>
          </table:table-cell>
          <table:table-cell office:value-type="float" office:value="1">
            <text:p>1.00</text:p>
          </table:table-cell>
          <table:table-cell table:formula="of:=[.$E$4]*[.B119]+[.$E$5]" office:value-type="float" office:value="56.6666666666667">
            <text:p>56.67</text:p>
          </table:table-cell>
          <table:table-cell table:formula="of:=[.$E$6]*(2*RAND()-1)" office:value-type="float" office:value="2.86670844070613">
            <text:p>2.87</text:p>
          </table:table-cell>
          <table:table-cell table:formula="of:=[.D119]+[.E119]" office:value-type="float" office:value="59.5333751073728">
            <text:p>59.53</text:p>
          </table:table-cell>
          <table:table-cell table:formula="of:=[.B119]*[.F119]" office:value-type="float" office:value="7977.47226438796">
            <text:p>7977.47</text:p>
          </table:table-cell>
          <table:table-cell table:formula="of:=[.B119]*[.B119]" office:value-type="float" office:value="17956">
            <text:p>17956.00</text:p>
          </table:table-cell>
        </table:table-row>
        <table:table-row table:style-name="ro1">
          <table:table-cell/>
          <table:table-cell office:value-type="float" office:value="135">
            <text:p>135.00</text:p>
          </table:table-cell>
          <table:table-cell office:value-type="float" office:value="1">
            <text:p>1.00</text:p>
          </table:table-cell>
          <table:table-cell table:formula="of:=[.$E$4]*[.B120]+[.$E$5]" office:value-type="float" office:value="57.2222222222222">
            <text:p>57.22</text:p>
          </table:table-cell>
          <table:table-cell table:formula="of:=[.$E$6]*(2*RAND()-1)" office:value-type="float" office:value="-5.60840300284326">
            <text:p>-5.61</text:p>
          </table:table-cell>
          <table:table-cell table:formula="of:=[.D120]+[.E120]" office:value-type="float" office:value="51.613819219379">
            <text:p>51.61</text:p>
          </table:table-cell>
          <table:table-cell table:formula="of:=[.B120]*[.F120]" office:value-type="float" office:value="6967.86559461616">
            <text:p>6967.87</text:p>
          </table:table-cell>
          <table:table-cell table:formula="of:=[.B120]*[.B120]" office:value-type="float" office:value="18225">
            <text:p>18225.00</text:p>
          </table:table-cell>
        </table:table-row>
        <table:table-row table:style-name="ro1">
          <table:table-cell/>
          <table:table-cell office:value-type="float" office:value="136">
            <text:p>136.00</text:p>
          </table:table-cell>
          <table:table-cell office:value-type="float" office:value="1">
            <text:p>1.00</text:p>
          </table:table-cell>
          <table:table-cell table:formula="of:=[.$E$4]*[.B121]+[.$E$5]" office:value-type="float" office:value="57.7777777777778">
            <text:p>57.78</text:p>
          </table:table-cell>
          <table:table-cell table:formula="of:=[.$E$6]*(2*RAND()-1)" office:value-type="float" office:value="0.414337017573416">
            <text:p>0.41</text:p>
          </table:table-cell>
          <table:table-cell table:formula="of:=[.D121]+[.E121]" office:value-type="float" office:value="58.1921147953512">
            <text:p>58.19</text:p>
          </table:table-cell>
          <table:table-cell table:formula="of:=[.B121]*[.F121]" office:value-type="float" office:value="7914.12761216776">
            <text:p>7914.13</text:p>
          </table:table-cell>
          <table:table-cell table:formula="of:=[.B121]*[.B121]" office:value-type="float" office:value="18496">
            <text:p>18496.00</text:p>
          </table:table-cell>
        </table:table-row>
        <table:table-row table:style-name="ro1">
          <table:table-cell/>
          <table:table-cell office:value-type="float" office:value="137">
            <text:p>137.00</text:p>
          </table:table-cell>
          <table:table-cell office:value-type="float" office:value="1">
            <text:p>1.00</text:p>
          </table:table-cell>
          <table:table-cell table:formula="of:=[.$E$4]*[.B122]+[.$E$5]" office:value-type="float" office:value="58.3333333333333">
            <text:p>58.33</text:p>
          </table:table-cell>
          <table:table-cell table:formula="of:=[.$E$6]*(2*RAND()-1)" office:value-type="float" office:value="9.11917474586517">
            <text:p>9.12</text:p>
          </table:table-cell>
          <table:table-cell table:formula="of:=[.D122]+[.E122]" office:value-type="float" office:value="67.4525080791985">
            <text:p>67.45</text:p>
          </table:table-cell>
          <table:table-cell table:formula="of:=[.B122]*[.F122]" office:value-type="float" office:value="9240.9936068502">
            <text:p>9240.99</text:p>
          </table:table-cell>
          <table:table-cell table:formula="of:=[.B122]*[.B122]" office:value-type="float" office:value="18769">
            <text:p>18769.00</text:p>
          </table:table-cell>
        </table:table-row>
        <table:table-row table:style-name="ro1">
          <table:table-cell/>
          <table:table-cell office:value-type="float" office:value="138">
            <text:p>138.00</text:p>
          </table:table-cell>
          <table:table-cell office:value-type="float" office:value="1">
            <text:p>1.00</text:p>
          </table:table-cell>
          <table:table-cell table:formula="of:=[.$E$4]*[.B123]+[.$E$5]" office:value-type="float" office:value="58.8888888888889">
            <text:p>58.89</text:p>
          </table:table-cell>
          <table:table-cell table:formula="of:=[.$E$6]*(2*RAND()-1)" office:value-type="float" office:value="5.38476417306811">
            <text:p>5.38</text:p>
          </table:table-cell>
          <table:table-cell table:formula="of:=[.D123]+[.E123]" office:value-type="float" office:value="64.273653061957">
            <text:p>64.27</text:p>
          </table:table-cell>
          <table:table-cell table:formula="of:=[.B123]*[.F123]" office:value-type="float" office:value="8869.76412255006">
            <text:p>8869.76</text:p>
          </table:table-cell>
          <table:table-cell table:formula="of:=[.B123]*[.B123]" office:value-type="float" office:value="19044">
            <text:p>19044.00</text:p>
          </table:table-cell>
        </table:table-row>
        <table:table-row table:style-name="ro1">
          <table:table-cell/>
          <table:table-cell office:value-type="float" office:value="139">
            <text:p>139.00</text:p>
          </table:table-cell>
          <table:table-cell office:value-type="float" office:value="1">
            <text:p>1.00</text:p>
          </table:table-cell>
          <table:table-cell table:formula="of:=[.$E$4]*[.B124]+[.$E$5]" office:value-type="float" office:value="59.4444444444444">
            <text:p>59.44</text:p>
          </table:table-cell>
          <table:table-cell table:formula="of:=[.$E$6]*(2*RAND()-1)" office:value-type="float" office:value="9.23147940542549">
            <text:p>9.23</text:p>
          </table:table-cell>
          <table:table-cell table:formula="of:=[.D124]+[.E124]" office:value-type="float" office:value="68.6759238498699">
            <text:p>68.68</text:p>
          </table:table-cell>
          <table:table-cell table:formula="of:=[.B124]*[.F124]" office:value-type="float" office:value="9545.95341513192">
            <text:p>9545.95</text:p>
          </table:table-cell>
          <table:table-cell table:formula="of:=[.B124]*[.B124]" office:value-type="float" office:value="19321">
            <text:p>19321.00</text:p>
          </table:table-cell>
        </table:table-row>
        <table:table-row table:style-name="ro1">
          <table:table-cell/>
          <table:table-cell office:value-type="float" office:value="140">
            <text:p>140.00</text:p>
          </table:table-cell>
          <table:table-cell office:value-type="float" office:value="1">
            <text:p>1.00</text:p>
          </table:table-cell>
          <table:table-cell table:formula="of:=[.$E$4]*[.B125]+[.$E$5]" office:value-type="float" office:value="60">
            <text:p>60.00</text:p>
          </table:table-cell>
          <table:table-cell table:formula="of:=[.$E$6]*(2*RAND()-1)" office:value-type="float" office:value="3.32117728423327">
            <text:p>3.32</text:p>
          </table:table-cell>
          <table:table-cell table:formula="of:=[.D125]+[.E125]" office:value-type="float" office:value="63.3211772842333">
            <text:p>63.32</text:p>
          </table:table-cell>
          <table:table-cell table:formula="of:=[.B125]*[.F125]" office:value-type="float" office:value="8864.96481979266">
            <text:p>8864.96</text:p>
          </table:table-cell>
          <table:table-cell table:formula="of:=[.B125]*[.B125]" office:value-type="float" office:value="19600">
            <text:p>19600.00</text:p>
          </table:table-cell>
        </table:table-row>
        <table:table-row table:style-name="ro1">
          <table:table-cell/>
          <table:table-cell office:value-type="float" office:value="141">
            <text:p>141.00</text:p>
          </table:table-cell>
          <table:table-cell office:value-type="float" office:value="1">
            <text:p>1.00</text:p>
          </table:table-cell>
          <table:table-cell table:formula="of:=[.$E$4]*[.B126]+[.$E$5]" office:value-type="float" office:value="60.5555555555556">
            <text:p>60.56</text:p>
          </table:table-cell>
          <table:table-cell table:formula="of:=[.$E$6]*(2*RAND()-1)" office:value-type="float" office:value="-2.24968483205885">
            <text:p>-2.25</text:p>
          </table:table-cell>
          <table:table-cell table:formula="of:=[.D126]+[.E126]" office:value-type="float" office:value="58.3058707234967">
            <text:p>58.31</text:p>
          </table:table-cell>
          <table:table-cell table:formula="of:=[.B126]*[.F126]" office:value-type="float" office:value="8221.12777201304">
            <text:p>8221.13</text:p>
          </table:table-cell>
          <table:table-cell table:formula="of:=[.B126]*[.B126]" office:value-type="float" office:value="19881">
            <text:p>19881.00</text:p>
          </table:table-cell>
        </table:table-row>
        <table:table-row table:style-name="ro1">
          <table:table-cell/>
          <table:table-cell office:value-type="float" office:value="142">
            <text:p>142.00</text:p>
          </table:table-cell>
          <table:table-cell office:value-type="float" office:value="1">
            <text:p>1.00</text:p>
          </table:table-cell>
          <table:table-cell table:formula="of:=[.$E$4]*[.B127]+[.$E$5]" office:value-type="float" office:value="61.1111111111111">
            <text:p>61.11</text:p>
          </table:table-cell>
          <table:table-cell table:formula="of:=[.$E$6]*(2*RAND()-1)" office:value-type="float" office:value="-2.29822890367359">
            <text:p>-2.30</text:p>
          </table:table-cell>
          <table:table-cell table:formula="of:=[.D127]+[.E127]" office:value-type="float" office:value="58.8128822074375">
            <text:p>58.81</text:p>
          </table:table-cell>
          <table:table-cell table:formula="of:=[.B127]*[.F127]" office:value-type="float" office:value="8351.42927345613">
            <text:p>8351.43</text:p>
          </table:table-cell>
          <table:table-cell table:formula="of:=[.B127]*[.B127]" office:value-type="float" office:value="20164">
            <text:p>20164.00</text:p>
          </table:table-cell>
        </table:table-row>
        <table:table-row table:style-name="ro1">
          <table:table-cell/>
          <table:table-cell office:value-type="float" office:value="143">
            <text:p>143.00</text:p>
          </table:table-cell>
          <table:table-cell office:value-type="float" office:value="1">
            <text:p>1.00</text:p>
          </table:table-cell>
          <table:table-cell table:formula="of:=[.$E$4]*[.B128]+[.$E$5]" office:value-type="float" office:value="61.6666666666667">
            <text:p>61.67</text:p>
          </table:table-cell>
          <table:table-cell table:formula="of:=[.$E$6]*(2*RAND()-1)" office:value-type="float" office:value="-7.19342727214098">
            <text:p>-7.19</text:p>
          </table:table-cell>
          <table:table-cell table:formula="of:=[.D128]+[.E128]" office:value-type="float" office:value="54.4732393945257">
            <text:p>54.47</text:p>
          </table:table-cell>
          <table:table-cell table:formula="of:=[.B128]*[.F128]" office:value-type="float" office:value="7789.67323341717">
            <text:p>7789.67</text:p>
          </table:table-cell>
          <table:table-cell table:formula="of:=[.B128]*[.B128]" office:value-type="float" office:value="20449">
            <text:p>20449.00</text:p>
          </table:table-cell>
        </table:table-row>
        <table:table-row table:style-name="ro1">
          <table:table-cell/>
          <table:table-cell office:value-type="float" office:value="144">
            <text:p>144.00</text:p>
          </table:table-cell>
          <table:table-cell office:value-type="float" office:value="1">
            <text:p>1.00</text:p>
          </table:table-cell>
          <table:table-cell table:formula="of:=[.$E$4]*[.B129]+[.$E$5]" office:value-type="float" office:value="62.2222222222222">
            <text:p>62.22</text:p>
          </table:table-cell>
          <table:table-cell table:formula="of:=[.$E$6]*(2*RAND()-1)" office:value-type="float" office:value="0.794681706465781">
            <text:p>0.79</text:p>
          </table:table-cell>
          <table:table-cell table:formula="of:=[.D129]+[.E129]" office:value-type="float" office:value="63.016903928688">
            <text:p>63.02</text:p>
          </table:table-cell>
          <table:table-cell table:formula="of:=[.B129]*[.F129]" office:value-type="float" office:value="9074.43416573107">
            <text:p>9074.43</text:p>
          </table:table-cell>
          <table:table-cell table:formula="of:=[.B129]*[.B129]" office:value-type="float" office:value="20736">
            <text:p>20736.00</text:p>
          </table:table-cell>
        </table:table-row>
        <table:table-row table:style-name="ro1">
          <table:table-cell/>
          <table:table-cell office:value-type="float" office:value="145">
            <text:p>145.00</text:p>
          </table:table-cell>
          <table:table-cell office:value-type="float" office:value="1">
            <text:p>1.00</text:p>
          </table:table-cell>
          <table:table-cell table:formula="of:=[.$E$4]*[.B130]+[.$E$5]" office:value-type="float" office:value="62.7777777777778">
            <text:p>62.78</text:p>
          </table:table-cell>
          <table:table-cell table:formula="of:=[.$E$6]*(2*RAND()-1)" office:value-type="float" office:value="-1.34105063043535">
            <text:p>-1.34</text:p>
          </table:table-cell>
          <table:table-cell table:formula="of:=[.D130]+[.E130]" office:value-type="float" office:value="61.4367271473424">
            <text:p>61.44</text:p>
          </table:table-cell>
          <table:table-cell table:formula="of:=[.B130]*[.F130]" office:value-type="float" office:value="8908.32543636465">
            <text:p>8908.33</text:p>
          </table:table-cell>
          <table:table-cell table:formula="of:=[.B130]*[.B130]" office:value-type="float" office:value="21025">
            <text:p>21025.00</text:p>
          </table:table-cell>
        </table:table-row>
        <table:table-row table:style-name="ro1">
          <table:table-cell/>
          <table:table-cell office:value-type="float" office:value="146">
            <text:p>146.00</text:p>
          </table:table-cell>
          <table:table-cell office:value-type="float" office:value="1">
            <text:p>1.00</text:p>
          </table:table-cell>
          <table:table-cell table:formula="of:=[.$E$4]*[.B131]+[.$E$5]" office:value-type="float" office:value="63.3333333333333">
            <text:p>63.33</text:p>
          </table:table-cell>
          <table:table-cell table:formula="of:=[.$E$6]*(2*RAND()-1)" office:value-type="float" office:value="-5.05140923894942">
            <text:p>-5.05</text:p>
          </table:table-cell>
          <table:table-cell table:formula="of:=[.D131]+[.E131]" office:value-type="float" office:value="58.2819240943839">
            <text:p>58.28</text:p>
          </table:table-cell>
          <table:table-cell table:formula="of:=[.B131]*[.F131]" office:value-type="float" office:value="8509.16091778005">
            <text:p>8509.16</text:p>
          </table:table-cell>
          <table:table-cell table:formula="of:=[.B131]*[.B131]" office:value-type="float" office:value="21316">
            <text:p>21316.00</text:p>
          </table:table-cell>
        </table:table-row>
        <table:table-row table:style-name="ro1">
          <table:table-cell/>
          <table:table-cell office:value-type="float" office:value="147">
            <text:p>147.00</text:p>
          </table:table-cell>
          <table:table-cell office:value-type="float" office:value="1">
            <text:p>1.00</text:p>
          </table:table-cell>
          <table:table-cell table:formula="of:=[.$E$4]*[.B132]+[.$E$5]" office:value-type="float" office:value="63.8888888888889">
            <text:p>63.89</text:p>
          </table:table-cell>
          <table:table-cell table:formula="of:=[.$E$6]*(2*RAND()-1)" office:value-type="float" office:value="-6.72968399710953">
            <text:p>-6.73</text:p>
          </table:table-cell>
          <table:table-cell table:formula="of:=[.D132]+[.E132]" office:value-type="float" office:value="57.1592048917794">
            <text:p>57.16</text:p>
          </table:table-cell>
          <table:table-cell table:formula="of:=[.B132]*[.F132]" office:value-type="float" office:value="8402.40311909157">
            <text:p>8402.40</text:p>
          </table:table-cell>
          <table:table-cell table:formula="of:=[.B132]*[.B132]" office:value-type="float" office:value="21609">
            <text:p>21609.00</text:p>
          </table:table-cell>
        </table:table-row>
        <table:table-row table:style-name="ro1">
          <table:table-cell/>
          <table:table-cell office:value-type="float" office:value="148">
            <text:p>148.00</text:p>
          </table:table-cell>
          <table:table-cell office:value-type="float" office:value="1">
            <text:p>1.00</text:p>
          </table:table-cell>
          <table:table-cell table:formula="of:=[.$E$4]*[.B133]+[.$E$5]" office:value-type="float" office:value="64.4444444444445">
            <text:p>64.44</text:p>
          </table:table-cell>
          <table:table-cell table:formula="of:=[.$E$6]*(2*RAND()-1)" office:value-type="float" office:value="-7.65591588802636">
            <text:p>-7.66</text:p>
          </table:table-cell>
          <table:table-cell table:formula="of:=[.D133]+[.E133]" office:value-type="float" office:value="56.7885285564181">
            <text:p>56.79</text:p>
          </table:table-cell>
          <table:table-cell table:formula="of:=[.B133]*[.F133]" office:value-type="float" office:value="8404.70222634988">
            <text:p>8404.70</text:p>
          </table:table-cell>
          <table:table-cell table:formula="of:=[.B133]*[.B133]" office:value-type="float" office:value="21904">
            <text:p>21904.00</text:p>
          </table:table-cell>
        </table:table-row>
        <table:table-row table:style-name="ro1">
          <table:table-cell/>
          <table:table-cell office:value-type="float" office:value="149">
            <text:p>149.00</text:p>
          </table:table-cell>
          <table:table-cell office:value-type="float" office:value="1">
            <text:p>1.00</text:p>
          </table:table-cell>
          <table:table-cell table:formula="of:=[.$E$4]*[.B134]+[.$E$5]" office:value-type="float" office:value="65">
            <text:p>65.00</text:p>
          </table:table-cell>
          <table:table-cell table:formula="of:=[.$E$6]*(2*RAND()-1)" office:value-type="float" office:value="-9.71095210406929">
            <text:p>-9.71</text:p>
          </table:table-cell>
          <table:table-cell table:formula="of:=[.D134]+[.E134]" office:value-type="float" office:value="55.2890478959307">
            <text:p>55.29</text:p>
          </table:table-cell>
          <table:table-cell table:formula="of:=[.B134]*[.F134]" office:value-type="float" office:value="8238.06813649368">
            <text:p>8238.07</text:p>
          </table:table-cell>
          <table:table-cell table:formula="of:=[.B134]*[.B134]" office:value-type="float" office:value="22201">
            <text:p>22201.00</text:p>
          </table:table-cell>
        </table:table-row>
        <table:table-row table:style-name="ro1">
          <table:table-cell/>
          <table:table-cell office:value-type="float" office:value="150">
            <text:p>150.00</text:p>
          </table:table-cell>
          <table:table-cell office:value-type="float" office:value="1">
            <text:p>1.00</text:p>
          </table:table-cell>
          <table:table-cell table:formula="of:=[.$E$4]*[.B135]+[.$E$5]" office:value-type="float" office:value="65.5555555555556">
            <text:p>65.56</text:p>
          </table:table-cell>
          <table:table-cell table:formula="of:=[.$E$6]*(2*RAND()-1)" office:value-type="float" office:value="8.74804192688316">
            <text:p>8.75</text:p>
          </table:table-cell>
          <table:table-cell table:formula="of:=[.D135]+[.E135]" office:value-type="float" office:value="74.3035974824387">
            <text:p>74.30</text:p>
          </table:table-cell>
          <table:table-cell table:formula="of:=[.B135]*[.F135]" office:value-type="float" office:value="11145.5396223658">
            <text:p>11145.54</text:p>
          </table:table-cell>
          <table:table-cell table:formula="of:=[.B135]*[.B135]" office:value-type="float" office:value="22500">
            <text:p>22500.00</text:p>
          </table:table-cell>
        </table:table-row>
        <table:table-row table:style-name="ro1">
          <table:table-cell/>
          <table:table-cell office:value-type="float" office:value="151">
            <text:p>151.00</text:p>
          </table:table-cell>
          <table:table-cell office:value-type="float" office:value="1">
            <text:p>1.00</text:p>
          </table:table-cell>
          <table:table-cell table:formula="of:=[.$E$4]*[.B136]+[.$E$5]" office:value-type="float" office:value="66.1111111111111">
            <text:p>66.11</text:p>
          </table:table-cell>
          <table:table-cell table:formula="of:=[.$E$6]*(2*RAND()-1)" office:value-type="float" office:value="6.35019396431744">
            <text:p>6.35</text:p>
          </table:table-cell>
          <table:table-cell table:formula="of:=[.D136]+[.E136]" office:value-type="float" office:value="72.4613050754286">
            <text:p>72.46</text:p>
          </table:table-cell>
          <table:table-cell table:formula="of:=[.B136]*[.F136]" office:value-type="float" office:value="10941.6570663897">
            <text:p>10941.66</text:p>
          </table:table-cell>
          <table:table-cell table:formula="of:=[.B136]*[.B136]" office:value-type="float" office:value="22801">
            <text:p>22801.00</text:p>
          </table:table-cell>
        </table:table-row>
        <table:table-row table:style-name="ro1">
          <table:table-cell/>
          <table:table-cell office:value-type="float" office:value="152">
            <text:p>152.00</text:p>
          </table:table-cell>
          <table:table-cell office:value-type="float" office:value="1">
            <text:p>1.00</text:p>
          </table:table-cell>
          <table:table-cell table:formula="of:=[.$E$4]*[.B137]+[.$E$5]" office:value-type="float" office:value="66.6666666666667">
            <text:p>66.67</text:p>
          </table:table-cell>
          <table:table-cell table:formula="of:=[.$E$6]*(2*RAND()-1)" office:value-type="float" office:value="8.07182878721505">
            <text:p>8.07</text:p>
          </table:table-cell>
          <table:table-cell table:formula="of:=[.D137]+[.E137]" office:value-type="float" office:value="74.7384954538817">
            <text:p>74.74</text:p>
          </table:table-cell>
          <table:table-cell table:formula="of:=[.B137]*[.F137]" office:value-type="float" office:value="11360.25130899">
            <text:p>11360.25</text:p>
          </table:table-cell>
          <table:table-cell table:formula="of:=[.B137]*[.B137]" office:value-type="float" office:value="23104">
            <text:p>23104.00</text:p>
          </table:table-cell>
        </table:table-row>
        <table:table-row table:style-name="ro1">
          <table:table-cell/>
          <table:table-cell office:value-type="float" office:value="153">
            <text:p>153.00</text:p>
          </table:table-cell>
          <table:table-cell office:value-type="float" office:value="1">
            <text:p>1.00</text:p>
          </table:table-cell>
          <table:table-cell table:formula="of:=[.$E$4]*[.B138]+[.$E$5]" office:value-type="float" office:value="67.2222222222222">
            <text:p>67.22</text:p>
          </table:table-cell>
          <table:table-cell table:formula="of:=[.$E$6]*(2*RAND()-1)" office:value-type="float" office:value="-9.35249634552747">
            <text:p>-9.35</text:p>
          </table:table-cell>
          <table:table-cell table:formula="of:=[.D138]+[.E138]" office:value-type="float" office:value="57.8697258766948">
            <text:p>57.87</text:p>
          </table:table-cell>
          <table:table-cell table:formula="of:=[.B138]*[.F138]" office:value-type="float" office:value="8854.0680591343">
            <text:p>8854.07</text:p>
          </table:table-cell>
          <table:table-cell table:formula="of:=[.B138]*[.B138]" office:value-type="float" office:value="23409">
            <text:p>23409.00</text:p>
          </table:table-cell>
        </table:table-row>
        <table:table-row table:style-name="ro1">
          <table:table-cell/>
          <table:table-cell office:value-type="float" office:value="154">
            <text:p>154.00</text:p>
          </table:table-cell>
          <table:table-cell office:value-type="float" office:value="1">
            <text:p>1.00</text:p>
          </table:table-cell>
          <table:table-cell table:formula="of:=[.$E$4]*[.B139]+[.$E$5]" office:value-type="float" office:value="67.7777777777778">
            <text:p>67.78</text:p>
          </table:table-cell>
          <table:table-cell table:formula="of:=[.$E$6]*(2*RAND()-1)" office:value-type="float" office:value="3.22690644301474">
            <text:p>3.23</text:p>
          </table:table-cell>
          <table:table-cell table:formula="of:=[.D139]+[.E139]" office:value-type="float" office:value="71.0046842207925">
            <text:p>71.00</text:p>
          </table:table-cell>
          <table:table-cell table:formula="of:=[.B139]*[.F139]" office:value-type="float" office:value="10934.721370002">
            <text:p>10934.72</text:p>
          </table:table-cell>
          <table:table-cell table:formula="of:=[.B139]*[.B139]" office:value-type="float" office:value="23716">
            <text:p>23716.00</text:p>
          </table:table-cell>
        </table:table-row>
        <table:table-row table:style-name="ro1">
          <table:table-cell/>
          <table:table-cell office:value-type="float" office:value="155">
            <text:p>155.00</text:p>
          </table:table-cell>
          <table:table-cell office:value-type="float" office:value="1">
            <text:p>1.00</text:p>
          </table:table-cell>
          <table:table-cell table:formula="of:=[.$E$4]*[.B140]+[.$E$5]" office:value-type="float" office:value="68.3333333333333">
            <text:p>68.33</text:p>
          </table:table-cell>
          <table:table-cell table:formula="of:=[.$E$6]*(2*RAND()-1)" office:value-type="float" office:value="-1.38135881628841">
            <text:p>-1.38</text:p>
          </table:table-cell>
          <table:table-cell table:formula="of:=[.D140]+[.E140]" office:value-type="float" office:value="66.9519745170449">
            <text:p>66.95</text:p>
          </table:table-cell>
          <table:table-cell table:formula="of:=[.B140]*[.F140]" office:value-type="float" office:value="10377.556050142">
            <text:p>10377.56</text:p>
          </table:table-cell>
          <table:table-cell table:formula="of:=[.B140]*[.B140]" office:value-type="float" office:value="24025">
            <text:p>24025.00</text:p>
          </table:table-cell>
        </table:table-row>
        <table:table-row table:style-name="ro1">
          <table:table-cell/>
          <table:table-cell office:value-type="float" office:value="156">
            <text:p>156.00</text:p>
          </table:table-cell>
          <table:table-cell office:value-type="float" office:value="1">
            <text:p>1.00</text:p>
          </table:table-cell>
          <table:table-cell table:formula="of:=[.$E$4]*[.B141]+[.$E$5]" office:value-type="float" office:value="68.8888888888889">
            <text:p>68.89</text:p>
          </table:table-cell>
          <table:table-cell table:formula="of:=[.$E$6]*(2*RAND()-1)" office:value-type="float" office:value="-1.95764341857284">
            <text:p>-1.96</text:p>
          </table:table-cell>
          <table:table-cell table:formula="of:=[.D141]+[.E141]" office:value-type="float" office:value="66.931245470316">
            <text:p>66.93</text:p>
          </table:table-cell>
          <table:table-cell table:formula="of:=[.B141]*[.F141]" office:value-type="float" office:value="10441.2742933693">
            <text:p>10441.27</text:p>
          </table:table-cell>
          <table:table-cell table:formula="of:=[.B141]*[.B141]" office:value-type="float" office:value="24336">
            <text:p>24336.00</text:p>
          </table:table-cell>
        </table:table-row>
        <table:table-row table:style-name="ro1">
          <table:table-cell/>
          <table:table-cell office:value-type="float" office:value="157">
            <text:p>157.00</text:p>
          </table:table-cell>
          <table:table-cell office:value-type="float" office:value="1">
            <text:p>1.00</text:p>
          </table:table-cell>
          <table:table-cell table:formula="of:=[.$E$4]*[.B142]+[.$E$5]" office:value-type="float" office:value="69.4444444444445">
            <text:p>69.44</text:p>
          </table:table-cell>
          <table:table-cell table:formula="of:=[.$E$6]*(2*RAND()-1)" office:value-type="float" office:value="-9.26546999253333">
            <text:p>-9.27</text:p>
          </table:table-cell>
          <table:table-cell table:formula="of:=[.D142]+[.E142]" office:value-type="float" office:value="60.1789744519111">
            <text:p>60.18</text:p>
          </table:table-cell>
          <table:table-cell table:formula="of:=[.B142]*[.F142]" office:value-type="float" office:value="9448.09898895005">
            <text:p>9448.10</text:p>
          </table:table-cell>
          <table:table-cell table:formula="of:=[.B142]*[.B142]" office:value-type="float" office:value="24649">
            <text:p>24649.00</text:p>
          </table:table-cell>
        </table:table-row>
        <table:table-row table:style-name="ro1">
          <table:table-cell/>
          <table:table-cell office:value-type="float" office:value="158">
            <text:p>158.00</text:p>
          </table:table-cell>
          <table:table-cell office:value-type="float" office:value="1">
            <text:p>1.00</text:p>
          </table:table-cell>
          <table:table-cell table:formula="of:=[.$E$4]*[.B143]+[.$E$5]" office:value-type="float" office:value="70">
            <text:p>70.00</text:p>
          </table:table-cell>
          <table:table-cell table:formula="of:=[.$E$6]*(2*RAND()-1)" office:value-type="float" office:value="3.19700686726719">
            <text:p>3.20</text:p>
          </table:table-cell>
          <table:table-cell table:formula="of:=[.D143]+[.E143]" office:value-type="float" office:value="73.1970068672672">
            <text:p>73.20</text:p>
          </table:table-cell>
          <table:table-cell table:formula="of:=[.B143]*[.F143]" office:value-type="float" office:value="11565.1270850282">
            <text:p>11565.13</text:p>
          </table:table-cell>
          <table:table-cell table:formula="of:=[.B143]*[.B143]" office:value-type="float" office:value="24964">
            <text:p>24964.00</text:p>
          </table:table-cell>
        </table:table-row>
        <table:table-row table:style-name="ro1">
          <table:table-cell/>
          <table:table-cell office:value-type="float" office:value="159">
            <text:p>159.00</text:p>
          </table:table-cell>
          <table:table-cell office:value-type="float" office:value="1">
            <text:p>1.00</text:p>
          </table:table-cell>
          <table:table-cell table:formula="of:=[.$E$4]*[.B144]+[.$E$5]" office:value-type="float" office:value="70.5555555555556">
            <text:p>70.56</text:p>
          </table:table-cell>
          <table:table-cell table:formula="of:=[.$E$6]*(2*RAND()-1)" office:value-type="float" office:value="-8.24234951753169">
            <text:p>-8.24</text:p>
          </table:table-cell>
          <table:table-cell table:formula="of:=[.D144]+[.E144]" office:value-type="float" office:value="62.3132060380239">
            <text:p>62.31</text:p>
          </table:table-cell>
          <table:table-cell table:formula="of:=[.B144]*[.F144]" office:value-type="float" office:value="9907.7997600458">
            <text:p>9907.80</text:p>
          </table:table-cell>
          <table:table-cell table:formula="of:=[.B144]*[.B144]" office:value-type="float" office:value="25281">
            <text:p>25281.00</text:p>
          </table:table-cell>
        </table:table-row>
        <table:table-row table:style-name="ro1">
          <table:table-cell/>
          <table:table-cell office:value-type="float" office:value="160">
            <text:p>160.00</text:p>
          </table:table-cell>
          <table:table-cell office:value-type="float" office:value="1">
            <text:p>1.00</text:p>
          </table:table-cell>
          <table:table-cell table:formula="of:=[.$E$4]*[.B145]+[.$E$5]" office:value-type="float" office:value="71.1111111111111">
            <text:p>71.11</text:p>
          </table:table-cell>
          <table:table-cell table:formula="of:=[.$E$6]*(2*RAND()-1)" office:value-type="float" office:value="7.88133793044835">
            <text:p>7.88</text:p>
          </table:table-cell>
          <table:table-cell table:formula="of:=[.D145]+[.E145]" office:value-type="float" office:value="78.9924490415595">
            <text:p>78.99</text:p>
          </table:table-cell>
          <table:table-cell table:formula="of:=[.B145]*[.F145]" office:value-type="float" office:value="12638.7918466495">
            <text:p>12638.79</text:p>
          </table:table-cell>
          <table:table-cell table:formula="of:=[.B145]*[.B145]" office:value-type="float" office:value="25600">
            <text:p>25600.00</text:p>
          </table:table-cell>
        </table:table-row>
        <table:table-row table:style-name="ro1">
          <table:table-cell/>
          <table:table-cell office:value-type="float" office:value="161">
            <text:p>161.00</text:p>
          </table:table-cell>
          <table:table-cell office:value-type="float" office:value="1">
            <text:p>1.00</text:p>
          </table:table-cell>
          <table:table-cell table:formula="of:=[.$E$4]*[.B146]+[.$E$5]" office:value-type="float" office:value="71.6666666666667">
            <text:p>71.67</text:p>
          </table:table-cell>
          <table:table-cell table:formula="of:=[.$E$6]*(2*RAND()-1)" office:value-type="float" office:value="1.65729723405093">
            <text:p>1.66</text:p>
          </table:table-cell>
          <table:table-cell table:formula="of:=[.D146]+[.E146]" office:value-type="float" office:value="73.3239639007176">
            <text:p>73.32</text:p>
          </table:table-cell>
          <table:table-cell table:formula="of:=[.B146]*[.F146]" office:value-type="float" office:value="11805.1581880155">
            <text:p>11805.16</text:p>
          </table:table-cell>
          <table:table-cell table:formula="of:=[.B146]*[.B146]" office:value-type="float" office:value="25921">
            <text:p>25921.00</text:p>
          </table:table-cell>
        </table:table-row>
        <table:table-row table:style-name="ro1">
          <table:table-cell/>
          <table:table-cell office:value-type="float" office:value="162">
            <text:p>162.00</text:p>
          </table:table-cell>
          <table:table-cell office:value-type="float" office:value="1">
            <text:p>1.00</text:p>
          </table:table-cell>
          <table:table-cell table:formula="of:=[.$E$4]*[.B147]+[.$E$5]" office:value-type="float" office:value="72.2222222222222">
            <text:p>72.22</text:p>
          </table:table-cell>
          <table:table-cell table:formula="of:=[.$E$6]*(2*RAND()-1)" office:value-type="float" office:value="-6.75051761325449">
            <text:p>-6.75</text:p>
          </table:table-cell>
          <table:table-cell table:formula="of:=[.D147]+[.E147]" office:value-type="float" office:value="65.4717046089677">
            <text:p>65.47</text:p>
          </table:table-cell>
          <table:table-cell table:formula="of:=[.B147]*[.F147]" office:value-type="float" office:value="10606.4161466528">
            <text:p>10606.42</text:p>
          </table:table-cell>
          <table:table-cell table:formula="of:=[.B147]*[.B147]" office:value-type="float" office:value="26244">
            <text:p>26244.00</text:p>
          </table:table-cell>
        </table:table-row>
        <table:table-row table:style-name="ro1">
          <table:table-cell/>
          <table:table-cell office:value-type="float" office:value="163">
            <text:p>163.00</text:p>
          </table:table-cell>
          <table:table-cell office:value-type="float" office:value="1">
            <text:p>1.00</text:p>
          </table:table-cell>
          <table:table-cell table:formula="of:=[.$E$4]*[.B148]+[.$E$5]" office:value-type="float" office:value="72.7777777777778">
            <text:p>72.78</text:p>
          </table:table-cell>
          <table:table-cell table:formula="of:=[.$E$6]*(2*RAND()-1)" office:value-type="float" office:value="-3.34300262853503">
            <text:p>-3.34</text:p>
          </table:table-cell>
          <table:table-cell table:formula="of:=[.D148]+[.E148]" office:value-type="float" office:value="69.4347751492427">
            <text:p>69.43</text:p>
          </table:table-cell>
          <table:table-cell table:formula="of:=[.B148]*[.F148]" office:value-type="float" office:value="11317.8683493266">
            <text:p>11317.87</text:p>
          </table:table-cell>
          <table:table-cell table:formula="of:=[.B148]*[.B148]" office:value-type="float" office:value="26569">
            <text:p>26569.00</text:p>
          </table:table-cell>
        </table:table-row>
        <table:table-row table:style-name="ro1">
          <table:table-cell/>
          <table:table-cell office:value-type="float" office:value="164">
            <text:p>164.00</text:p>
          </table:table-cell>
          <table:table-cell office:value-type="float" office:value="1">
            <text:p>1.00</text:p>
          </table:table-cell>
          <table:table-cell table:formula="of:=[.$E$4]*[.B149]+[.$E$5]" office:value-type="float" office:value="73.3333333333333">
            <text:p>73.33</text:p>
          </table:table-cell>
          <table:table-cell table:formula="of:=[.$E$6]*(2*RAND()-1)" office:value-type="float" office:value="0.356087828986347">
            <text:p>0.36</text:p>
          </table:table-cell>
          <table:table-cell table:formula="of:=[.D149]+[.E149]" office:value-type="float" office:value="73.6894211623197">
            <text:p>73.69</text:p>
          </table:table-cell>
          <table:table-cell table:formula="of:=[.B149]*[.F149]" office:value-type="float" office:value="12085.0650706204">
            <text:p>12085.07</text:p>
          </table:table-cell>
          <table:table-cell table:formula="of:=[.B149]*[.B149]" office:value-type="float" office:value="26896">
            <text:p>26896.00</text:p>
          </table:table-cell>
        </table:table-row>
        <table:table-row table:style-name="ro1">
          <table:table-cell/>
          <table:table-cell office:value-type="float" office:value="165">
            <text:p>165.00</text:p>
          </table:table-cell>
          <table:table-cell office:value-type="float" office:value="1">
            <text:p>1.00</text:p>
          </table:table-cell>
          <table:table-cell table:formula="of:=[.$E$4]*[.B150]+[.$E$5]" office:value-type="float" office:value="73.8888888888889">
            <text:p>73.89</text:p>
          </table:table-cell>
          <table:table-cell table:formula="of:=[.$E$6]*(2*RAND()-1)" office:value-type="float" office:value="9.3355230987072">
            <text:p>9.34</text:p>
          </table:table-cell>
          <table:table-cell table:formula="of:=[.D150]+[.E150]" office:value-type="float" office:value="83.2244119875961">
            <text:p>83.22</text:p>
          </table:table-cell>
          <table:table-cell table:formula="of:=[.B150]*[.F150]" office:value-type="float" office:value="13732.0279779534">
            <text:p>13732.03</text:p>
          </table:table-cell>
          <table:table-cell table:formula="of:=[.B150]*[.B150]" office:value-type="float" office:value="27225">
            <text:p>27225.00</text:p>
          </table:table-cell>
        </table:table-row>
        <table:table-row table:style-name="ro1">
          <table:table-cell/>
          <table:table-cell office:value-type="float" office:value="166">
            <text:p>166.00</text:p>
          </table:table-cell>
          <table:table-cell office:value-type="float" office:value="1">
            <text:p>1.00</text:p>
          </table:table-cell>
          <table:table-cell table:formula="of:=[.$E$4]*[.B151]+[.$E$5]" office:value-type="float" office:value="74.4444444444445">
            <text:p>74.44</text:p>
          </table:table-cell>
          <table:table-cell table:formula="of:=[.$E$6]*(2*RAND()-1)" office:value-type="float" office:value="-4.0050668688491">
            <text:p>-4.01</text:p>
          </table:table-cell>
          <table:table-cell table:formula="of:=[.D151]+[.E151]" office:value-type="float" office:value="70.4393775755954">
            <text:p>70.44</text:p>
          </table:table-cell>
          <table:table-cell table:formula="of:=[.B151]*[.F151]" office:value-type="float" office:value="11692.9366775488">
            <text:p>11692.94</text:p>
          </table:table-cell>
          <table:table-cell table:formula="of:=[.B151]*[.B151]" office:value-type="float" office:value="27556">
            <text:p>27556.00</text:p>
          </table:table-cell>
        </table:table-row>
        <table:table-row table:style-name="ro1">
          <table:table-cell/>
          <table:table-cell office:value-type="float" office:value="167">
            <text:p>167.00</text:p>
          </table:table-cell>
          <table:table-cell office:value-type="float" office:value="1">
            <text:p>1.00</text:p>
          </table:table-cell>
          <table:table-cell table:formula="of:=[.$E$4]*[.B152]+[.$E$5]" office:value-type="float" office:value="75">
            <text:p>75.00</text:p>
          </table:table-cell>
          <table:table-cell table:formula="of:=[.$E$6]*(2*RAND()-1)" office:value-type="float" office:value="1.39121003448963">
            <text:p>1.39</text:p>
          </table:table-cell>
          <table:table-cell table:formula="of:=[.D152]+[.E152]" office:value-type="float" office:value="76.3912100344896">
            <text:p>76.39</text:p>
          </table:table-cell>
          <table:table-cell table:formula="of:=[.B152]*[.F152]" office:value-type="float" office:value="12757.3320757598">
            <text:p>12757.33</text:p>
          </table:table-cell>
          <table:table-cell table:formula="of:=[.B152]*[.B152]" office:value-type="float" office:value="27889">
            <text:p>27889.00</text:p>
          </table:table-cell>
        </table:table-row>
        <table:table-row table:style-name="ro1">
          <table:table-cell/>
          <table:table-cell office:value-type="float" office:value="168">
            <text:p>168.00</text:p>
          </table:table-cell>
          <table:table-cell office:value-type="float" office:value="1">
            <text:p>1.00</text:p>
          </table:table-cell>
          <table:table-cell table:formula="of:=[.$E$4]*[.B153]+[.$E$5]" office:value-type="float" office:value="75.5555555555556">
            <text:p>75.56</text:p>
          </table:table-cell>
          <table:table-cell table:formula="of:=[.$E$6]*(2*RAND()-1)" office:value-type="float" office:value="-3.60589186660945">
            <text:p>-3.61</text:p>
          </table:table-cell>
          <table:table-cell table:formula="of:=[.D153]+[.E153]" office:value-type="float" office:value="71.9496636889461">
            <text:p>71.95</text:p>
          </table:table-cell>
          <table:table-cell table:formula="of:=[.B153]*[.F153]" office:value-type="float" office:value="12087.5434997429">
            <text:p>12087.54</text:p>
          </table:table-cell>
          <table:table-cell table:formula="of:=[.B153]*[.B153]" office:value-type="float" office:value="28224">
            <text:p>28224.00</text:p>
          </table:table-cell>
        </table:table-row>
        <table:table-row table:style-name="ro1">
          <table:table-cell/>
          <table:table-cell office:value-type="float" office:value="169">
            <text:p>169.00</text:p>
          </table:table-cell>
          <table:table-cell office:value-type="float" office:value="1">
            <text:p>1.00</text:p>
          </table:table-cell>
          <table:table-cell table:formula="of:=[.$E$4]*[.B154]+[.$E$5]" office:value-type="float" office:value="76.1111111111111">
            <text:p>76.11</text:p>
          </table:table-cell>
          <table:table-cell table:formula="of:=[.$E$6]*(2*RAND()-1)" office:value-type="float" office:value="1.92074055783451">
            <text:p>1.92</text:p>
          </table:table-cell>
          <table:table-cell table:formula="of:=[.D154]+[.E154]" office:value-type="float" office:value="78.0318516689456">
            <text:p>78.03</text:p>
          </table:table-cell>
          <table:table-cell table:formula="of:=[.B154]*[.F154]" office:value-type="float" office:value="13187.3829320518">
            <text:p>13187.38</text:p>
          </table:table-cell>
          <table:table-cell table:formula="of:=[.B154]*[.B154]" office:value-type="float" office:value="28561">
            <text:p>28561.00</text:p>
          </table:table-cell>
        </table:table-row>
        <table:table-row table:style-name="ro1">
          <table:table-cell/>
          <table:table-cell office:value-type="float" office:value="170">
            <text:p>170.00</text:p>
          </table:table-cell>
          <table:table-cell office:value-type="float" office:value="1">
            <text:p>1.00</text:p>
          </table:table-cell>
          <table:table-cell table:formula="of:=[.$E$4]*[.B155]+[.$E$5]" office:value-type="float" office:value="76.6666666666667">
            <text:p>76.67</text:p>
          </table:table-cell>
          <table:table-cell table:formula="of:=[.$E$6]*(2*RAND()-1)" office:value-type="float" office:value="-7.26656049955636">
            <text:p>-7.27</text:p>
          </table:table-cell>
          <table:table-cell table:formula="of:=[.D155]+[.E155]" office:value-type="float" office:value="69.4001061671103">
            <text:p>69.40</text:p>
          </table:table-cell>
          <table:table-cell table:formula="of:=[.B155]*[.F155]" office:value-type="float" office:value="11798.0180484088">
            <text:p>11798.02</text:p>
          </table:table-cell>
          <table:table-cell table:formula="of:=[.B155]*[.B155]" office:value-type="float" office:value="28900">
            <text:p>28900.00</text:p>
          </table:table-cell>
        </table:table-row>
        <table:table-row table:style-name="ro1">
          <table:table-cell/>
          <table:table-cell office:value-type="float" office:value="171">
            <text:p>171.00</text:p>
          </table:table-cell>
          <table:table-cell office:value-type="float" office:value="1">
            <text:p>1.00</text:p>
          </table:table-cell>
          <table:table-cell table:formula="of:=[.$E$4]*[.B156]+[.$E$5]" office:value-type="float" office:value="77.2222222222222">
            <text:p>77.22</text:p>
          </table:table-cell>
          <table:table-cell table:formula="of:=[.$E$6]*(2*RAND()-1)" office:value-type="float" office:value="6.9825986912474">
            <text:p>6.98</text:p>
          </table:table-cell>
          <table:table-cell table:formula="of:=[.D156]+[.E156]" office:value-type="float" office:value="84.2048209134696">
            <text:p>84.20</text:p>
          </table:table-cell>
          <table:table-cell table:formula="of:=[.B156]*[.F156]" office:value-type="float" office:value="14399.0243762033">
            <text:p>14399.02</text:p>
          </table:table-cell>
          <table:table-cell table:formula="of:=[.B156]*[.B156]" office:value-type="float" office:value="29241">
            <text:p>29241.00</text:p>
          </table:table-cell>
        </table:table-row>
        <table:table-row table:style-name="ro1">
          <table:table-cell/>
          <table:table-cell office:value-type="float" office:value="172">
            <text:p>172.00</text:p>
          </table:table-cell>
          <table:table-cell office:value-type="float" office:value="1">
            <text:p>1.00</text:p>
          </table:table-cell>
          <table:table-cell table:formula="of:=[.$E$4]*[.B157]+[.$E$5]" office:value-type="float" office:value="77.7777777777778">
            <text:p>77.78</text:p>
          </table:table-cell>
          <table:table-cell table:formula="of:=[.$E$6]*(2*RAND()-1)" office:value-type="float" office:value="6.17599943187088">
            <text:p>6.18</text:p>
          </table:table-cell>
          <table:table-cell table:formula="of:=[.D157]+[.E157]" office:value-type="float" office:value="83.9537772096486">
            <text:p>83.95</text:p>
          </table:table-cell>
          <table:table-cell table:formula="of:=[.B157]*[.F157]" office:value-type="float" office:value="14440.0496800596">
            <text:p>14440.05</text:p>
          </table:table-cell>
          <table:table-cell table:formula="of:=[.B157]*[.B157]" office:value-type="float" office:value="29584">
            <text:p>29584.00</text:p>
          </table:table-cell>
        </table:table-row>
        <table:table-row table:style-name="ro1">
          <table:table-cell/>
          <table:table-cell office:value-type="float" office:value="173">
            <text:p>173.00</text:p>
          </table:table-cell>
          <table:table-cell office:value-type="float" office:value="1">
            <text:p>1.00</text:p>
          </table:table-cell>
          <table:table-cell table:formula="of:=[.$E$4]*[.B158]+[.$E$5]" office:value-type="float" office:value="78.3333333333333">
            <text:p>78.33</text:p>
          </table:table-cell>
          <table:table-cell table:formula="of:=[.$E$6]*(2*RAND()-1)" office:value-type="float" office:value="-6.56158082652837">
            <text:p>-6.56</text:p>
          </table:table-cell>
          <table:table-cell table:formula="of:=[.D158]+[.E158]" office:value-type="float" office:value="71.771752506805">
            <text:p>71.77</text:p>
          </table:table-cell>
          <table:table-cell table:formula="of:=[.B158]*[.F158]" office:value-type="float" office:value="12416.5131836773">
            <text:p>12416.51</text:p>
          </table:table-cell>
          <table:table-cell table:formula="of:=[.B158]*[.B158]" office:value-type="float" office:value="29929">
            <text:p>29929.00</text:p>
          </table:table-cell>
        </table:table-row>
        <table:table-row table:style-name="ro1">
          <table:table-cell/>
          <table:table-cell office:value-type="float" office:value="174">
            <text:p>174.00</text:p>
          </table:table-cell>
          <table:table-cell office:value-type="float" office:value="1">
            <text:p>1.00</text:p>
          </table:table-cell>
          <table:table-cell table:formula="of:=[.$E$4]*[.B159]+[.$E$5]" office:value-type="float" office:value="78.8888888888889">
            <text:p>78.89</text:p>
          </table:table-cell>
          <table:table-cell table:formula="of:=[.$E$6]*(2*RAND()-1)" office:value-type="float" office:value="4.87285989802331">
            <text:p>4.87</text:p>
          </table:table-cell>
          <table:table-cell table:formula="of:=[.D159]+[.E159]" office:value-type="float" office:value="83.7617487869122">
            <text:p>83.76</text:p>
          </table:table-cell>
          <table:table-cell table:formula="of:=[.B159]*[.F159]" office:value-type="float" office:value="14574.5442889227">
            <text:p>14574.54</text:p>
          </table:table-cell>
          <table:table-cell table:formula="of:=[.B159]*[.B159]" office:value-type="float" office:value="30276">
            <text:p>30276.00</text:p>
          </table:table-cell>
        </table:table-row>
        <table:table-row table:style-name="ro1">
          <table:table-cell/>
          <table:table-cell office:value-type="float" office:value="175">
            <text:p>175.00</text:p>
          </table:table-cell>
          <table:table-cell office:value-type="float" office:value="1">
            <text:p>1.00</text:p>
          </table:table-cell>
          <table:table-cell table:formula="of:=[.$E$4]*[.B160]+[.$E$5]" office:value-type="float" office:value="79.4444444444445">
            <text:p>79.44</text:p>
          </table:table-cell>
          <table:table-cell table:formula="of:=[.$E$6]*(2*RAND()-1)" office:value-type="float" office:value="-9.17218023911119">
            <text:p>-9.17</text:p>
          </table:table-cell>
          <table:table-cell table:formula="of:=[.D160]+[.E160]" office:value-type="float" office:value="70.2722642053333">
            <text:p>70.27</text:p>
          </table:table-cell>
          <table:table-cell table:formula="of:=[.B160]*[.F160]" office:value-type="float" office:value="12297.6462359333">
            <text:p>12297.65</text:p>
          </table:table-cell>
          <table:table-cell table:formula="of:=[.B160]*[.B160]" office:value-type="float" office:value="30625">
            <text:p>30625.00</text:p>
          </table:table-cell>
        </table:table-row>
        <table:table-row table:style-name="ro1">
          <table:table-cell/>
          <table:table-cell office:value-type="float" office:value="176">
            <text:p>176.00</text:p>
          </table:table-cell>
          <table:table-cell office:value-type="float" office:value="1">
            <text:p>1.00</text:p>
          </table:table-cell>
          <table:table-cell table:formula="of:=[.$E$4]*[.B161]+[.$E$5]" office:value-type="float" office:value="80">
            <text:p>80.00</text:p>
          </table:table-cell>
          <table:table-cell table:formula="of:=[.$E$6]*(2*RAND()-1)" office:value-type="float" office:value="-0.28569427318871">
            <text:p>-0.29</text:p>
          </table:table-cell>
          <table:table-cell table:formula="of:=[.D161]+[.E161]" office:value-type="float" office:value="79.7143057268113">
            <text:p>79.71</text:p>
          </table:table-cell>
          <table:table-cell table:formula="of:=[.B161]*[.F161]" office:value-type="float" office:value="14029.7178079188">
            <text:p>14029.72</text:p>
          </table:table-cell>
          <table:table-cell table:formula="of:=[.B161]*[.B161]" office:value-type="float" office:value="30976">
            <text:p>30976.00</text:p>
          </table:table-cell>
        </table:table-row>
        <table:table-row table:style-name="ro1">
          <table:table-cell/>
          <table:table-cell office:value-type="float" office:value="177">
            <text:p>177.00</text:p>
          </table:table-cell>
          <table:table-cell office:value-type="float" office:value="1">
            <text:p>1.00</text:p>
          </table:table-cell>
          <table:table-cell table:formula="of:=[.$E$4]*[.B162]+[.$E$5]" office:value-type="float" office:value="80.5555555555556">
            <text:p>80.56</text:p>
          </table:table-cell>
          <table:table-cell table:formula="of:=[.$E$6]*(2*RAND()-1)" office:value-type="float" office:value="3.5214890865609">
            <text:p>3.52</text:p>
          </table:table-cell>
          <table:table-cell table:formula="of:=[.D162]+[.E162]" office:value-type="float" office:value="84.0770446421165">
            <text:p>84.08</text:p>
          </table:table-cell>
          <table:table-cell table:formula="of:=[.B162]*[.F162]" office:value-type="float" office:value="14881.6369016546">
            <text:p>14881.64</text:p>
          </table:table-cell>
          <table:table-cell table:formula="of:=[.B162]*[.B162]" office:value-type="float" office:value="31329">
            <text:p>31329.00</text:p>
          </table:table-cell>
        </table:table-row>
        <table:table-row table:style-name="ro1">
          <table:table-cell/>
          <table:table-cell office:value-type="float" office:value="178">
            <text:p>178.00</text:p>
          </table:table-cell>
          <table:table-cell office:value-type="float" office:value="1">
            <text:p>1.00</text:p>
          </table:table-cell>
          <table:table-cell table:formula="of:=[.$E$4]*[.B163]+[.$E$5]" office:value-type="float" office:value="81.1111111111111">
            <text:p>81.11</text:p>
          </table:table-cell>
          <table:table-cell table:formula="of:=[.$E$6]*(2*RAND()-1)" office:value-type="float" office:value="1.28629212733358">
            <text:p>1.29</text:p>
          </table:table-cell>
          <table:table-cell table:formula="of:=[.D163]+[.E163]" office:value-type="float" office:value="82.3974032384447">
            <text:p>82.40</text:p>
          </table:table-cell>
          <table:table-cell table:formula="of:=[.B163]*[.F163]" office:value-type="float" office:value="14666.7377764432">
            <text:p>14666.74</text:p>
          </table:table-cell>
          <table:table-cell table:formula="of:=[.B163]*[.B163]" office:value-type="float" office:value="31684">
            <text:p>31684.00</text:p>
          </table:table-cell>
        </table:table-row>
        <table:table-row table:style-name="ro1">
          <table:table-cell/>
          <table:table-cell office:value-type="float" office:value="179">
            <text:p>179.00</text:p>
          </table:table-cell>
          <table:table-cell office:value-type="float" office:value="1">
            <text:p>1.00</text:p>
          </table:table-cell>
          <table:table-cell table:formula="of:=[.$E$4]*[.B164]+[.$E$5]" office:value-type="float" office:value="81.6666666666667">
            <text:p>81.67</text:p>
          </table:table-cell>
          <table:table-cell table:formula="of:=[.$E$6]*(2*RAND()-1)" office:value-type="float" office:value="4.46698916144669">
            <text:p>4.47</text:p>
          </table:table-cell>
          <table:table-cell table:formula="of:=[.D164]+[.E164]" office:value-type="float" office:value="86.1336558281134">
            <text:p>86.13</text:p>
          </table:table-cell>
          <table:table-cell table:formula="of:=[.B164]*[.F164]" office:value-type="float" office:value="15417.9243932323">
            <text:p>15417.92</text:p>
          </table:table-cell>
          <table:table-cell table:formula="of:=[.B164]*[.B164]" office:value-type="float" office:value="32041">
            <text:p>32041.00</text:p>
          </table:table-cell>
        </table:table-row>
        <table:table-row table:style-name="ro1">
          <table:table-cell/>
          <table:table-cell office:value-type="float" office:value="180">
            <text:p>180.00</text:p>
          </table:table-cell>
          <table:table-cell office:value-type="float" office:value="1">
            <text:p>1.00</text:p>
          </table:table-cell>
          <table:table-cell table:formula="of:=[.$E$4]*[.B165]+[.$E$5]" office:value-type="float" office:value="82.2222222222222">
            <text:p>82.22</text:p>
          </table:table-cell>
          <table:table-cell table:formula="of:=[.$E$6]*(2*RAND()-1)" office:value-type="float" office:value="-2.32561857905239">
            <text:p>-2.33</text:p>
          </table:table-cell>
          <table:table-cell table:formula="of:=[.D165]+[.E165]" office:value-type="float" office:value="79.8966036431698">
            <text:p>79.90</text:p>
          </table:table-cell>
          <table:table-cell table:formula="of:=[.B165]*[.F165]" office:value-type="float" office:value="14381.3886557706">
            <text:p>14381.39</text:p>
          </table:table-cell>
          <table:table-cell table:formula="of:=[.B165]*[.B165]" office:value-type="float" office:value="32400">
            <text:p>32400.00</text:p>
          </table:table-cell>
        </table:table-row>
        <table:table-row table:style-name="ro1">
          <table:table-cell/>
          <table:table-cell office:value-type="float" office:value="181">
            <text:p>181.00</text:p>
          </table:table-cell>
          <table:table-cell office:value-type="float" office:value="1">
            <text:p>1.00</text:p>
          </table:table-cell>
          <table:table-cell table:formula="of:=[.$E$4]*[.B166]+[.$E$5]" office:value-type="float" office:value="82.7777777777778">
            <text:p>82.78</text:p>
          </table:table-cell>
          <table:table-cell table:formula="of:=[.$E$6]*(2*RAND()-1)" office:value-type="float" office:value="7.94400790706277">
            <text:p>7.94</text:p>
          </table:table-cell>
          <table:table-cell table:formula="of:=[.D166]+[.E166]" office:value-type="float" office:value="90.7217856848405">
            <text:p>90.72</text:p>
          </table:table-cell>
          <table:table-cell table:formula="of:=[.B166]*[.F166]" office:value-type="float" office:value="16420.6432089561">
            <text:p>16420.64</text:p>
          </table:table-cell>
          <table:table-cell table:formula="of:=[.B166]*[.B166]" office:value-type="float" office:value="32761">
            <text:p>32761.00</text:p>
          </table:table-cell>
        </table:table-row>
        <table:table-row table:style-name="ro1">
          <table:table-cell/>
          <table:table-cell office:value-type="float" office:value="182">
            <text:p>182.00</text:p>
          </table:table-cell>
          <table:table-cell office:value-type="float" office:value="1">
            <text:p>1.00</text:p>
          </table:table-cell>
          <table:table-cell table:formula="of:=[.$E$4]*[.B167]+[.$E$5]" office:value-type="float" office:value="83.3333333333333">
            <text:p>83.33</text:p>
          </table:table-cell>
          <table:table-cell table:formula="of:=[.$E$6]*(2*RAND()-1)" office:value-type="float" office:value="7.63478277716786">
            <text:p>7.63</text:p>
          </table:table-cell>
          <table:table-cell table:formula="of:=[.D167]+[.E167]" office:value-type="float" office:value="90.9681161105012">
            <text:p>90.97</text:p>
          </table:table-cell>
          <table:table-cell table:formula="of:=[.B167]*[.F167]" office:value-type="float" office:value="16556.1971321112">
            <text:p>16556.20</text:p>
          </table:table-cell>
          <table:table-cell table:formula="of:=[.B167]*[.B167]" office:value-type="float" office:value="33124">
            <text:p>33124.00</text:p>
          </table:table-cell>
        </table:table-row>
        <table:table-row table:style-name="ro1">
          <table:table-cell/>
          <table:table-cell office:value-type="float" office:value="183">
            <text:p>183.00</text:p>
          </table:table-cell>
          <table:table-cell office:value-type="float" office:value="1">
            <text:p>1.00</text:p>
          </table:table-cell>
          <table:table-cell table:formula="of:=[.$E$4]*[.B168]+[.$E$5]" office:value-type="float" office:value="83.8888888888889">
            <text:p>83.89</text:p>
          </table:table-cell>
          <table:table-cell table:formula="of:=[.$E$6]*(2*RAND()-1)" office:value-type="float" office:value="7.49333147425205">
            <text:p>7.49</text:p>
          </table:table-cell>
          <table:table-cell table:formula="of:=[.D168]+[.E168]" office:value-type="float" office:value="91.3822203631409">
            <text:p>91.38</text:p>
          </table:table-cell>
          <table:table-cell table:formula="of:=[.B168]*[.F168]" office:value-type="float" office:value="16722.9463264548">
            <text:p>16722.95</text:p>
          </table:table-cell>
          <table:table-cell table:formula="of:=[.B168]*[.B168]" office:value-type="float" office:value="33489">
            <text:p>33489.00</text:p>
          </table:table-cell>
        </table:table-row>
        <table:table-row table:style-name="ro1">
          <table:table-cell/>
          <table:table-cell office:value-type="float" office:value="184">
            <text:p>184.00</text:p>
          </table:table-cell>
          <table:table-cell office:value-type="float" office:value="1">
            <text:p>1.00</text:p>
          </table:table-cell>
          <table:table-cell table:formula="of:=[.$E$4]*[.B169]+[.$E$5]" office:value-type="float" office:value="84.4444444444445">
            <text:p>84.44</text:p>
          </table:table-cell>
          <table:table-cell table:formula="of:=[.$E$6]*(2*RAND()-1)" office:value-type="float" office:value="-2.71232763305306">
            <text:p>-2.71</text:p>
          </table:table-cell>
          <table:table-cell table:formula="of:=[.D169]+[.E169]" office:value-type="float" office:value="81.7321168113914">
            <text:p>81.73</text:p>
          </table:table-cell>
          <table:table-cell table:formula="of:=[.B169]*[.F169]" office:value-type="float" office:value="15038.709493296">
            <text:p>15038.71</text:p>
          </table:table-cell>
          <table:table-cell table:formula="of:=[.B169]*[.B169]" office:value-type="float" office:value="33856">
            <text:p>33856.00</text:p>
          </table:table-cell>
        </table:table-row>
        <table:table-row table:style-name="ro1">
          <table:table-cell/>
          <table:table-cell office:value-type="float" office:value="185">
            <text:p>185.00</text:p>
          </table:table-cell>
          <table:table-cell office:value-type="float" office:value="1">
            <text:p>1.00</text:p>
          </table:table-cell>
          <table:table-cell table:formula="of:=[.$E$4]*[.B170]+[.$E$5]" office:value-type="float" office:value="85">
            <text:p>85.00</text:p>
          </table:table-cell>
          <table:table-cell table:formula="of:=[.$E$6]*(2*RAND()-1)" office:value-type="float" office:value="-5.17588816583157">
            <text:p>-5.18</text:p>
          </table:table-cell>
          <table:table-cell table:formula="of:=[.D170]+[.E170]" office:value-type="float" office:value="79.8241118341684">
            <text:p>79.82</text:p>
          </table:table-cell>
          <table:table-cell table:formula="of:=[.B170]*[.F170]" office:value-type="float" office:value="14767.4606893212">
            <text:p>14767.46</text:p>
          </table:table-cell>
          <table:table-cell table:formula="of:=[.B170]*[.B170]" office:value-type="float" office:value="34225">
            <text:p>34225.00</text:p>
          </table:table-cell>
        </table:table-row>
        <table:table-row table:style-name="ro1">
          <table:table-cell/>
          <table:table-cell office:value-type="float" office:value="186">
            <text:p>186.00</text:p>
          </table:table-cell>
          <table:table-cell office:value-type="float" office:value="1">
            <text:p>1.00</text:p>
          </table:table-cell>
          <table:table-cell table:formula="of:=[.$E$4]*[.B171]+[.$E$5]" office:value-type="float" office:value="85.5555555555556">
            <text:p>85.56</text:p>
          </table:table-cell>
          <table:table-cell table:formula="of:=[.$E$6]*(2*RAND()-1)" office:value-type="float" office:value="6.20011378545314">
            <text:p>6.20</text:p>
          </table:table-cell>
          <table:table-cell table:formula="of:=[.D171]+[.E171]" office:value-type="float" office:value="91.7556693410087">
            <text:p>91.76</text:p>
          </table:table-cell>
          <table:table-cell table:formula="of:=[.B171]*[.F171]" office:value-type="float" office:value="17066.5544974276">
            <text:p>17066.55</text:p>
          </table:table-cell>
          <table:table-cell table:formula="of:=[.B171]*[.B171]" office:value-type="float" office:value="34596">
            <text:p>34596.00</text:p>
          </table:table-cell>
        </table:table-row>
        <table:table-row table:style-name="ro1">
          <table:table-cell/>
          <table:table-cell office:value-type="float" office:value="187">
            <text:p>187.00</text:p>
          </table:table-cell>
          <table:table-cell office:value-type="float" office:value="1">
            <text:p>1.00</text:p>
          </table:table-cell>
          <table:table-cell table:formula="of:=[.$E$4]*[.B172]+[.$E$5]" office:value-type="float" office:value="86.1111111111111">
            <text:p>86.11</text:p>
          </table:table-cell>
          <table:table-cell table:formula="of:=[.$E$6]*(2*RAND()-1)" office:value-type="float" office:value="1.80043848231435">
            <text:p>1.80</text:p>
          </table:table-cell>
          <table:table-cell table:formula="of:=[.D172]+[.E172]" office:value-type="float" office:value="87.9115495934255">
            <text:p>87.91</text:p>
          </table:table-cell>
          <table:table-cell table:formula="of:=[.B172]*[.F172]" office:value-type="float" office:value="16439.4597739706">
            <text:p>16439.46</text:p>
          </table:table-cell>
          <table:table-cell table:formula="of:=[.B172]*[.B172]" office:value-type="float" office:value="34969">
            <text:p>34969.00</text:p>
          </table:table-cell>
        </table:table-row>
        <table:table-row table:style-name="ro1">
          <table:table-cell/>
          <table:table-cell office:value-type="float" office:value="188">
            <text:p>188.00</text:p>
          </table:table-cell>
          <table:table-cell office:value-type="float" office:value="1">
            <text:p>1.00</text:p>
          </table:table-cell>
          <table:table-cell table:formula="of:=[.$E$4]*[.B173]+[.$E$5]" office:value-type="float" office:value="86.6666666666667">
            <text:p>86.67</text:p>
          </table:table-cell>
          <table:table-cell table:formula="of:=[.$E$6]*(2*RAND()-1)" office:value-type="float" office:value="3.29556067008525">
            <text:p>3.30</text:p>
          </table:table-cell>
          <table:table-cell table:formula="of:=[.D173]+[.E173]" office:value-type="float" office:value="89.9622273367519">
            <text:p>89.96</text:p>
          </table:table-cell>
          <table:table-cell table:formula="of:=[.B173]*[.F173]" office:value-type="float" office:value="16912.8987393094">
            <text:p>16912.90</text:p>
          </table:table-cell>
          <table:table-cell table:formula="of:=[.B173]*[.B173]" office:value-type="float" office:value="35344">
            <text:p>35344.00</text:p>
          </table:table-cell>
        </table:table-row>
        <table:table-row table:style-name="ro1">
          <table:table-cell/>
          <table:table-cell office:value-type="float" office:value="189">
            <text:p>189.00</text:p>
          </table:table-cell>
          <table:table-cell office:value-type="float" office:value="1">
            <text:p>1.00</text:p>
          </table:table-cell>
          <table:table-cell table:formula="of:=[.$E$4]*[.B174]+[.$E$5]" office:value-type="float" office:value="87.2222222222222">
            <text:p>87.22</text:p>
          </table:table-cell>
          <table:table-cell table:formula="of:=[.$E$6]*(2*RAND()-1)" office:value-type="float" office:value="-0.719031854532659">
            <text:p>-0.72</text:p>
          </table:table-cell>
          <table:table-cell table:formula="of:=[.D174]+[.E174]" office:value-type="float" office:value="86.5031903676896">
            <text:p>86.50</text:p>
          </table:table-cell>
          <table:table-cell table:formula="of:=[.B174]*[.F174]" office:value-type="float" office:value="16349.1029794933">
            <text:p>16349.10</text:p>
          </table:table-cell>
          <table:table-cell table:formula="of:=[.B174]*[.B174]" office:value-type="float" office:value="35721">
            <text:p>35721.00</text:p>
          </table:table-cell>
        </table:table-row>
        <table:table-row table:style-name="ro1">
          <table:table-cell/>
          <table:table-cell office:value-type="float" office:value="190">
            <text:p>190.00</text:p>
          </table:table-cell>
          <table:table-cell office:value-type="float" office:value="1">
            <text:p>1.00</text:p>
          </table:table-cell>
          <table:table-cell table:formula="of:=[.$E$4]*[.B175]+[.$E$5]" office:value-type="float" office:value="87.7777777777778">
            <text:p>87.78</text:p>
          </table:table-cell>
          <table:table-cell table:formula="of:=[.$E$6]*(2*RAND()-1)" office:value-type="float" office:value="4.25801222678274">
            <text:p>4.26</text:p>
          </table:table-cell>
          <table:table-cell table:formula="of:=[.D175]+[.E175]" office:value-type="float" office:value="92.0357900045605">
            <text:p>92.04</text:p>
          </table:table-cell>
          <table:table-cell table:formula="of:=[.B175]*[.F175]" office:value-type="float" office:value="17486.8001008665">
            <text:p>17486.80</text:p>
          </table:table-cell>
          <table:table-cell table:formula="of:=[.B175]*[.B175]" office:value-type="float" office:value="36100">
            <text:p>36100.00</text:p>
          </table:table-cell>
        </table:table-row>
        <table:table-row table:style-name="ro1">
          <table:table-cell/>
          <table:table-cell office:value-type="float" office:value="191">
            <text:p>191.00</text:p>
          </table:table-cell>
          <table:table-cell office:value-type="float" office:value="1">
            <text:p>1.00</text:p>
          </table:table-cell>
          <table:table-cell table:formula="of:=[.$E$4]*[.B176]+[.$E$5]" office:value-type="float" office:value="88.3333333333333">
            <text:p>88.33</text:p>
          </table:table-cell>
          <table:table-cell table:formula="of:=[.$E$6]*(2*RAND()-1)" office:value-type="float" office:value="-9.61515598464757">
            <text:p>-9.62</text:p>
          </table:table-cell>
          <table:table-cell table:formula="of:=[.D176]+[.E176]" office:value-type="float" office:value="78.7181773486858">
            <text:p>78.72</text:p>
          </table:table-cell>
          <table:table-cell table:formula="of:=[.B176]*[.F176]" office:value-type="float" office:value="15035.171873599">
            <text:p>15035.17</text:p>
          </table:table-cell>
          <table:table-cell table:formula="of:=[.B176]*[.B176]" office:value-type="float" office:value="36481">
            <text:p>36481.00</text:p>
          </table:table-cell>
        </table:table-row>
        <table:table-row table:style-name="ro1">
          <table:table-cell/>
          <table:table-cell office:value-type="float" office:value="192">
            <text:p>192.00</text:p>
          </table:table-cell>
          <table:table-cell office:value-type="float" office:value="1">
            <text:p>1.00</text:p>
          </table:table-cell>
          <table:table-cell table:formula="of:=[.$E$4]*[.B177]+[.$E$5]" office:value-type="float" office:value="88.8888888888889">
            <text:p>88.89</text:p>
          </table:table-cell>
          <table:table-cell table:formula="of:=[.$E$6]*(2*RAND()-1)" office:value-type="float" office:value="2.46192370541394">
            <text:p>2.46</text:p>
          </table:table-cell>
          <table:table-cell table:formula="of:=[.D177]+[.E177]" office:value-type="float" office:value="91.3508125943028">
            <text:p>91.35</text:p>
          </table:table-cell>
          <table:table-cell table:formula="of:=[.B177]*[.F177]" office:value-type="float" office:value="17539.3560181061">
            <text:p>17539.36</text:p>
          </table:table-cell>
          <table:table-cell table:formula="of:=[.B177]*[.B177]" office:value-type="float" office:value="36864">
            <text:p>36864.00</text:p>
          </table:table-cell>
        </table:table-row>
        <table:table-row table:style-name="ro1">
          <table:table-cell/>
          <table:table-cell office:value-type="float" office:value="193">
            <text:p>193.00</text:p>
          </table:table-cell>
          <table:table-cell office:value-type="float" office:value="1">
            <text:p>1.00</text:p>
          </table:table-cell>
          <table:table-cell table:formula="of:=[.$E$4]*[.B178]+[.$E$5]" office:value-type="float" office:value="89.4444444444445">
            <text:p>89.44</text:p>
          </table:table-cell>
          <table:table-cell table:formula="of:=[.$E$6]*(2*RAND()-1)" office:value-type="float" office:value="3.26078586280346">
            <text:p>3.26</text:p>
          </table:table-cell>
          <table:table-cell table:formula="of:=[.D178]+[.E178]" office:value-type="float" office:value="92.7052303072479">
            <text:p>92.71</text:p>
          </table:table-cell>
          <table:table-cell table:formula="of:=[.B178]*[.F178]" office:value-type="float" office:value="17892.1094492989">
            <text:p>17892.11</text:p>
          </table:table-cell>
          <table:table-cell table:formula="of:=[.B178]*[.B178]" office:value-type="float" office:value="37249">
            <text:p>37249.00</text:p>
          </table:table-cell>
        </table:table-row>
        <table:table-row table:style-name="ro1">
          <table:table-cell/>
          <table:table-cell office:value-type="float" office:value="194">
            <text:p>194.00</text:p>
          </table:table-cell>
          <table:table-cell office:value-type="float" office:value="1">
            <text:p>1.00</text:p>
          </table:table-cell>
          <table:table-cell table:formula="of:=[.$E$4]*[.B179]+[.$E$5]" office:value-type="float" office:value="90">
            <text:p>90.00</text:p>
          </table:table-cell>
          <table:table-cell table:formula="of:=[.$E$6]*(2*RAND()-1)" office:value-type="float" office:value="-3.16504714079201">
            <text:p>-3.17</text:p>
          </table:table-cell>
          <table:table-cell table:formula="of:=[.D179]+[.E179]" office:value-type="float" office:value="86.834952859208">
            <text:p>86.83</text:p>
          </table:table-cell>
          <table:table-cell table:formula="of:=[.B179]*[.F179]" office:value-type="float" office:value="16845.9808546863">
            <text:p>16845.98</text:p>
          </table:table-cell>
          <table:table-cell table:formula="of:=[.B179]*[.B179]" office:value-type="float" office:value="37636">
            <text:p>37636.00</text:p>
          </table:table-cell>
        </table:table-row>
        <table:table-row table:style-name="ro1">
          <table:table-cell/>
          <table:table-cell office:value-type="float" office:value="195">
            <text:p>195.00</text:p>
          </table:table-cell>
          <table:table-cell office:value-type="float" office:value="1">
            <text:p>1.00</text:p>
          </table:table-cell>
          <table:table-cell table:formula="of:=[.$E$4]*[.B180]+[.$E$5]" office:value-type="float" office:value="90.5555555555556">
            <text:p>90.56</text:p>
          </table:table-cell>
          <table:table-cell table:formula="of:=[.$E$6]*(2*RAND()-1)" office:value-type="float" office:value="-8.53261371143162">
            <text:p>-8.53</text:p>
          </table:table-cell>
          <table:table-cell table:formula="of:=[.D180]+[.E180]" office:value-type="float" office:value="82.022941844124">
            <text:p>82.02</text:p>
          </table:table-cell>
          <table:table-cell table:formula="of:=[.B180]*[.F180]" office:value-type="float" office:value="15994.4736596042">
            <text:p>15994.47</text:p>
          </table:table-cell>
          <table:table-cell table:formula="of:=[.B180]*[.B180]" office:value-type="float" office:value="38025">
            <text:p>38025.00</text:p>
          </table:table-cell>
        </table:table-row>
        <table:table-row table:style-name="ro1">
          <table:table-cell/>
          <table:table-cell office:value-type="float" office:value="196">
            <text:p>196.00</text:p>
          </table:table-cell>
          <table:table-cell office:value-type="float" office:value="1">
            <text:p>1.00</text:p>
          </table:table-cell>
          <table:table-cell table:formula="of:=[.$E$4]*[.B181]+[.$E$5]" office:value-type="float" office:value="91.1111111111111">
            <text:p>91.11</text:p>
          </table:table-cell>
          <table:table-cell table:formula="of:=[.$E$6]*(2*RAND()-1)" office:value-type="float" office:value="-3.08309143409133">
            <text:p>-3.08</text:p>
          </table:table-cell>
          <table:table-cell table:formula="of:=[.D181]+[.E181]" office:value-type="float" office:value="88.0280196770198">
            <text:p>88.03</text:p>
          </table:table-cell>
          <table:table-cell table:formula="of:=[.B181]*[.F181]" office:value-type="float" office:value="17253.4918566959">
            <text:p>17253.49</text:p>
          </table:table-cell>
          <table:table-cell table:formula="of:=[.B181]*[.B181]" office:value-type="float" office:value="38416">
            <text:p>38416.00</text:p>
          </table:table-cell>
        </table:table-row>
        <table:table-row table:style-name="ro1">
          <table:table-cell/>
          <table:table-cell office:value-type="float" office:value="197">
            <text:p>197.00</text:p>
          </table:table-cell>
          <table:table-cell office:value-type="float" office:value="1">
            <text:p>1.00</text:p>
          </table:table-cell>
          <table:table-cell table:formula="of:=[.$E$4]*[.B182]+[.$E$5]" office:value-type="float" office:value="91.6666666666667">
            <text:p>91.67</text:p>
          </table:table-cell>
          <table:table-cell table:formula="of:=[.$E$6]*(2*RAND()-1)" office:value-type="float" office:value="0.689816125668585">
            <text:p>0.69</text:p>
          </table:table-cell>
          <table:table-cell table:formula="of:=[.D182]+[.E182]" office:value-type="float" office:value="92.3564827923352">
            <text:p>92.36</text:p>
          </table:table-cell>
          <table:table-cell table:formula="of:=[.B182]*[.F182]" office:value-type="float" office:value="18194.22711009">
            <text:p>18194.23</text:p>
          </table:table-cell>
          <table:table-cell table:formula="of:=[.B182]*[.B182]" office:value-type="float" office:value="38809">
            <text:p>38809.00</text:p>
          </table:table-cell>
        </table:table-row>
        <table:table-row table:style-name="ro1">
          <table:table-cell/>
          <table:table-cell office:value-type="float" office:value="198">
            <text:p>198.00</text:p>
          </table:table-cell>
          <table:table-cell office:value-type="float" office:value="1">
            <text:p>1.00</text:p>
          </table:table-cell>
          <table:table-cell table:formula="of:=[.$E$4]*[.B183]+[.$E$5]" office:value-type="float" office:value="92.2222222222222">
            <text:p>92.22</text:p>
          </table:table-cell>
          <table:table-cell table:formula="of:=[.$E$6]*(2*RAND()-1)" office:value-type="float" office:value="-5.72315801400691">
            <text:p>-5.72</text:p>
          </table:table-cell>
          <table:table-cell table:formula="of:=[.D183]+[.E183]" office:value-type="float" office:value="86.4990642082153">
            <text:p>86.50</text:p>
          </table:table-cell>
          <table:table-cell table:formula="of:=[.B183]*[.F183]" office:value-type="float" office:value="17126.8147132266">
            <text:p>17126.81</text:p>
          </table:table-cell>
          <table:table-cell table:formula="of:=[.B183]*[.B183]" office:value-type="float" office:value="39204">
            <text:p>39204.00</text:p>
          </table:table-cell>
        </table:table-row>
        <table:table-row table:style-name="ro1">
          <table:table-cell/>
          <table:table-cell office:value-type="float" office:value="199">
            <text:p>199.00</text:p>
          </table:table-cell>
          <table:table-cell office:value-type="float" office:value="1">
            <text:p>1.00</text:p>
          </table:table-cell>
          <table:table-cell table:formula="of:=[.$E$4]*[.B184]+[.$E$5]" office:value-type="float" office:value="92.7777777777778">
            <text:p>92.78</text:p>
          </table:table-cell>
          <table:table-cell table:formula="of:=[.$E$6]*(2*RAND()-1)" office:value-type="float" office:value="-4.52767780516297">
            <text:p>-4.53</text:p>
          </table:table-cell>
          <table:table-cell table:formula="of:=[.D184]+[.E184]" office:value-type="float" office:value="88.2500999726148">
            <text:p>88.25</text:p>
          </table:table-cell>
          <table:table-cell table:formula="of:=[.B184]*[.F184]" office:value-type="float" office:value="17561.7698945503">
            <text:p>17561.77</text:p>
          </table:table-cell>
          <table:table-cell table:formula="of:=[.B184]*[.B184]" office:value-type="float" office:value="39601">
            <text:p>39601.00</text:p>
          </table:table-cell>
        </table:table-row>
        <table:table-row table:style-name="ro1">
          <table:table-cell/>
          <table:table-cell office:value-type="float" office:value="200">
            <text:p>200.00</text:p>
          </table:table-cell>
          <table:table-cell office:value-type="float" office:value="1">
            <text:p>1.00</text:p>
          </table:table-cell>
          <table:table-cell table:formula="of:=[.$E$4]*[.B185]+[.$E$5]" office:value-type="float" office:value="93.3333333333333">
            <text:p>93.33</text:p>
          </table:table-cell>
          <table:table-cell table:formula="of:=[.$E$6]*(2*RAND()-1)" office:value-type="float" office:value="-6.03511782828718">
            <text:p>-6.04</text:p>
          </table:table-cell>
          <table:table-cell table:formula="of:=[.D185]+[.E185]" office:value-type="float" office:value="87.2982155050462">
            <text:p>87.30</text:p>
          </table:table-cell>
          <table:table-cell table:formula="of:=[.B185]*[.F185]" office:value-type="float" office:value="17459.6431010092">
            <text:p>17459.64</text:p>
          </table:table-cell>
          <table:table-cell table:formula="of:=[.B185]*[.B185]" office:value-type="float" office:value="40000">
            <text:p>40000.00</text:p>
          </table:table-cell>
        </table:table-row>
        <table:table-row table:style-name="ro1">
          <table:table-cell/>
          <table:table-cell office:value-type="float" office:value="201">
            <text:p>201.00</text:p>
          </table:table-cell>
          <table:table-cell office:value-type="float" office:value="1">
            <text:p>1.00</text:p>
          </table:table-cell>
          <table:table-cell table:formula="of:=[.$E$4]*[.B186]+[.$E$5]" office:value-type="float" office:value="93.8888888888889">
            <text:p>93.89</text:p>
          </table:table-cell>
          <table:table-cell table:formula="of:=[.$E$6]*(2*RAND()-1)" office:value-type="float" office:value="2.79642370529473">
            <text:p>2.80</text:p>
          </table:table-cell>
          <table:table-cell table:formula="of:=[.D186]+[.E186]" office:value-type="float" office:value="96.6853125941836">
            <text:p>96.69</text:p>
          </table:table-cell>
          <table:table-cell table:formula="of:=[.B186]*[.F186]" office:value-type="float" office:value="19433.7478314309">
            <text:p>19433.75</text:p>
          </table:table-cell>
          <table:table-cell table:formula="of:=[.B186]*[.B186]" office:value-type="float" office:value="40401">
            <text:p>40401.00</text:p>
          </table:table-cell>
        </table:table-row>
        <table:table-row table:style-name="ro1">
          <table:table-cell/>
          <table:table-cell office:value-type="float" office:value="202">
            <text:p>202.00</text:p>
          </table:table-cell>
          <table:table-cell office:value-type="float" office:value="1">
            <text:p>1.00</text:p>
          </table:table-cell>
          <table:table-cell table:formula="of:=[.$E$4]*[.B187]+[.$E$5]" office:value-type="float" office:value="94.4444444444445">
            <text:p>94.44</text:p>
          </table:table-cell>
          <table:table-cell table:formula="of:=[.$E$6]*(2*RAND()-1)" office:value-type="float" office:value="0.683103203773499">
            <text:p>0.68</text:p>
          </table:table-cell>
          <table:table-cell table:formula="of:=[.D187]+[.E187]" office:value-type="float" office:value="95.127547648218">
            <text:p>95.13</text:p>
          </table:table-cell>
          <table:table-cell table:formula="of:=[.B187]*[.F187]" office:value-type="float" office:value="19215.76462494">
            <text:p>19215.76</text:p>
          </table:table-cell>
          <table:table-cell table:formula="of:=[.B187]*[.B187]" office:value-type="float" office:value="40804">
            <text:p>40804.00</text:p>
          </table:table-cell>
        </table:table-row>
        <table:table-row table:style-name="ro1">
          <table:table-cell/>
          <table:table-cell office:value-type="float" office:value="203">
            <text:p>203.00</text:p>
          </table:table-cell>
          <table:table-cell office:value-type="float" office:value="1">
            <text:p>1.00</text:p>
          </table:table-cell>
          <table:table-cell table:formula="of:=[.$E$4]*[.B188]+[.$E$5]" office:value-type="float" office:value="95">
            <text:p>95.00</text:p>
          </table:table-cell>
          <table:table-cell table:formula="of:=[.$E$6]*(2*RAND()-1)" office:value-type="float" office:value="-6.5047067636624">
            <text:p>-6.50</text:p>
          </table:table-cell>
          <table:table-cell table:formula="of:=[.D188]+[.E188]" office:value-type="float" office:value="88.4952932363376">
            <text:p>88.50</text:p>
          </table:table-cell>
          <table:table-cell table:formula="of:=[.B188]*[.F188]" office:value-type="float" office:value="17964.5445269765">
            <text:p>17964.54</text:p>
          </table:table-cell>
          <table:table-cell table:formula="of:=[.B188]*[.B188]" office:value-type="float" office:value="41209">
            <text:p>41209.00</text:p>
          </table:table-cell>
        </table:table-row>
        <table:table-row table:style-name="ro1">
          <table:table-cell/>
          <table:table-cell office:value-type="float" office:value="204">
            <text:p>204.00</text:p>
          </table:table-cell>
          <table:table-cell office:value-type="float" office:value="1">
            <text:p>1.00</text:p>
          </table:table-cell>
          <table:table-cell table:formula="of:=[.$E$4]*[.B189]+[.$E$5]" office:value-type="float" office:value="95.5555555555556">
            <text:p>95.56</text:p>
          </table:table-cell>
          <table:table-cell table:formula="of:=[.$E$6]*(2*RAND()-1)" office:value-type="float" office:value="-5.92658664565533">
            <text:p>-5.93</text:p>
          </table:table-cell>
          <table:table-cell table:formula="of:=[.D189]+[.E189]" office:value-type="float" office:value="89.6289689099002">
            <text:p>89.63</text:p>
          </table:table-cell>
          <table:table-cell table:formula="of:=[.B189]*[.F189]" office:value-type="float" office:value="18284.3096576196">
            <text:p>18284.31</text:p>
          </table:table-cell>
          <table:table-cell table:formula="of:=[.B189]*[.B189]" office:value-type="float" office:value="41616">
            <text:p>41616.00</text:p>
          </table:table-cell>
        </table:table-row>
        <table:table-row table:style-name="ro1">
          <table:table-cell/>
          <table:table-cell office:value-type="float" office:value="205">
            <text:p>205.00</text:p>
          </table:table-cell>
          <table:table-cell office:value-type="float" office:value="1">
            <text:p>1.00</text:p>
          </table:table-cell>
          <table:table-cell table:formula="of:=[.$E$4]*[.B190]+[.$E$5]" office:value-type="float" office:value="96.1111111111111">
            <text:p>96.11</text:p>
          </table:table-cell>
          <table:table-cell table:formula="of:=[.$E$6]*(2*RAND()-1)" office:value-type="float" office:value="-6.20823750272393">
            <text:p>-6.21</text:p>
          </table:table-cell>
          <table:table-cell table:formula="of:=[.D190]+[.E190]" office:value-type="float" office:value="89.9028736083872">
            <text:p>89.90</text:p>
          </table:table-cell>
          <table:table-cell table:formula="of:=[.B190]*[.F190]" office:value-type="float" office:value="18430.0890897194">
            <text:p>18430.09</text:p>
          </table:table-cell>
          <table:table-cell table:formula="of:=[.B190]*[.B190]" office:value-type="float" office:value="42025">
            <text:p>42025.00</text:p>
          </table:table-cell>
        </table:table-row>
        <table:table-row table:style-name="ro1">
          <table:table-cell/>
          <table:table-cell office:value-type="float" office:value="206">
            <text:p>206.00</text:p>
          </table:table-cell>
          <table:table-cell office:value-type="float" office:value="1">
            <text:p>1.00</text:p>
          </table:table-cell>
          <table:table-cell table:formula="of:=[.$E$4]*[.B191]+[.$E$5]" office:value-type="float" office:value="96.6666666666667">
            <text:p>96.67</text:p>
          </table:table-cell>
          <table:table-cell table:formula="of:=[.$E$6]*(2*RAND()-1)" office:value-type="float" office:value="-3.01670037675649">
            <text:p>-3.02</text:p>
          </table:table-cell>
          <table:table-cell table:formula="of:=[.D191]+[.E191]" office:value-type="float" office:value="93.6499662899102">
            <text:p>93.65</text:p>
          </table:table-cell>
          <table:table-cell table:formula="of:=[.B191]*[.F191]" office:value-type="float" office:value="19291.8930557215">
            <text:p>19291.89</text:p>
          </table:table-cell>
          <table:table-cell table:formula="of:=[.B191]*[.B191]" office:value-type="float" office:value="42436">
            <text:p>42436.00</text:p>
          </table:table-cell>
        </table:table-row>
        <table:table-row table:style-name="ro1">
          <table:table-cell/>
          <table:table-cell office:value-type="float" office:value="207">
            <text:p>207.00</text:p>
          </table:table-cell>
          <table:table-cell office:value-type="float" office:value="1">
            <text:p>1.00</text:p>
          </table:table-cell>
          <table:table-cell table:formula="of:=[.$E$4]*[.B192]+[.$E$5]" office:value-type="float" office:value="97.2222222222222">
            <text:p>97.22</text:p>
          </table:table-cell>
          <table:table-cell table:formula="of:=[.$E$6]*(2*RAND()-1)" office:value-type="float" office:value="-3.95558807067573">
            <text:p>-3.96</text:p>
          </table:table-cell>
          <table:table-cell table:formula="of:=[.D192]+[.E192]" office:value-type="float" office:value="93.2666341515465">
            <text:p>93.27</text:p>
          </table:table-cell>
          <table:table-cell table:formula="of:=[.B192]*[.F192]" office:value-type="float" office:value="19306.1932693701">
            <text:p>19306.19</text:p>
          </table:table-cell>
          <table:table-cell table:formula="of:=[.B192]*[.B192]" office:value-type="float" office:value="42849">
            <text:p>42849.00</text:p>
          </table:table-cell>
        </table:table-row>
        <table:table-row table:style-name="ro1">
          <table:table-cell/>
          <table:table-cell office:value-type="float" office:value="208">
            <text:p>208.00</text:p>
          </table:table-cell>
          <table:table-cell office:value-type="float" office:value="1">
            <text:p>1.00</text:p>
          </table:table-cell>
          <table:table-cell table:formula="of:=[.$E$4]*[.B193]+[.$E$5]" office:value-type="float" office:value="97.7777777777778">
            <text:p>97.78</text:p>
          </table:table-cell>
          <table:table-cell table:formula="of:=[.$E$6]*(2*RAND()-1)" office:value-type="float" office:value="1.27425391692668">
            <text:p>1.27</text:p>
          </table:table-cell>
          <table:table-cell table:formula="of:=[.D193]+[.E193]" office:value-type="float" office:value="99.0520316947045">
            <text:p>99.05</text:p>
          </table:table-cell>
          <table:table-cell table:formula="of:=[.B193]*[.F193]" office:value-type="float" office:value="20602.8225924985">
            <text:p>20602.82</text:p>
          </table:table-cell>
          <table:table-cell table:formula="of:=[.B193]*[.B193]" office:value-type="float" office:value="43264">
            <text:p>43264.00</text:p>
          </table:table-cell>
        </table:table-row>
        <table:table-row table:style-name="ro1">
          <table:table-cell/>
          <table:table-cell office:value-type="float" office:value="209">
            <text:p>209.00</text:p>
          </table:table-cell>
          <table:table-cell office:value-type="float" office:value="1">
            <text:p>1.00</text:p>
          </table:table-cell>
          <table:table-cell table:formula="of:=[.$E$4]*[.B194]+[.$E$5]" office:value-type="float" office:value="98.3333333333333">
            <text:p>98.33</text:p>
          </table:table-cell>
          <table:table-cell table:formula="of:=[.$E$6]*(2*RAND()-1)" office:value-type="float" office:value="-0.76469536870718">
            <text:p>-0.76</text:p>
          </table:table-cell>
          <table:table-cell table:formula="of:=[.D194]+[.E194]" office:value-type="float" office:value="97.5686379646262">
            <text:p>97.57</text:p>
          </table:table-cell>
          <table:table-cell table:formula="of:=[.B194]*[.F194]" office:value-type="float" office:value="20391.8453346069">
            <text:p>20391.85</text:p>
          </table:table-cell>
          <table:table-cell table:formula="of:=[.B194]*[.B194]" office:value-type="float" office:value="43681">
            <text:p>43681.00</text:p>
          </table:table-cell>
        </table:table-row>
        <table:table-row table:style-name="ro1">
          <table:table-cell/>
          <table:table-cell office:value-type="float" office:value="210">
            <text:p>210.00</text:p>
          </table:table-cell>
          <table:table-cell office:value-type="float" office:value="1">
            <text:p>1.00</text:p>
          </table:table-cell>
          <table:table-cell table:formula="of:=[.$E$4]*[.B195]+[.$E$5]" office:value-type="float" office:value="98.8888888888889">
            <text:p>98.89</text:p>
          </table:table-cell>
          <table:table-cell table:formula="of:=[.$E$6]*(2*RAND()-1)" office:value-type="float" office:value="-5.82273957319558">
            <text:p>-5.82</text:p>
          </table:table-cell>
          <table:table-cell table:formula="of:=[.D195]+[.E195]" office:value-type="float" office:value="93.0661493156933">
            <text:p>93.07</text:p>
          </table:table-cell>
          <table:table-cell table:formula="of:=[.B195]*[.F195]" office:value-type="float" office:value="19543.8913562956">
            <text:p>19543.89</text:p>
          </table:table-cell>
          <table:table-cell table:formula="of:=[.B195]*[.B195]" office:value-type="float" office:value="44100">
            <text:p>44100.00</text:p>
          </table:table-cell>
        </table:table-row>
        <table:table-row table:style-name="ro1">
          <table:table-cell/>
          <table:table-cell office:value-type="float" office:value="211">
            <text:p>211.00</text:p>
          </table:table-cell>
          <table:table-cell office:value-type="float" office:value="1">
            <text:p>1.00</text:p>
          </table:table-cell>
          <table:table-cell table:formula="of:=[.$E$4]*[.B196]+[.$E$5]" office:value-type="float" office:value="99.4444444444445">
            <text:p>99.44</text:p>
          </table:table-cell>
          <table:table-cell table:formula="of:=[.$E$6]*(2*RAND()-1)" office:value-type="float" office:value="7.63181893154979">
            <text:p>7.63</text:p>
          </table:table-cell>
          <table:table-cell table:formula="of:=[.D194]+[.E196]" office:value-type="float" office:value="105.965152264883">
            <text:p>105.97</text:p>
          </table:table-cell>
          <table:table-cell table:formula="of:=[.B196]*[.F196]" office:value-type="float" office:value="22358.6471278903">
            <text:p>22358.65</text:p>
          </table:table-cell>
          <table:table-cell table:formula="of:=[.B196]*[.B196]" office:value-type="float" office:value="44521">
            <text:p>44521.00</text:p>
          </table:table-cell>
        </table:table-row>
        <table:table-row table:style-name="ro1">
          <table:table-cell/>
          <table:table-cell office:value-type="float" office:value="212">
            <text:p>212.00</text:p>
          </table:table-cell>
          <table:table-cell office:value-type="float" office:value="1">
            <text:p>1.00</text:p>
          </table:table-cell>
          <table:table-cell table:formula="of:=[.$E$4]*[.B197]+[.$E$5]" office:value-type="float" office:value="100">
            <text:p>100.00</text:p>
          </table:table-cell>
          <table:table-cell table:formula="of:=[.$E$6]*(2*RAND()-1)" office:value-type="float" office:value="7.15705088805407">
            <text:p>7.16</text:p>
          </table:table-cell>
          <table:table-cell table:formula="of:=[.D195]+[.E197]" office:value-type="float" office:value="106.045939776943">
            <text:p>106.05</text:p>
          </table:table-cell>
          <table:table-cell table:formula="of:=[.B197]*[.F197]" office:value-type="float" office:value="22481.7392327119">
            <text:p>22481.74</text:p>
          </table:table-cell>
          <table:table-cell table:formula="of:=[.B197]*[.B197]" office:value-type="float" office:value="44944">
            <text:p>44944.00</text:p>
          </table:table-cell>
        </table:table-row>
        <table:table-row table:style-name="ro1" table:number-rows-repeated="104837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lot" table:style-name="ta1" table:print="false">
        <table:table-column table:style-name="co1" table:number-columns-repeated="2" table:default-cell-style-name="Default"/>
        <table:table-row table:style-name="ro1">
          <table:table-cell/>
          <table:table-cell>
            <draw:frame table:end-cell-address="Plot.K30" table:end-x="0.8559in" table:end-y="0.1362in" draw:z-index="0" draw:style-name="gr1" draw:text-style-name="P1" svg:width="8.813in" svg:height="5.2508in" svg:x="0.0441in" svg:y="0.0417in">
              <draw:object draw:notify-on-update-of-ranges="Simulation.D14:Simulation.D15 Simulation.D17:Simulation.D197 Simulation.B17:Simulation.B197 Simulation.F14:Simulation.F15 Simulation.F17:Simulation.F197 Simulation.B17:Simulation.B19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16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5">09/05/2019</text:date>, <text:time>12:38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20:04:05.36</meta:creation-date>
    <meta:editing-duration>PT1H37M4S</meta:editing-duration>
    <meta:editing-cycles>6</meta:editing-cycles>
    <meta:generator>OpenOffice/4.1.5$Win32 OpenOffice.org_project/415m1$Build-9789</meta:generator>
    <meta:initial-creator>RCC RCCD</meta:initial-creator>
    <dc:date>2019-09-05T12:38:36.53</dc:date>
    <dc:creator>RCC RCCD</dc:creator>
    <meta:document-statistic meta:table-count="2" meta:cell-count="12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386cm" svg:height="13.338cm" xlink:href=".." xlink:type="simple" chart:class="chart:scatter" chart:style-name="ch1">
        <chart:title svg:x="7.525cm" svg:y="0.402cm" chart:style-name="ch2">
          <text:p>First Order Polynomial Approximation</text:p>
        </chart:title>
        <chart:subtitle svg:x="9.059cm" svg:y="1.447cm" chart:style-name="ch3">
          <text:p>Temperature Simulation</text:p>
        </chart:subtitle>
        <chart:legend chart:legend-position="end" svg:x="18.74cm" svg:y="6.095cm" style:legend-expansion="high" chart:style-name="ch4"/>
        <chart:plot-area chart:style-name="ch5" table:cell-range-address="Simulation.B17:Simulation.B197 Simulation.D14:Simulation.D15 Simulation.D17:Simulation.D197 Simulation.F14:Simulation.F15 Simulation.F17:Simulation.F197" chart:data-source-has-labels="row" svg:x="1.485cm" svg:y="2.662cm" svg:width="16.361cm" svg:height="9.402cm">
          <chartooo:coordinate-region svg:x="2.768cm" svg:y="2.874cm" svg:width="14.56cm" svg:height="8.978cm"/>
          <chart:axis chart:dimension="x" chart:name="primary-x" chart:style-name="ch6">
            <chart:title svg:x="8.827cm" svg:y="12.331cm" chart:style-name="ch7">
              <text:p>Fahrenheit</text:p>
            </chart:title>
            <chart:grid chart:style-name="ch8" chart:class="major"/>
          </chart:axis>
          <chart:axis chart:dimension="y" chart:name="primary-y" chart:style-name="ch6">
            <chart:title svg:x="0.451cm" svg:y="7.989cm" chart:style-name="ch9">
              <text:p>Celsius</text:p>
            </chart:title>
            <chart:grid chart:style-name="ch8" chart:class="major"/>
          </chart:axis>
          <chart:series chart:style-name="ch10" chart:values-cell-range-address="Simulation.D17:Simulation.D197" chart:label-cell-address="Simulation.D14:Simulation.D15" chart:class="chart:scatter">
            <chart:domain table:cell-range-address="Simulation.B17:Simulation.B197"/>
            <chart:data-point chart:repeated="181"/>
          </chart:series>
          <chart:series chart:style-name="ch11" chart:values-cell-range-address="Simulation.F17:Simulation.F197" chart:label-cell-address="Simulation.F14:Simulation.F15" chart:class="chart:scatter">
            <chart:data-point chart:repeated="18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 or Celsius</text:p>
                <text:list>
                  <text:list-item>
                    <text:p>Y or</text:p>
                  </text:list-item>
                  <text:list-item>
                    <text:p>Celsius</text:p>
                  </text:list-item>
                </text:list>
                <draw:g>
                  <svg:desc>Simulation.D14:Simulation.D15</svg:desc>
                </draw:g>
              </table:table-cell>
              <table:table-cell office:value-type="string">
                <text:p>Y' or Measured</text:p>
                <text:list>
                  <text:list-item>
                    <text:p>Y' or</text:p>
                  </text:list-item>
                  <text:list-item>
                    <text:p>Measured</text:p>
                  </text:list-item>
                </text:list>
                <draw:g>
                  <svg:desc>Simulation.F14:Simulation.F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Simulation.B17:Simulation.B197</svg:desc>
                </draw:g>
              </table:table-cell>
              <table:table-cell office:value-type="float" office:value="0">
                <text:p>0</text:p>
                <draw:g>
                  <svg:desc>Simulation.D17:Simulation.D197</svg:desc>
                </draw:g>
              </table:table-cell>
              <table:table-cell office:value-type="float" office:value="-2.38820624072105">
                <text:p>-2.38820624072105</text:p>
                <draw:g>
                  <svg:desc>Simulation.F17:Simulation.F1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0.555555555555557">
                <text:p>0.555555555555557</text:p>
              </table:table-cell>
              <table:table-cell office:value-type="float" office:value="-8.67426720861759">
                <text:p>-8.674267208617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1.11111111111111">
                <text:p>1.11111111111111</text:p>
              </table:table-cell>
              <table:table-cell office:value-type="float" office:value="-8.22777702835285">
                <text:p>-8.227777028352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-3.57611017612119">
                <text:p>-3.576110176121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-1.0078283937441">
                <text:p>-1.00782839374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">
                <text:p>37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-4.90455373397304">
                <text:p>-4.904553733973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-4.00256464878718">
                <text:p>-4.002564648787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">
                <text:p>39</text:p>
              </table:table-cell>
              <table:table-cell office:value-type="float" office:value="3.88888888888889">
                <text:p>3.88888888888889</text:p>
              </table:table-cell>
              <table:table-cell office:value-type="float" office:value="9.36036643468671">
                <text:p>9.360366434686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4.44444444444444">
                <text:p>4.44444444444444</text:p>
              </table:table-cell>
              <table:table-cell office:value-type="float" office:value="8.74053033948358">
                <text:p>8.740530339483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5">
                <text:p>5</text:p>
              </table:table-cell>
              <table:table-cell office:value-type="float" office:value="3.97321951109916">
                <text:p>3.973219511099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5.55555555555556">
                <text:p>5.55555555555556</text:p>
              </table:table-cell>
              <table:table-cell office:value-type="float" office:value="4.46452122233394">
                <text:p>4.464521222333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">
                <text:p>43</text:p>
              </table:table-cell>
              <table:table-cell office:value-type="float" office:value="6.11111111111111">
                <text:p>6.11111111111111</text:p>
              </table:table-cell>
              <table:table-cell office:value-type="float" office:value="5.48523108578391">
                <text:p>5.485231085783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5.66280541165422">
                <text:p>5.662805411654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">
                <text:p>45</text:p>
              </table:table-cell>
              <table:table-cell office:value-type="float" office:value="7.22222222222222">
                <text:p>7.22222222222222</text:p>
              </table:table-cell>
              <table:table-cell office:value-type="float" office:value="11.2697780572085">
                <text:p>11.26977805720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">
                <text:p>46</text:p>
              </table:table-cell>
              <table:table-cell office:value-type="float" office:value="7.77777777777778">
                <text:p>7.77777777777778</text:p>
              </table:table-cell>
              <table:table-cell office:value-type="float" office:value="10.3093962769748">
                <text:p>10.30939627697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7">
                <text:p>47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3.67419329782327">
                <text:p>3.674193297823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">
                <text:p>48</text:p>
              </table:table-cell>
              <table:table-cell office:value-type="float" office:value="8.88888888888889">
                <text:p>8.88888888888889</text:p>
              </table:table-cell>
              <table:table-cell office:value-type="float" office:value="3.85688044958644">
                <text:p>3.856880449586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9.44444444444445">
                <text:p>9.44444444444445</text:p>
              </table:table-cell>
              <table:table-cell office:value-type="float" office:value="1.35676896613505">
                <text:p>1.356768966135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15.2205589646474">
                <text:p>15.22055896464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1">
                <text:p>51</text:p>
              </table:table-cell>
              <table:table-cell office:value-type="float" office:value="10.5555555555556">
                <text:p>10.5555555555556</text:p>
              </table:table-cell>
              <table:table-cell office:value-type="float" office:value="5.57926252536062">
                <text:p>5.579262525360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">
                <text:p>52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20.7405223335243">
                <text:p>20.74052233352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">
                <text:p>53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17.0549469084168">
                <text:p>17.05494690841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">
                <text:p>54</text:p>
              </table:table-cell>
              <table:table-cell office:value-type="float" office:value="12.2222222222222">
                <text:p>12.2222222222222</text:p>
              </table:table-cell>
              <table:table-cell office:value-type="float" office:value="3.74691634645892">
                <text:p>3.746916346458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12.7777777777778">
                <text:p>12.7777777777778</text:p>
              </table:table-cell>
              <table:table-cell office:value-type="float" office:value="4.66580592820214">
                <text:p>4.665805928202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">
                <text:p>56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13.8565199294438">
                <text:p>13.85651992944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">
                <text:p>57</text:p>
              </table:table-cell>
              <table:table-cell office:value-type="float" office:value="13.8888888888889">
                <text:p>13.8888888888889</text:p>
              </table:table-cell>
              <table:table-cell office:value-type="float" office:value="9.12942986831897">
                <text:p>9.129429868318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8">
                <text:p>58</text:p>
              </table:table-cell>
              <table:table-cell office:value-type="float" office:value="14.4444444444444">
                <text:p>14.4444444444444</text:p>
              </table:table-cell>
              <table:table-cell office:value-type="float" office:value="18.0275425589126">
                <text:p>18.02754255891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">
                <text:p>59</text:p>
              </table:table-cell>
              <table:table-cell office:value-type="float" office:value="15">
                <text:p>15</text:p>
              </table:table-cell>
              <table:table-cell office:value-type="float" office:value="13.0395345995203">
                <text:p>13.03953459952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">
                <text:p>60</text:p>
              </table:table-cell>
              <table:table-cell office:value-type="float" office:value="15.5555555555556">
                <text:p>15.5555555555556</text:p>
              </table:table-cell>
              <table:table-cell office:value-type="float" office:value="23.4332476095814">
                <text:p>23.43324760958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">
                <text:p>61</text:p>
              </table:table-cell>
              <table:table-cell office:value-type="float" office:value="16.1111111111111">
                <text:p>16.1111111111111</text:p>
              </table:table-cell>
              <table:table-cell office:value-type="float" office:value="10.6759921099163">
                <text:p>10.67599210991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">
                <text:p>62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9.5913832463945">
                <text:p>19.59138324639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17.2222222222222">
                <text:p>17.2222222222222</text:p>
              </table:table-cell>
              <table:table-cell office:value-type="float" office:value="16.6452817406712">
                <text:p>16.64528174067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">
                <text:p>64</text:p>
              </table:table-cell>
              <table:table-cell office:value-type="float" office:value="17.7777777777778">
                <text:p>17.7777777777778</text:p>
              </table:table-cell>
              <table:table-cell office:value-type="float" office:value="13.5825030904056">
                <text:p>13.58250309040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">
                <text:p>65</text:p>
              </table:table-cell>
              <table:table-cell office:value-type="float" office:value="18.3333333333333">
                <text:p>18.3333333333333</text:p>
              </table:table-cell>
              <table:table-cell office:value-type="float" office:value="25.1836547333126">
                <text:p>25.18365473331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">
                <text:p>66</text:p>
              </table:table-cell>
              <table:table-cell office:value-type="float" office:value="18.8888888888889">
                <text:p>18.8888888888889</text:p>
              </table:table-cell>
              <table:table-cell office:value-type="float" office:value="23.0189781346255">
                <text:p>23.01897813462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7">
                <text:p>67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15.9138353489753">
                <text:p>15.91383534897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8">
                <text:p>68</text:p>
              </table:table-cell>
              <table:table-cell office:value-type="float" office:value="20">
                <text:p>20</text:p>
              </table:table-cell>
              <table:table-cell office:value-type="float" office:value="14.1291486704722">
                <text:p>14.12914867047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9">
                <text:p>69</text:p>
              </table:table-cell>
              <table:table-cell office:value-type="float" office:value="20.5555555555556">
                <text:p>20.5555555555556</text:p>
              </table:table-cell>
              <table:table-cell office:value-type="float" office:value="30.3649508725438">
                <text:p>30.36495087254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">
                <text:p>70</text:p>
              </table:table-cell>
              <table:table-cell office:value-type="float" office:value="21.1111111111111">
                <text:p>21.1111111111111</text:p>
              </table:table-cell>
              <table:table-cell office:value-type="float" office:value="29.8924843558214">
                <text:p>29.89248435582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">
                <text:p>71</text:p>
              </table:table-cell>
              <table:table-cell office:value-type="float" office:value="21.6666666666667">
                <text:p>21.6666666666667</text:p>
              </table:table-cell>
              <table:table-cell office:value-type="float" office:value="14.038926816235">
                <text:p>14.0389268162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2">
                <text:p>72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18.4757354364006">
                <text:p>18.47573543640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3">
                <text:p>73</text:p>
              </table:table-cell>
              <table:table-cell office:value-type="float" office:value="22.7777777777778">
                <text:p>22.7777777777778</text:p>
              </table:table-cell>
              <table:table-cell office:value-type="float" office:value="22.6942310275303">
                <text:p>22.69423102753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4">
                <text:p>74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7.7039623384674">
                <text:p>17.70396233846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5">
                <text:p>75</text:p>
              </table:table-cell>
              <table:table-cell office:value-type="float" office:value="23.8888888888889">
                <text:p>23.8888888888889</text:p>
              </table:table-cell>
              <table:table-cell office:value-type="float" office:value="17.7775706061059">
                <text:p>17.77757060610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6">
                <text:p>76</text:p>
              </table:table-cell>
              <table:table-cell office:value-type="float" office:value="24.4444444444444">
                <text:p>24.4444444444444</text:p>
              </table:table-cell>
              <table:table-cell office:value-type="float" office:value="17.6433611469757">
                <text:p>17.64336114697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7">
                <text:p>77</text:p>
              </table:table-cell>
              <table:table-cell office:value-type="float" office:value="25">
                <text:p>25</text:p>
              </table:table-cell>
              <table:table-cell office:value-type="float" office:value="24.3342903023586">
                <text:p>24.33429030235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8">
                <text:p>78</text:p>
              </table:table-cell>
              <table:table-cell office:value-type="float" office:value="25.5555555555556">
                <text:p>25.5555555555556</text:p>
              </table:table-cell>
              <table:table-cell office:value-type="float" office:value="25.5385667509917">
                <text:p>25.53856675099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9">
                <text:p>79</text:p>
              </table:table-cell>
              <table:table-cell office:value-type="float" office:value="26.1111111111111">
                <text:p>26.1111111111111</text:p>
              </table:table-cell>
              <table:table-cell office:value-type="float" office:value="18.0725980094738">
                <text:p>18.07259800947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0">
                <text:p>80</text:p>
              </table:table-cell>
              <table:table-cell office:value-type="float" office:value="26.6666666666667">
                <text:p>26.6666666666667</text:p>
              </table:table-cell>
              <table:table-cell office:value-type="float" office:value="17.1292447081457">
                <text:p>17.12924470814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1">
                <text:p>81</text:p>
              </table:table-cell>
              <table:table-cell office:value-type="float" office:value="27.2222222222222">
                <text:p>27.2222222222222</text:p>
              </table:table-cell>
              <table:table-cell office:value-type="float" office:value="30.071388317479">
                <text:p>30.0713883174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2">
                <text:p>82</text:p>
              </table:table-cell>
              <table:table-cell office:value-type="float" office:value="27.7777777777778">
                <text:p>27.7777777777778</text:p>
              </table:table-cell>
              <table:table-cell office:value-type="float" office:value="24.8278121210428">
                <text:p>24.82781212104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3">
                <text:p>83</text:p>
              </table:table-cell>
              <table:table-cell office:value-type="float" office:value="28.3333333333333">
                <text:p>28.3333333333333</text:p>
              </table:table-cell>
              <table:table-cell office:value-type="float" office:value="21.3303439303612">
                <text:p>21.33034393036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4">
                <text:p>84</text:p>
              </table:table-cell>
              <table:table-cell office:value-type="float" office:value="28.8888888888889">
                <text:p>28.8888888888889</text:p>
              </table:table-cell>
              <table:table-cell office:value-type="float" office:value="34.0021498584085">
                <text:p>34.00214985840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">
                <text:p>85</text:p>
              </table:table-cell>
              <table:table-cell office:value-type="float" office:value="29.4444444444444">
                <text:p>29.4444444444444</text:p>
              </table:table-cell>
              <table:table-cell office:value-type="float" office:value="38.0235750036728">
                <text:p>38.02357500367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6">
                <text:p>86</text:p>
              </table:table-cell>
              <table:table-cell office:value-type="float" office:value="30">
                <text:p>30</text:p>
              </table:table-cell>
              <table:table-cell office:value-type="float" office:value="21.3841428793967">
                <text:p>21.38414287939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7">
                <text:p>87</text:p>
              </table:table-cell>
              <table:table-cell office:value-type="float" office:value="30.5555555555556">
                <text:p>30.5555555555556</text:p>
              </table:table-cell>
              <table:table-cell office:value-type="float" office:value="39.2925964906398">
                <text:p>39.29259649063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8">
                <text:p>88</text:p>
              </table:table-cell>
              <table:table-cell office:value-type="float" office:value="31.1111111111111">
                <text:p>31.1111111111111</text:p>
              </table:table-cell>
              <table:table-cell office:value-type="float" office:value="31.8235773929498">
                <text:p>31.82357739294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9">
                <text:p>89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35.5281593852366">
                <text:p>35.52815938523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">
                <text:p>90</text:p>
              </table:table-cell>
              <table:table-cell office:value-type="float" office:value="32.2222222222222">
                <text:p>32.2222222222222</text:p>
              </table:table-cell>
              <table:table-cell office:value-type="float" office:value="30.6954948578237">
                <text:p>30.69549485782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1">
                <text:p>91</text:p>
              </table:table-cell>
              <table:table-cell office:value-type="float" office:value="32.7777777777778">
                <text:p>32.7777777777778</text:p>
              </table:table-cell>
              <table:table-cell office:value-type="float" office:value="34.7722217699306">
                <text:p>34.77222176993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2">
                <text:p>9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23.55838938461">
                <text:p>23.558389384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3">
                <text:p>93</text:p>
              </table:table-cell>
              <table:table-cell office:value-type="float" office:value="33.8888888888889">
                <text:p>33.8888888888889</text:p>
              </table:table-cell>
              <table:table-cell office:value-type="float" office:value="39.5395332797327">
                <text:p>39.53953327973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4">
                <text:p>94</text:p>
              </table:table-cell>
              <table:table-cell office:value-type="float" office:value="34.4444444444444">
                <text:p>34.4444444444444</text:p>
              </table:table-cell>
              <table:table-cell office:value-type="float" office:value="42.1182713373047">
                <text:p>42.11827133730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5">
                <text:p>95</text:p>
              </table:table-cell>
              <table:table-cell office:value-type="float" office:value="35">
                <text:p>35</text:p>
              </table:table-cell>
              <table:table-cell office:value-type="float" office:value="28.9183602156118">
                <text:p>28.91836021561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6">
                <text:p>96</text:p>
              </table:table-cell>
              <table:table-cell office:value-type="float" office:value="35.5555555555556">
                <text:p>35.5555555555556</text:p>
              </table:table-cell>
              <table:table-cell office:value-type="float" office:value="37.9771663486544">
                <text:p>37.97716634865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7">
                <text:p>97</text:p>
              </table:table-cell>
              <table:table-cell office:value-type="float" office:value="36.1111111111111">
                <text:p>36.1111111111111</text:p>
              </table:table-cell>
              <table:table-cell office:value-type="float" office:value="43.4187175716377">
                <text:p>43.41871757163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8">
                <text:p>98</text:p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29.2546392201136">
                <text:p>29.25463922011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9">
                <text:p>99</text:p>
              </table:table-cell>
              <table:table-cell office:value-type="float" office:value="37.2222222222222">
                <text:p>37.2222222222222</text:p>
              </table:table-cell>
              <table:table-cell office:value-type="float" office:value="29.1747509569137">
                <text:p>29.17475095691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">
                <text:p>100</text:p>
              </table:table-cell>
              <table:table-cell office:value-type="float" office:value="37.7777777777778">
                <text:p>37.7777777777778</text:p>
              </table:table-cell>
              <table:table-cell office:value-type="float" office:value="37.6671098524498">
                <text:p>37.66710985244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1">
                <text:p>101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31.9243634662901">
                <text:p>31.92436346629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2">
                <text:p>102</text:p>
              </table:table-cell>
              <table:table-cell office:value-type="float" office:value="38.8888888888889">
                <text:p>38.8888888888889</text:p>
              </table:table-cell>
              <table:table-cell office:value-type="float" office:value="39.6253159026512">
                <text:p>39.62531590265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3">
                <text:p>103</text:p>
              </table:table-cell>
              <table:table-cell office:value-type="float" office:value="39.4444444444444">
                <text:p>39.4444444444444</text:p>
              </table:table-cell>
              <table:table-cell office:value-type="float" office:value="41.2589593924996">
                <text:p>41.25895939249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4">
                <text:p>104</text:p>
              </table:table-cell>
              <table:table-cell office:value-type="float" office:value="40">
                <text:p>40</text:p>
              </table:table-cell>
              <table:table-cell office:value-type="float" office:value="41.7488754633814">
                <text:p>41.74887546338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5">
                <text:p>105</text:p>
              </table:table-cell>
              <table:table-cell office:value-type="float" office:value="40.5555555555556">
                <text:p>40.5555555555556</text:p>
              </table:table-cell>
              <table:table-cell office:value-type="float" office:value="39.4780396535579">
                <text:p>39.47803965355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6">
                <text:p>106</text:p>
              </table:table-cell>
              <table:table-cell office:value-type="float" office:value="41.1111111111111">
                <text:p>41.1111111111111</text:p>
              </table:table-cell>
              <table:table-cell office:value-type="float" office:value="33.2837907840601">
                <text:p>33.28379078406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7">
                <text:p>107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36.6045505615572">
                <text:p>36.60455056155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8">
                <text:p>108</text:p>
              </table:table-cell>
              <table:table-cell office:value-type="float" office:value="42.2222222222222">
                <text:p>42.2222222222222</text:p>
              </table:table-cell>
              <table:table-cell office:value-type="float" office:value="40.2210711010007">
                <text:p>40.22107110100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9">
                <text:p>109</text:p>
              </table:table-cell>
              <table:table-cell office:value-type="float" office:value="42.7777777777778">
                <text:p>42.7777777777778</text:p>
              </table:table-cell>
              <table:table-cell office:value-type="float" office:value="46.2539395203607">
                <text:p>46.25393952036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0">
                <text:p>110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50.2021167411779">
                <text:p>50.20211674117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1">
                <text:p>111</text:p>
              </table:table-cell>
              <table:table-cell office:value-type="float" office:value="43.8888888888889">
                <text:p>43.8888888888889</text:p>
              </table:table-cell>
              <table:table-cell office:value-type="float" office:value="37.7311069275149">
                <text:p>37.73110692751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2">
                <text:p>112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43.7649207463902">
                <text:p>43.76492074639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3">
                <text:p>113</text:p>
              </table:table-cell>
              <table:table-cell office:value-type="float" office:value="45">
                <text:p>45</text:p>
              </table:table-cell>
              <table:table-cell office:value-type="float" office:value="49.8390639573336">
                <text:p>49.83906395733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4">
                <text:p>114</text:p>
              </table:table-cell>
              <table:table-cell office:value-type="float" office:value="45.5555555555556">
                <text:p>45.5555555555556</text:p>
              </table:table-cell>
              <table:table-cell office:value-type="float" office:value="39.2666852013725">
                <text:p>39.26668520137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5">
                <text:p>115</text:p>
              </table:table-cell>
              <table:table-cell office:value-type="float" office:value="46.1111111111111">
                <text:p>46.1111111111111</text:p>
              </table:table-cell>
              <table:table-cell office:value-type="float" office:value="54.7312743087403">
                <text:p>54.731274308740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6">
                <text:p>116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51.4244772602494">
                <text:p>51.42447726024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7">
                <text:p>117</text:p>
              </table:table-cell>
              <table:table-cell office:value-type="float" office:value="47.2222222222222">
                <text:p>47.2222222222222</text:p>
              </table:table-cell>
              <table:table-cell office:value-type="float" office:value="53.4507896026803">
                <text:p>53.45078960268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8">
                <text:p>118</text:p>
              </table:table-cell>
              <table:table-cell office:value-type="float" office:value="47.7777777777778">
                <text:p>47.7777777777778</text:p>
              </table:table-cell>
              <table:table-cell office:value-type="float" office:value="42.6082820890264">
                <text:p>42.60828208902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9">
                <text:p>119</text:p>
              </table:table-cell>
              <table:table-cell office:value-type="float" office:value="48.3333333333333">
                <text:p>48.3333333333333</text:p>
              </table:table-cell>
              <table:table-cell office:value-type="float" office:value="52.9320656027024">
                <text:p>52.93206560270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0">
                <text:p>120</text:p>
              </table:table-cell>
              <table:table-cell office:value-type="float" office:value="48.8888888888889">
                <text:p>48.8888888888889</text:p>
              </table:table-cell>
              <table:table-cell office:value-type="float" office:value="40.9003625194439">
                <text:p>40.90036251944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1">
                <text:p>121</text:p>
              </table:table-cell>
              <table:table-cell office:value-type="float" office:value="49.4444444444444">
                <text:p>49.4444444444444</text:p>
              </table:table-cell>
              <table:table-cell office:value-type="float" office:value="44.1210099118244">
                <text:p>44.12100991182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2">
                <text:p>122</text:p>
              </table:table-cell>
              <table:table-cell office:value-type="float" office:value="50">
                <text:p>50</text:p>
              </table:table-cell>
              <table:table-cell office:value-type="float" office:value="59.1252083936706">
                <text:p>59.12520839367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3">
                <text:p>123</text:p>
              </table:table-cell>
              <table:table-cell office:value-type="float" office:value="50.5555555555556">
                <text:p>50.5555555555556</text:p>
              </table:table-cell>
              <table:table-cell office:value-type="float" office:value="55.9268542663712">
                <text:p>55.92685426637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4">
                <text:p>124</text:p>
              </table:table-cell>
              <table:table-cell office:value-type="float" office:value="51.1111111111111">
                <text:p>51.1111111111111</text:p>
              </table:table-cell>
              <table:table-cell office:value-type="float" office:value="56.2414340638659">
                <text:p>56.24143406386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2.6833120795588">
                <text:p>42.68331207955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6">
                <text:p>126</text:p>
              </table:table-cell>
              <table:table-cell office:value-type="float" office:value="52.2222222222222">
                <text:p>52.2222222222222</text:p>
              </table:table-cell>
              <table:table-cell office:value-type="float" office:value="51.5611189857332">
                <text:p>51.56111898573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7">
                <text:p>127</text:p>
              </table:table-cell>
              <table:table-cell office:value-type="float" office:value="52.7777777777778">
                <text:p>52.7777777777778</text:p>
              </table:table-cell>
              <table:table-cell office:value-type="float" office:value="52.9149814488159">
                <text:p>52.91498144881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8">
                <text:p>128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43.395745762003">
                <text:p>43.3957457620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9">
                <text:p>129</text:p>
              </table:table-cell>
              <table:table-cell office:value-type="float" office:value="53.8888888888889">
                <text:p>53.8888888888889</text:p>
              </table:table-cell>
              <table:table-cell office:value-type="float" office:value="55.4539657699772">
                <text:p>55.45396576997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0">
                <text:p>130</text:p>
              </table:table-cell>
              <table:table-cell office:value-type="float" office:value="54.4444444444444">
                <text:p>54.4444444444444</text:p>
              </table:table-cell>
              <table:table-cell office:value-type="float" office:value="57.3274548905384">
                <text:p>57.32745489053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1">
                <text:p>131</text:p>
              </table:table-cell>
              <table:table-cell office:value-type="float" office:value="55">
                <text:p>55</text:p>
              </table:table-cell>
              <table:table-cell office:value-type="float" office:value="62.2986824670807">
                <text:p>62.29868246708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2">
                <text:p>132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46.0947303153161">
                <text:p>46.09473031531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3">
                <text:p>133</text:p>
              </table:table-cell>
              <table:table-cell office:value-type="float" office:value="56.1111111111111">
                <text:p>56.1111111111111</text:p>
              </table:table-cell>
              <table:table-cell office:value-type="float" office:value="63.6897668392501">
                <text:p>63.68976683925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4">
                <text:p>134</text:p>
              </table:table-cell>
              <table:table-cell office:value-type="float" office:value="56.6666666666667">
                <text:p>56.6666666666667</text:p>
              </table:table-cell>
              <table:table-cell office:value-type="float" office:value="59.5333751073728">
                <text:p>59.53337510737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5">
                <text:p>135</text:p>
              </table:table-cell>
              <table:table-cell office:value-type="float" office:value="57.2222222222222">
                <text:p>57.2222222222222</text:p>
              </table:table-cell>
              <table:table-cell office:value-type="float" office:value="51.613819219379">
                <text:p>51.6138192193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6">
                <text:p>136</text:p>
              </table:table-cell>
              <table:table-cell office:value-type="float" office:value="57.7777777777778">
                <text:p>57.7777777777778</text:p>
              </table:table-cell>
              <table:table-cell office:value-type="float" office:value="58.1921147953512">
                <text:p>58.19211479535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7">
                <text:p>137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67.4525080791985">
                <text:p>67.45250807919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8">
                <text:p>138</text:p>
              </table:table-cell>
              <table:table-cell office:value-type="float" office:value="58.8888888888889">
                <text:p>58.8888888888889</text:p>
              </table:table-cell>
              <table:table-cell office:value-type="float" office:value="64.273653061957">
                <text:p>64.2736530619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9">
                <text:p>139</text:p>
              </table:table-cell>
              <table:table-cell office:value-type="float" office:value="59.4444444444444">
                <text:p>59.4444444444444</text:p>
              </table:table-cell>
              <table:table-cell office:value-type="float" office:value="68.6759238498699">
                <text:p>68.67592384986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0">
                <text:p>140</text:p>
              </table:table-cell>
              <table:table-cell office:value-type="float" office:value="60">
                <text:p>60</text:p>
              </table:table-cell>
              <table:table-cell office:value-type="float" office:value="63.3211772842333">
                <text:p>63.32117728423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1">
                <text:p>141</text:p>
              </table:table-cell>
              <table:table-cell office:value-type="float" office:value="60.5555555555556">
                <text:p>60.5555555555556</text:p>
              </table:table-cell>
              <table:table-cell office:value-type="float" office:value="58.3058707234967">
                <text:p>58.30587072349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2">
                <text:p>142</text:p>
              </table:table-cell>
              <table:table-cell office:value-type="float" office:value="61.1111111111111">
                <text:p>61.1111111111111</text:p>
              </table:table-cell>
              <table:table-cell office:value-type="float" office:value="58.8128822074375">
                <text:p>58.81288220743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3">
                <text:p>143</text:p>
              </table:table-cell>
              <table:table-cell office:value-type="float" office:value="61.6666666666667">
                <text:p>61.6666666666667</text:p>
              </table:table-cell>
              <table:table-cell office:value-type="float" office:value="54.4732393945257">
                <text:p>54.47323939452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4">
                <text:p>144</text:p>
              </table:table-cell>
              <table:table-cell office:value-type="float" office:value="62.2222222222222">
                <text:p>62.2222222222222</text:p>
              </table:table-cell>
              <table:table-cell office:value-type="float" office:value="63.016903928688">
                <text:p>63.0169039286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5">
                <text:p>145</text:p>
              </table:table-cell>
              <table:table-cell office:value-type="float" office:value="62.7777777777778">
                <text:p>62.7777777777778</text:p>
              </table:table-cell>
              <table:table-cell office:value-type="float" office:value="61.4367271473424">
                <text:p>61.43672714734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6">
                <text:p>146</text:p>
              </table:table-cell>
              <table:table-cell office:value-type="float" office:value="63.3333333333333">
                <text:p>63.3333333333333</text:p>
              </table:table-cell>
              <table:table-cell office:value-type="float" office:value="58.2819240943839">
                <text:p>58.28192409438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7">
                <text:p>147</text:p>
              </table:table-cell>
              <table:table-cell office:value-type="float" office:value="63.8888888888889">
                <text:p>63.8888888888889</text:p>
              </table:table-cell>
              <table:table-cell office:value-type="float" office:value="57.1592048917794">
                <text:p>57.15920489177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8">
                <text:p>148</text:p>
              </table:table-cell>
              <table:table-cell office:value-type="float" office:value="64.4444444444445">
                <text:p>64.4444444444445</text:p>
              </table:table-cell>
              <table:table-cell office:value-type="float" office:value="56.7885285564181">
                <text:p>56.788528556418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9">
                <text:p>149</text:p>
              </table:table-cell>
              <table:table-cell office:value-type="float" office:value="65">
                <text:p>65</text:p>
              </table:table-cell>
              <table:table-cell office:value-type="float" office:value="55.2890478959307">
                <text:p>55.28904789593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0">
                <text:p>150</text:p>
              </table:table-cell>
              <table:table-cell office:value-type="float" office:value="65.5555555555556">
                <text:p>65.5555555555556</text:p>
              </table:table-cell>
              <table:table-cell office:value-type="float" office:value="74.3035974824387">
                <text:p>74.30359748243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1">
                <text:p>151</text:p>
              </table:table-cell>
              <table:table-cell office:value-type="float" office:value="66.1111111111111">
                <text:p>66.1111111111111</text:p>
              </table:table-cell>
              <table:table-cell office:value-type="float" office:value="72.4613050754286">
                <text:p>72.461305075428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2">
                <text:p>152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74.7384954538817">
                <text:p>74.73849545388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3">
                <text:p>153</text:p>
              </table:table-cell>
              <table:table-cell office:value-type="float" office:value="67.2222222222222">
                <text:p>67.2222222222222</text:p>
              </table:table-cell>
              <table:table-cell office:value-type="float" office:value="57.8697258766948">
                <text:p>57.86972587669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4">
                <text:p>154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1.0046842207925">
                <text:p>71.00468422079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5">
                <text:p>155</text:p>
              </table:table-cell>
              <table:table-cell office:value-type="float" office:value="68.3333333333333">
                <text:p>68.3333333333333</text:p>
              </table:table-cell>
              <table:table-cell office:value-type="float" office:value="66.9519745170449">
                <text:p>66.95197451704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6">
                <text:p>156</text:p>
              </table:table-cell>
              <table:table-cell office:value-type="float" office:value="68.8888888888889">
                <text:p>68.8888888888889</text:p>
              </table:table-cell>
              <table:table-cell office:value-type="float" office:value="66.931245470316">
                <text:p>66.9312454703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7">
                <text:p>157</text:p>
              </table:table-cell>
              <table:table-cell office:value-type="float" office:value="69.4444444444445">
                <text:p>69.4444444444445</text:p>
              </table:table-cell>
              <table:table-cell office:value-type="float" office:value="60.1789744519111">
                <text:p>60.17897445191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8">
                <text:p>158</text:p>
              </table:table-cell>
              <table:table-cell office:value-type="float" office:value="70">
                <text:p>70</text:p>
              </table:table-cell>
              <table:table-cell office:value-type="float" office:value="73.1970068672672">
                <text:p>73.19700686726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9">
                <text:p>159</text:p>
              </table:table-cell>
              <table:table-cell office:value-type="float" office:value="70.5555555555556">
                <text:p>70.5555555555556</text:p>
              </table:table-cell>
              <table:table-cell office:value-type="float" office:value="62.3132060380239">
                <text:p>62.31320603802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0">
                <text:p>160</text:p>
              </table:table-cell>
              <table:table-cell office:value-type="float" office:value="71.1111111111111">
                <text:p>71.1111111111111</text:p>
              </table:table-cell>
              <table:table-cell office:value-type="float" office:value="78.9924490415595">
                <text:p>78.99244904155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1">
                <text:p>161</text:p>
              </table:table-cell>
              <table:table-cell office:value-type="float" office:value="71.6666666666667">
                <text:p>71.6666666666667</text:p>
              </table:table-cell>
              <table:table-cell office:value-type="float" office:value="73.3239639007176">
                <text:p>73.32396390071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2">
                <text:p>162</text:p>
              </table:table-cell>
              <table:table-cell office:value-type="float" office:value="72.2222222222222">
                <text:p>72.2222222222222</text:p>
              </table:table-cell>
              <table:table-cell office:value-type="float" office:value="65.4717046089677">
                <text:p>65.47170460896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3">
                <text:p>163</text:p>
              </table:table-cell>
              <table:table-cell office:value-type="float" office:value="72.7777777777778">
                <text:p>72.7777777777778</text:p>
              </table:table-cell>
              <table:table-cell office:value-type="float" office:value="69.4347751492427">
                <text:p>69.43477514924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4">
                <text:p>164</text:p>
              </table:table-cell>
              <table:table-cell office:value-type="float" office:value="73.3333333333333">
                <text:p>73.3333333333333</text:p>
              </table:table-cell>
              <table:table-cell office:value-type="float" office:value="73.6894211623197">
                <text:p>73.68942116231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5">
                <text:p>165</text:p>
              </table:table-cell>
              <table:table-cell office:value-type="float" office:value="73.8888888888889">
                <text:p>73.8888888888889</text:p>
              </table:table-cell>
              <table:table-cell office:value-type="float" office:value="83.2244119875961">
                <text:p>83.22441198759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6">
                <text:p>166</text:p>
              </table:table-cell>
              <table:table-cell office:value-type="float" office:value="74.4444444444445">
                <text:p>74.4444444444445</text:p>
              </table:table-cell>
              <table:table-cell office:value-type="float" office:value="70.4393775755954">
                <text:p>70.43937757559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7">
                <text:p>167</text:p>
              </table:table-cell>
              <table:table-cell office:value-type="float" office:value="75">
                <text:p>75</text:p>
              </table:table-cell>
              <table:table-cell office:value-type="float" office:value="76.3912100344896">
                <text:p>76.391210034489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8">
                <text:p>168</text:p>
              </table:table-cell>
              <table:table-cell office:value-type="float" office:value="75.5555555555556">
                <text:p>75.5555555555556</text:p>
              </table:table-cell>
              <table:table-cell office:value-type="float" office:value="71.9496636889461">
                <text:p>71.94966368894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9">
                <text:p>169</text:p>
              </table:table-cell>
              <table:table-cell office:value-type="float" office:value="76.1111111111111">
                <text:p>76.1111111111111</text:p>
              </table:table-cell>
              <table:table-cell office:value-type="float" office:value="78.0318516689456">
                <text:p>78.03185166894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0">
                <text:p>170</text:p>
              </table:table-cell>
              <table:table-cell office:value-type="float" office:value="76.6666666666667">
                <text:p>76.6666666666667</text:p>
              </table:table-cell>
              <table:table-cell office:value-type="float" office:value="69.4001061671103">
                <text:p>69.40010616711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1">
                <text:p>171</text:p>
              </table:table-cell>
              <table:table-cell office:value-type="float" office:value="77.2222222222222">
                <text:p>77.2222222222222</text:p>
              </table:table-cell>
              <table:table-cell office:value-type="float" office:value="84.2048209134696">
                <text:p>84.20482091346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2">
                <text:p>172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83.9537772096486">
                <text:p>83.95377720964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3">
                <text:p>173</text:p>
              </table:table-cell>
              <table:table-cell office:value-type="float" office:value="78.3333333333333">
                <text:p>78.3333333333333</text:p>
              </table:table-cell>
              <table:table-cell office:value-type="float" office:value="71.771752506805">
                <text:p>71.7717525068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4">
                <text:p>174</text:p>
              </table:table-cell>
              <table:table-cell office:value-type="float" office:value="78.8888888888889">
                <text:p>78.8888888888889</text:p>
              </table:table-cell>
              <table:table-cell office:value-type="float" office:value="83.7617487869122">
                <text:p>83.76174878691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5">
                <text:p>175</text:p>
              </table:table-cell>
              <table:table-cell office:value-type="float" office:value="79.4444444444445">
                <text:p>79.4444444444445</text:p>
              </table:table-cell>
              <table:table-cell office:value-type="float" office:value="70.2722642053333">
                <text:p>70.2722642053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6">
                <text:p>176</text:p>
              </table:table-cell>
              <table:table-cell office:value-type="float" office:value="80">
                <text:p>80</text:p>
              </table:table-cell>
              <table:table-cell office:value-type="float" office:value="79.7143057268113">
                <text:p>79.71430572681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7">
                <text:p>177</text:p>
              </table:table-cell>
              <table:table-cell office:value-type="float" office:value="80.5555555555556">
                <text:p>80.5555555555556</text:p>
              </table:table-cell>
              <table:table-cell office:value-type="float" office:value="84.0770446421165">
                <text:p>84.07704464211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8">
                <text:p>178</text:p>
              </table:table-cell>
              <table:table-cell office:value-type="float" office:value="81.1111111111111">
                <text:p>81.1111111111111</text:p>
              </table:table-cell>
              <table:table-cell office:value-type="float" office:value="82.3974032384447">
                <text:p>82.39740323844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9">
                <text:p>179</text:p>
              </table:table-cell>
              <table:table-cell office:value-type="float" office:value="81.6666666666667">
                <text:p>81.6666666666667</text:p>
              </table:table-cell>
              <table:table-cell office:value-type="float" office:value="86.1336558281134">
                <text:p>86.13365582811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0">
                <text:p>180</text:p>
              </table:table-cell>
              <table:table-cell office:value-type="float" office:value="82.2222222222222">
                <text:p>82.2222222222222</text:p>
              </table:table-cell>
              <table:table-cell office:value-type="float" office:value="79.8966036431698">
                <text:p>79.89660364316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1">
                <text:p>181</text:p>
              </table:table-cell>
              <table:table-cell office:value-type="float" office:value="82.7777777777778">
                <text:p>82.7777777777778</text:p>
              </table:table-cell>
              <table:table-cell office:value-type="float" office:value="90.7217856848405">
                <text:p>90.72178568484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2">
                <text:p>182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90.9681161105012">
                <text:p>90.96811611050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3">
                <text:p>183</text:p>
              </table:table-cell>
              <table:table-cell office:value-type="float" office:value="83.8888888888889">
                <text:p>83.8888888888889</text:p>
              </table:table-cell>
              <table:table-cell office:value-type="float" office:value="91.3822203631409">
                <text:p>91.38222036314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4">
                <text:p>184</text:p>
              </table:table-cell>
              <table:table-cell office:value-type="float" office:value="84.4444444444445">
                <text:p>84.4444444444445</text:p>
              </table:table-cell>
              <table:table-cell office:value-type="float" office:value="81.7321168113914">
                <text:p>81.73211681139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5">
                <text:p>185</text:p>
              </table:table-cell>
              <table:table-cell office:value-type="float" office:value="85">
                <text:p>85</text:p>
              </table:table-cell>
              <table:table-cell office:value-type="float" office:value="79.8241118341684">
                <text:p>79.82411183416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6">
                <text:p>186</text:p>
              </table:table-cell>
              <table:table-cell office:value-type="float" office:value="85.5555555555556">
                <text:p>85.5555555555556</text:p>
              </table:table-cell>
              <table:table-cell office:value-type="float" office:value="91.7556693410087">
                <text:p>91.75566934100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7">
                <text:p>187</text:p>
              </table:table-cell>
              <table:table-cell office:value-type="float" office:value="86.1111111111111">
                <text:p>86.1111111111111</text:p>
              </table:table-cell>
              <table:table-cell office:value-type="float" office:value="87.9115495934255">
                <text:p>87.91154959342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8">
                <text:p>188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9.9622273367519">
                <text:p>89.96222733675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9">
                <text:p>189</text:p>
              </table:table-cell>
              <table:table-cell office:value-type="float" office:value="87.2222222222222">
                <text:p>87.2222222222222</text:p>
              </table:table-cell>
              <table:table-cell office:value-type="float" office:value="86.5031903676896">
                <text:p>86.50319036768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0">
                <text:p>190</text:p>
              </table:table-cell>
              <table:table-cell office:value-type="float" office:value="87.7777777777778">
                <text:p>87.7777777777778</text:p>
              </table:table-cell>
              <table:table-cell office:value-type="float" office:value="92.0357900045605">
                <text:p>92.03579000456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1">
                <text:p>191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78.7181773486858">
                <text:p>78.71817734868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2">
                <text:p>192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91.3508125943028">
                <text:p>91.35081259430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3">
                <text:p>193</text:p>
              </table:table-cell>
              <table:table-cell office:value-type="float" office:value="89.4444444444445">
                <text:p>89.4444444444445</text:p>
              </table:table-cell>
              <table:table-cell office:value-type="float" office:value="92.7052303072479">
                <text:p>92.705230307247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4">
                <text:p>194</text:p>
              </table:table-cell>
              <table:table-cell office:value-type="float" office:value="90">
                <text:p>90</text:p>
              </table:table-cell>
              <table:table-cell office:value-type="float" office:value="86.834952859208">
                <text:p>86.8349528592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5">
                <text:p>195</text:p>
              </table:table-cell>
              <table:table-cell office:value-type="float" office:value="90.5555555555556">
                <text:p>90.5555555555556</text:p>
              </table:table-cell>
              <table:table-cell office:value-type="float" office:value="82.022941844124">
                <text:p>82.0229418441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6">
                <text:p>196</text:p>
              </table:table-cell>
              <table:table-cell office:value-type="float" office:value="91.1111111111111">
                <text:p>91.1111111111111</text:p>
              </table:table-cell>
              <table:table-cell office:value-type="float" office:value="88.0280196770198">
                <text:p>88.02801967701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7">
                <text:p>197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92.3564827923352">
                <text:p>92.356482792335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8">
                <text:p>198</text:p>
              </table:table-cell>
              <table:table-cell office:value-type="float" office:value="92.2222222222222">
                <text:p>92.2222222222222</text:p>
              </table:table-cell>
              <table:table-cell office:value-type="float" office:value="86.4990642082153">
                <text:p>86.49906420821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9">
                <text:p>199</text:p>
              </table:table-cell>
              <table:table-cell office:value-type="float" office:value="92.7777777777778">
                <text:p>92.7777777777778</text:p>
              </table:table-cell>
              <table:table-cell office:value-type="float" office:value="88.2500999726148">
                <text:p>88.25009997261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0">
                <text:p>200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87.2982155050462">
                <text:p>87.29821550504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1">
                <text:p>201</text:p>
              </table:table-cell>
              <table:table-cell office:value-type="float" office:value="93.8888888888889">
                <text:p>93.8888888888889</text:p>
              </table:table-cell>
              <table:table-cell office:value-type="float" office:value="96.6853125941836">
                <text:p>96.68531259418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2">
                <text:p>202</text:p>
              </table:table-cell>
              <table:table-cell office:value-type="float" office:value="94.4444444444445">
                <text:p>94.4444444444445</text:p>
              </table:table-cell>
              <table:table-cell office:value-type="float" office:value="95.127547648218">
                <text:p>95.1275476482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3">
                <text:p>203</text:p>
              </table:table-cell>
              <table:table-cell office:value-type="float" office:value="95">
                <text:p>95</text:p>
              </table:table-cell>
              <table:table-cell office:value-type="float" office:value="88.4952932363376">
                <text:p>88.49529323633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4">
                <text:p>204</text:p>
              </table:table-cell>
              <table:table-cell office:value-type="float" office:value="95.5555555555556">
                <text:p>95.5555555555556</text:p>
              </table:table-cell>
              <table:table-cell office:value-type="float" office:value="89.6289689099002">
                <text:p>89.628968909900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5">
                <text:p>205</text:p>
              </table:table-cell>
              <table:table-cell office:value-type="float" office:value="96.1111111111111">
                <text:p>96.1111111111111</text:p>
              </table:table-cell>
              <table:table-cell office:value-type="float" office:value="89.9028736083872">
                <text:p>89.90287360838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6">
                <text:p>206</text:p>
              </table:table-cell>
              <table:table-cell office:value-type="float" office:value="96.6666666666667">
                <text:p>96.6666666666667</text:p>
              </table:table-cell>
              <table:table-cell office:value-type="float" office:value="93.6499662899102">
                <text:p>93.64996628991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7">
                <text:p>207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93.2666341515465">
                <text:p>93.266634151546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8">
                <text:p>208</text:p>
              </table:table-cell>
              <table:table-cell office:value-type="float" office:value="97.7777777777778">
                <text:p>97.7777777777778</text:p>
              </table:table-cell>
              <table:table-cell office:value-type="float" office:value="99.0520316947045">
                <text:p>99.05203169470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9">
                <text:p>209</text:p>
              </table:table-cell>
              <table:table-cell office:value-type="float" office:value="98.3333333333333">
                <text:p>98.3333333333333</text:p>
              </table:table-cell>
              <table:table-cell office:value-type="float" office:value="97.5686379646262">
                <text:p>97.568637964626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0">
                <text:p>210</text:p>
              </table:table-cell>
              <table:table-cell office:value-type="float" office:value="98.8888888888889">
                <text:p>98.8888888888889</text:p>
              </table:table-cell>
              <table:table-cell office:value-type="float" office:value="93.0661493156933">
                <text:p>93.06614931569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1">
                <text:p>211</text:p>
              </table:table-cell>
              <table:table-cell office:value-type="float" office:value="99.4444444444445">
                <text:p>99.4444444444445</text:p>
              </table:table-cell>
              <table:table-cell office:value-type="float" office:value="105.965152264883">
                <text:p>105.9651522648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2">
                <text:p>212</text:p>
              </table:table-cell>
              <table:table-cell office:value-type="float" office:value="100">
                <text:p>100</text:p>
              </table:table-cell>
              <table:table-cell office:value-type="float" office:value="106.045939776943">
                <text:p>106.0459397769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